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703cm"/>
    </style:style>
    <style:style style:name="co2" style:family="table-column">
      <style:table-column-properties fo:break-before="auto" style:column-width="3.157cm"/>
    </style:style>
    <style:style style:name="co3" style:family="table-column">
      <style:table-column-properties fo:break-before="auto" style:column-width="2.768cm"/>
    </style:style>
    <style:style style:name="co4" style:family="table-column">
      <style:table-column-properties fo:break-before="auto" style:column-width="2.963cm"/>
    </style:style>
    <style:style style:name="co5" style:family="table-column">
      <style:table-column-properties fo:break-before="auto" style:column-width="3.094cm"/>
    </style:style>
    <style:style style:name="co6" style:family="table-column">
      <style:table-column-properties fo:break-before="auto" style:column-width="10.993cm"/>
    </style:style>
    <style:style style:name="co7" style:family="table-column">
      <style:table-column-properties fo:break-before="auto" style:column-width="6.244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1.857cm"/>
    </style:style>
    <style:style style:name="co10" style:family="table-column">
      <style:table-column-properties fo:break-before="auto" style:column-width="2.215cm"/>
    </style:style>
    <style:style style:name="co11" style:family="table-column">
      <style:table-column-properties fo:break-before="auto" style:column-width="2.409cm"/>
    </style:style>
    <style:style style:name="co12" style:family="table-column">
      <style:table-column-properties fo:break-before="auto" style:column-width="2.54cm"/>
    </style:style>
    <style:style style:name="co13" style:family="table-column">
      <style:table-column-properties fo:break-before="auto" style:column-width="2.898cm"/>
    </style:style>
    <style:style style:name="co14" style:family="table-column">
      <style:table-column-properties fo:break-before="auto" style:column-width="2.637cm"/>
    </style:style>
    <style:style style:name="co15" style:family="table-column">
      <style:table-column-properties fo:break-before="auto" style:column-width="1.727cm"/>
    </style:style>
    <style:style style:name="co16" style:family="table-column">
      <style:table-column-properties fo:break-before="auto" style:column-width="2.085cm"/>
    </style:style>
    <style:style style:name="co17" style:family="table-column">
      <style:table-column-properties fo:break-before="auto" style:column-width="10.634cm"/>
    </style:style>
    <style:style style:name="co18" style:family="table-column">
      <style:table-column-properties fo:break-before="auto" style:column-width="3.614cm"/>
    </style:style>
    <style:style style:name="co19" style:family="table-column">
      <style:table-column-properties fo:break-before="auto" style:column-width="3.484cm"/>
    </style:style>
    <style:style style:name="co20" style:family="table-column">
      <style:table-column-properties fo:break-before="auto" style:column-width="16.621cm"/>
    </style:style>
    <style:style style:name="co21" style:family="table-column">
      <style:table-column-properties fo:break-before="auto" style:column-width="18.598cm"/>
    </style:style>
    <style:style style:name="co22" style:family="table-column">
      <style:table-column-properties fo:break-before="auto" style:column-width="8.42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66cm" fo:break-before="auto" style:use-optimal-row-height="false"/>
    </style:style>
    <style:style style:name="ro4" style:family="table-row">
      <style:table-row-properties style:row-height="0.49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32" style:family="table-cell" style:parent-style-name="Default">
      <style:text-properties fo:font-weight="bold" style:font-weight-asian="bold" style:font-weight-complex="bold"/>
    </style:style>
    <style:style style:name="ce33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34" style:family="table-cell" style:parent-style-name="Default">
      <style:text-properties fo:font-weight="normal" style:font-weight-asian="normal" style:font-weight-complex="normal"/>
    </style:style>
    <style:style style:name="ce35" style:family="table-cell" style:parent-style-name="Default" style:data-style-name="N41">
      <style:text-properties fo:font-weight="normal" style:font-weight-asian="normal" style:font-weight-complex="normal"/>
    </style:style>
    <style:style style:name="ce36" style:family="table-cell" style:parent-style-name="Default" style:data-style-name="N44">
      <style:text-properties fo:font-weight="normal" style:font-weight-asian="normal" style:font-weight-complex="normal"/>
    </style:style>
    <style:style style:name="ce37" style:family="table-cell" style:parent-style-name="Default" style:data-style-name="N112">
      <style:text-properties fo:font-weight="normal" style:font-weight-asian="normal" style:font-weight-complex="normal"/>
    </style:style>
    <style:style style:name="ce38" style:family="table-cell" style:parent-style-name="Default" style:data-style-name="N112">
      <style:table-cell-properties fo:background-color="#ffffcc"/>
      <style:text-properties fo:font-weight="normal" style:font-weight-asian="normal" style:font-weight-complex="normal"/>
    </style:style>
    <style:style style:name="ce39" style:family="table-cell" style:parent-style-name="Default" style:data-style-name="N112">
      <style:table-cell-properties fo:background-color="#cfe7f5"/>
      <style:text-properties fo:font-weight="normal" style:font-weight-asian="normal" style:font-weight-complex="normal"/>
    </style:style>
    <style:style style:name="ce40" style:family="table-cell" style:parent-style-name="Default" style:data-style-name="N112">
      <style:table-cell-properties fo:background-color="#e6e6e6"/>
      <style:text-properties fo:font-weight="normal" style:font-weight-asian="normal" style:font-weight-complex="normal"/>
    </style:style>
    <style:style style:name="ce41" style:family="table-cell" style:parent-style-name="Default" style:data-style-name="N112">
      <style:table-cell-properties fo:background-color="#e6e6ff"/>
      <style:text-properties fo:font-weight="normal" style:font-weight-asian="normal" style:font-weight-complex="normal"/>
    </style:style>
    <style:style style:name="ce31" style:family="table-cell" style:parent-style-name="Default">
      <style:text-properties fo:font-style="normal" style:font-style-asian="normal" style:font-style-complex="normal"/>
    </style:style>
    <style:style style:name="ce11" style:family="table-cell" style:parent-style-name="Default">
      <style:text-properties fo:font-style="italic" style:font-style-asian="italic" style:font-style-complex="italic"/>
    </style:style>
    <style:style style:name="ce12" style:family="table-cell" style:parent-style-name="Default">
      <style:text-properties style:use-window-font-color="true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font-name="Arial" fo:font-size="10pt" style:font-size-asian="10pt" style:font-size-complex="10pt"/>
    </style:style>
    <style:style style:name="ce14" style:family="table-cell" style:parent-style-name="Default">
      <style:table-cell-properties style:vertical-align="automatic"/>
    </style:style>
    <style:style style:name="ce15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7" style:family="table-cell" style:parent-style-name="Default">
      <style:text-properties style:font-name="Arial" fo:font-size="10pt" fo:font-style="italic" style:font-size-asian="10pt" style:font-style-asian="italic" style:font-size-complex="10pt" style:font-style-complex="italic"/>
    </style:style>
    <style:style style:name="ce18" style:family="table-cell" style:parent-style-name="Default">
      <style:text-properties style:font-name="Arial" fo:font-size="10pt" fo:font-style="normal" style:font-size-asian="10pt" style:font-style-asian="normal" style:font-size-complex="10pt" style:font-style-complex="normal"/>
    </style:style>
    <style:style style:name="ce19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  <style:style style:name="T2" style:family="text">
      <style:text-properties style:font-weight-asian="bold" style:font-weight-complex="bold"/>
    </style:style>
  </office:automatic-styles>
  <office:body>
    <office:spreadsheet>
      <table:calculation-settings table:null-year="1940"/>
      <table:table table:name="Overview" table:style-name="ta1">
        <office:forms form:automatic-focus="false" form:apply-design-mode="false"/>
        <table:table-column table:style-name="co1" table:default-cell-style-name="ce34"/>
        <table:table-column table:style-name="co2" table:default-cell-style-name="ce35"/>
        <table:table-column table:style-name="co3" table:default-cell-style-name="ce37"/>
        <table:table-column table:style-name="co4" table:default-cell-style-name="ce37"/>
        <table:table-column table:style-name="co5" table:number-columns-repeated="2" table:default-cell-style-name="ce37"/>
        <table:table-column table:style-name="co5" table:number-columns-repeated="3" table:default-cell-style-name="ce40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32" office:value-type="string" calcext:value-type="string">
            <text:p>Vehicle</text:p>
          </table:table-cell>
          <table:table-cell table:style-name="ce32" office:value-type="string" calcext:value-type="string">
            <text:p>Max. comf. time</text:p>
          </table:table-cell>
          <table:table-cell table:style-name="ce32" office:value-type="string" calcext:value-type="string">
            <text:p>Old comf.</text:p>
          </table:table-cell>
          <table:table-cell table:style-name="ce32" office:value-type="string" calcext:value-type="string">
            <text:p>New comf.</text:p>
          </table:table-cell>
          <table:table-cell table:style-name="ce32" office:value-type="string" calcext:value-type="string">
            <text:p>Less catering 1</text:p>
          </table:table-cell>
          <table:table-cell table:style-name="ce32" office:value-type="string" calcext:value-type="string">
            <text:p>Less catering 2</text:p>
          </table:table-cell>
          <table:table-cell table:style-name="ce32" office:value-type="string" calcext:value-type="string">
            <text:p>Less catering 3</text:p>
          </table:table-cell>
          <table:table-cell table:style-name="ce32" office:value-type="string" calcext:value-type="string">
            <text:p>Less catering 4</text:p>
          </table:table-cell>
          <table:table-cell table:style-name="ce32" office:value-type="string" calcext:value-type="string">
            <text:p>Less catering 5</text:p>
          </table:table-cell>
          <table:table-cell table:style-name="ce32" office:value-type="string" calcext:value-type="string">
            <text:p>Research 1</text:p>
          </table:table-cell>
          <table:table-cell table:style-name="ce32" office:value-type="string" calcext:value-type="string">
            <text:p>Research 2</text:p>
          </table:table-cell>
        </table:table-row>
        <table:table-row table:style-name="ro1">
          <table:table-cell table:style-name="ce33" office:value-type="string" calcext:value-type="string">
            <text:p>Standing</text:p>
          </table:table-cell>
          <table:table-cell office:value-type="time" office:time-value="PT00H05M00S" calcext:value-type="time">
            <text:p>00:05:00</text:p>
          </table:table-cell>
          <table:table-cell table:formula="of:=(5/30)*50" office:value-type="float" office:value="8.33333333333333" calcext:value-type="float">
            <text:p>8.3</text:p>
          </table:table-cell>
          <table:table-cell table:style-name="ce38" office:value-type="float" office:value="10" calcext:value-type="float">
            <text:p>10.0</text:p>
          </table:table-cell>
          <table:table-cell table:style-name="ce40" table:formula="of:=[.D2]-5" office:value-type="float" office:value="5" calcext:value-type="float">
            <text:p>5.0</text:p>
          </table:table-cell>
          <table:table-cell table:style-name="ce40" table:formula="of:=[.D2]-10" office:value-type="float" office:value="0" calcext:value-type="float">
            <text:p>0.0</text:p>
          </table:table-cell>
          <table:table-cell table:formula="of:=[.D2]-16" office:value-type="float" office:value="-6" calcext:value-type="float">
            <text:p>-6.0</text:p>
          </table:table-cell>
          <table:table-cell table:formula="of:=[.D2]-20" office:value-type="float" office:value="-10" calcext:value-type="float">
            <text:p>-10.0</text:p>
          </table:table-cell>
          <table:table-cell table:formula="of:=[.D2]-25" office:value-type="float" office:value="-15" calcext:value-type="float">
            <text:p>-1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 railway carriage</text:p>
          </table:table-cell>
          <table:table-cell office:value-type="time" office:time-value="PT00H15M00S" calcext:value-type="time">
            <text:p>00:15:00</text:p>
          </table:table-cell>
          <table:table-cell table:formula="of:=(15/30)*50" office:value-type="float" office:value="25" calcext:value-type="float">
            <text:p>25.0</text:p>
          </table:table-cell>
          <table:table-cell table:style-name="ce38" table:formula="of:=(((15-5)/(60-10)) * 40) + 10" office:value-type="float" office:value="18" calcext:value-type="float">
            <text:p>18.0</text:p>
          </table:table-cell>
          <table:table-cell table:style-name="ce40" table:formula="of:=[.D3]-5" office:value-type="float" office:value="13" calcext:value-type="float">
            <text:p>13.0</text:p>
          </table:table-cell>
          <table:table-cell table:style-name="ce40" table:formula="of:=[.D3]-10" office:value-type="float" office:value="8" calcext:value-type="float">
            <text:p>8.0</text:p>
          </table:table-cell>
          <table:table-cell table:formula="of:=[.D3]-16" office:value-type="float" office:value="2" calcext:value-type="float">
            <text:p>2.0</text:p>
          </table:table-cell>
          <table:table-cell table:formula="of:=[.D3]-20" office:value-type="float" office:value="-2" calcext:value-type="float">
            <text:p>-2.0</text:p>
          </table:table-cell>
          <table:table-cell table:formula="of:=[.D3]-25" office:value-type="float" office:value="-7" calcext:value-type="float">
            <text:p>-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1920s motor 'bus</text:p>
          </table:table-cell>
          <table:table-cell office:value-type="time" office:time-value="PT00H20M00S" calcext:value-type="time">
            <text:p>00:20:00</text:p>
          </table:table-cell>
          <table:table-cell table:formula="of:=(20/30)*50" office:value-type="float" office:value="33.3333333333333" calcext:value-type="float">
            <text:p>33.3</text:p>
          </table:table-cell>
          <table:table-cell table:style-name="ce38" table:formula="of:=(((20-5)/(60-10)) * 40) + 10" office:value-type="float" office:value="22" calcext:value-type="float">
            <text:p>22.0</text:p>
          </table:table-cell>
          <table:table-cell table:style-name="ce40" table:formula="of:=[.D4]-5" office:value-type="float" office:value="17" calcext:value-type="float">
            <text:p>17.0</text:p>
          </table:table-cell>
          <table:table-cell table:style-name="ce40" table:formula="of:=[.D4]-10" office:value-type="float" office:value="12" calcext:value-type="float">
            <text:p>12.0</text:p>
          </table:table-cell>
          <table:table-cell table:formula="of:=[.D4]-16" office:value-type="float" office:value="6" calcext:value-type="float">
            <text:p>6.0</text:p>
          </table:table-cell>
          <table:table-cell table:formula="of:=[.D4]-20" office:value-type="float" office:value="2" calcext:value-type="float">
            <text:p>2.0</text:p>
          </table:table-cell>
          <table:table-cell table:formula="of:=[.D4]-25" office:value-type="float" office:value="-3" calcext:value-type="float">
            <text:p>-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38" table:formula="of:=(((30-5)/(60-10)) * 40) + 10" office:value-type="float" office:value="30" calcext:value-type="float">
            <text:p>30.0</text:p>
          </table:table-cell>
          <table:table-cell table:style-name="ce40" table:formula="of:=[.D5]-5" office:value-type="float" office:value="25" calcext:value-type="float">
            <text:p>25.0</text:p>
          </table:table-cell>
          <table:table-cell table:style-name="ce40" table:formula="of:=[.D5]-10" office:value-type="float" office:value="20" calcext:value-type="float">
            <text:p>20.0</text:p>
          </table:table-cell>
          <table:table-cell table:formula="of:=[.D5]-16" office:value-type="float" office:value="14" calcext:value-type="float">
            <text:p>14.0</text:p>
          </table:table-cell>
          <table:table-cell table:formula="of:=[.D5]-20" office:value-type="float" office:value="10" calcext:value-type="float">
            <text:p>10.0</text:p>
          </table:table-cell>
          <table:table-cell table:formula="of:=[.D5]-25" office:value-type="float" office:value="5" calcext:value-type="float">
            <text:p>5.0</text:p>
          </table:table-cell>
          <table:table-cell office:value-type="string" calcext:value-type="string">
            <text:p>http://www.cartoonstock.com/vintage/directory/h/hackney_cab.asp</text:p>
          </table:table-cell>
          <table:table-cell office:value-type="string" calcext:value-type="string">
            <text:p>Not fully enclosed</text:p>
          </table:table-cell>
        </table:table-row>
        <table:table-row table:style-name="ro1">
          <table:table-cell office:value-type="string" calcext:value-type="string">
            <text:p>Garden seat omnibus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38" table:formula="of:=(((30-5)/(60-10)) * 40) + 10" office:value-type="float" office:value="30" calcext:value-type="float">
            <text:p>30.0</text:p>
          </table:table-cell>
          <table:table-cell table:style-name="ce40" table:formula="of:=[.D6]-5" office:value-type="float" office:value="25" calcext:value-type="float">
            <text:p>25.0</text:p>
          </table:table-cell>
          <table:table-cell table:style-name="ce40" table:formula="of:=[.D6]-10" office:value-type="float" office:value="20" calcext:value-type="float">
            <text:p>20.0</text:p>
          </table:table-cell>
          <table:table-cell table:formula="of:=[.D6]-16" office:value-type="float" office:value="14" calcext:value-type="float">
            <text:p>14.0</text:p>
          </table:table-cell>
          <table:table-cell table:formula="of:=[.D6]-20" office:value-type="float" office:value="10" calcext:value-type="float">
            <text:p>10.0</text:p>
          </table:table-cell>
          <table:table-cell table:formula="of:=[.D6]-25" office:value-type="float" office:value="5" calcext:value-type="float">
            <text:p>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liamentary railwa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38" table:formula="of:=(((30-5)/(60-10)) * 40) + 10" office:value-type="float" office:value="30" calcext:value-type="float">
            <text:p>30.0</text:p>
          </table:table-cell>
          <table:table-cell table:style-name="ce40" table:formula="of:=[.D7]-5" office:value-type="float" office:value="25" calcext:value-type="float">
            <text:p>25.0</text:p>
          </table:table-cell>
          <table:table-cell table:style-name="ce40" table:formula="of:=[.D7]-10" office:value-type="float" office:value="20" calcext:value-type="float">
            <text:p>20.0</text:p>
          </table:table-cell>
          <table:table-cell table:formula="of:=[.D7]-16" office:value-type="float" office:value="14" calcext:value-type="float">
            <text:p>14.0</text:p>
          </table:table-cell>
          <table:table-cell table:formula="of:=[.D7]-20" office:value-type="float" office:value="10" calcext:value-type="float">
            <text:p>10.0</text:p>
          </table:table-cell>
          <table:table-cell table:formula="of:=[.D7]-25" office:value-type="float" office:value="5" calcext:value-type="float">
            <text:p>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19<text:span text:style-name="T1">th</text:span> century river ferry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38" table:formula="of:=(((30-5)/(60-10)) * 40) + 10" office:value-type="float" office:value="30" calcext:value-type="float">
            <text:p>30.0</text:p>
          </table:table-cell>
          <table:table-cell table:style-name="ce40" table:formula="of:=[.D8]-5" office:value-type="float" office:value="25" calcext:value-type="float">
            <text:p>25.0</text:p>
          </table:table-cell>
          <table:table-cell table:style-name="ce40" table:formula="of:=[.D8]-10" office:value-type="float" office:value="20" calcext:value-type="float">
            <text:p>20.0</text:p>
          </table:table-cell>
          <table:table-cell table:formula="of:=[.D8]-16" office:value-type="float" office:value="14" calcext:value-type="float">
            <text:p>14.0</text:p>
          </table:table-cell>
          <table:table-cell table:formula="of:=[.D8]-20" office:value-type="float" office:value="10" calcext:value-type="float">
            <text:p>10.0</text:p>
          </table:table-cell>
          <table:table-cell table:formula="of:=[.D8]-25" office:value-type="float" office:value="5" calcext:value-type="float">
            <text:p>5.0</text:p>
          </table:table-cell>
          <table:table-cell/>
          <table:table-cell office:value-type="string" calcext:value-type="string">
            <text:p>Wooden benches, exposed decks</text:p>
          </table:table-cell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0H35M00S" calcext:value-type="time">
            <text:p>00:35:00</text:p>
          </table:table-cell>
          <table:table-cell/>
          <table:table-cell table:style-name="ce38" table:formula="of:=(((35-5)/(60-10)) * 40) + 10" office:value-type="float" office:value="34" calcext:value-type="float">
            <text:p>34.0</text:p>
          </table:table-cell>
          <table:table-cell table:style-name="ce40" table:formula="of:=[.D9]-5" office:value-type="float" office:value="29" calcext:value-type="float">
            <text:p>29.0</text:p>
          </table:table-cell>
          <table:table-cell table:style-name="ce40" table:formula="of:=[.D9]-10" office:value-type="float" office:value="24" calcext:value-type="float">
            <text:p>24.0</text:p>
          </table:table-cell>
          <table:table-cell table:formula="of:=[.D9]-16" office:value-type="float" office:value="18" calcext:value-type="float">
            <text:p>18.0</text:p>
          </table:table-cell>
          <table:table-cell table:formula="of:=[.D9]-20" office:value-type="float" office:value="14" calcext:value-type="float">
            <text:p>14.0</text:p>
          </table:table-cell>
          <table:table-cell table:formula="of:=[.D9]-25" office:value-type="float" office:value="9" calcext:value-type="float">
            <text:p>9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local 'bus</text:p>
          </table:table-cell>
          <table:table-cell office:value-type="time" office:time-value="PT00H40M00S" calcext:value-type="time">
            <text:p>00:40:00</text:p>
          </table:table-cell>
          <table:table-cell table:formula="of:=(((40-30)/(60-30)) * 50) + 50" office:value-type="float" office:value="66.6666666666667" calcext:value-type="float">
            <text:p>66.7</text:p>
          </table:table-cell>
          <table:table-cell table:style-name="ce38" table:formula="of:=(((40-5)/(60-10)) * 40) + 10" office:value-type="float" office:value="38" calcext:value-type="float">
            <text:p>38.0</text:p>
          </table:table-cell>
          <table:table-cell table:style-name="ce40" table:formula="of:=[.D10]-5" office:value-type="float" office:value="33" calcext:value-type="float">
            <text:p>33.0</text:p>
          </table:table-cell>
          <table:table-cell table:style-name="ce40" table:formula="of:=[.D10]-10" office:value-type="float" office:value="28" calcext:value-type="float">
            <text:p>28.0</text:p>
          </table:table-cell>
          <table:table-cell table:formula="of:=[.D10]-16" office:value-type="float" office:value="22" calcext:value-type="float">
            <text:p>22.0</text:p>
          </table:table-cell>
          <table:table-cell table:formula="of:=[.D10]-20" office:value-type="float" office:value="18" calcext:value-type="float">
            <text:p>18.0</text:p>
          </table:table-cell>
          <table:table-cell table:formula="of:=[.D10]-25" office:value-type="float" office:value="13" calcext:value-type="float">
            <text:p>1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60s railway carriage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39" table:formula="of:=(((45-5)/(60-10)) * 40) + 10" office:value-type="float" office:value="42" calcext:value-type="float">
            <text:p>42.0</text:p>
          </table:table-cell>
          <table:table-cell table:style-name="ce38" table:formula="of:=[.D11]-5" office:value-type="float" office:value="37" calcext:value-type="float">
            <text:p>37.0</text:p>
          </table:table-cell>
          <table:table-cell table:style-name="ce40" table:formula="of:=[.D11]-10" office:value-type="float" office:value="32" calcext:value-type="float">
            <text:p>32.0</text:p>
          </table:table-cell>
          <table:table-cell table:formula="of:=[.D11]-16" office:value-type="float" office:value="26" calcext:value-type="float">
            <text:p>26.0</text:p>
          </table:table-cell>
          <table:table-cell table:formula="of:=[.D11]-20" office:value-type="float" office:value="22" calcext:value-type="float">
            <text:p>22.0</text:p>
          </table:table-cell>
          <table:table-cell table:formula="of:=[.D11]-25" office:value-type="float" office:value="17" calcext:value-type="float">
            <text:p>1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20<text:span text:style-name="T1">th</text:span> century motor 'bus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39" table:formula="of:=(((45-5)/(60-10)) * 40) + 10" office:value-type="float" office:value="42" calcext:value-type="float">
            <text:p>42.0</text:p>
          </table:table-cell>
          <table:table-cell table:style-name="ce38" table:formula="of:=[.D12]-5" office:value-type="float" office:value="37" calcext:value-type="float">
            <text:p>37.0</text:p>
          </table:table-cell>
          <table:table-cell table:style-name="ce40" table:formula="of:=[.D12]-10" office:value-type="float" office:value="32" calcext:value-type="float">
            <text:p>32.0</text:p>
          </table:table-cell>
          <table:table-cell table:formula="of:=[.D12]-16" office:value-type="float" office:value="26" calcext:value-type="float">
            <text:p>26.0</text:p>
          </table:table-cell>
          <table:table-cell table:formula="of:=[.D12]-20" office:value-type="float" office:value="22" calcext:value-type="float">
            <text:p>22.0</text:p>
          </table:table-cell>
          <table:table-cell table:formula="of:=[.D12]-25" office:value-type="float" office:value="17" calcext:value-type="float">
            <text:p>1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0H50M00S" calcext:value-type="time">
            <text:p>00:50:00</text:p>
          </table:table-cell>
          <table:table-cell/>
          <table:table-cell table:style-name="ce39" table:formula="of:=(((50-5)/(60-10)) * 40) + 10" office:value-type="float" office:value="46" calcext:value-type="float">
            <text:p>46.0</text:p>
          </table:table-cell>
          <table:table-cell table:style-name="ce38" table:formula="of:=[.D13]-5" office:value-type="float" office:value="41" calcext:value-type="float">
            <text:p>41.0</text:p>
          </table:table-cell>
          <table:table-cell table:style-name="ce40" table:formula="of:=[.D13]-10" office:value-type="float" office:value="36" calcext:value-type="float">
            <text:p>36.0</text:p>
          </table:table-cell>
          <table:table-cell table:formula="of:=[.D13]-16" office:value-type="float" office:value="30" calcext:value-type="float">
            <text:p>30.0</text:p>
          </table:table-cell>
          <table:table-cell table:formula="of:=[.D13]-20" office:value-type="float" office:value="26" calcext:value-type="float">
            <text:p>26.0</text:p>
          </table:table-cell>
          <table:table-cell table:formula="of:=[.D13]-25" office:value-type="float" office:value="21" calcext:value-type="float">
            <text:p>21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20<text:span text:style-name="T1">th</text:span> century commuter carriage</text:p>
          </table:table-cell>
          <table:table-cell office:value-type="time" office:time-value="PT01H00M00S" calcext:value-type="time">
            <text:p>01:00:00</text:p>
          </table:table-cell>
          <table:table-cell office:value-type="float" office:value="100" calcext:value-type="float">
            <text:p>100.0</text:p>
          </table:table-cell>
          <table:table-cell table:style-name="ce39" office:value-type="float" office:value="50" calcext:value-type="float">
            <text:p>50.0</text:p>
          </table:table-cell>
          <table:table-cell table:style-name="ce38" table:formula="of:=[.D14]-5" office:value-type="float" office:value="45" calcext:value-type="float">
            <text:p>45.0</text:p>
          </table:table-cell>
          <table:table-cell table:style-name="ce40" table:formula="of:=[.D14]-10" office:value-type="float" office:value="40" calcext:value-type="float">
            <text:p>40.0</text:p>
          </table:table-cell>
          <table:table-cell table:formula="of:=[.D14]-16" office:value-type="float" office:value="34" calcext:value-type="float">
            <text:p>34.0</text:p>
          </table:table-cell>
          <table:table-cell table:formula="of:=[.D14]-20" office:value-type="float" office:value="30" calcext:value-type="float">
            <text:p>30.0</text:p>
          </table:table-cell>
          <table:table-cell table:formula="of:=[.D14]-25" office:value-type="float" office:value="25" calcext:value-type="float">
            <text:p>2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10M00S" calcext:value-type="time">
            <text:p>01:10:00</text:p>
          </table:table-cell>
          <table:table-cell/>
          <table:table-cell table:formula="of:=(((70-60)/(150-60)) * 75) + 50" office:value-type="float" office:value="58.3333333333333" calcext:value-type="float">
            <text:p>58.3</text:p>
          </table:table-cell>
          <table:table-cell table:style-name="ce39" table:formula="of:=[.D15]-5" office:value-type="float" office:value="53.3333333333333" calcext:value-type="float">
            <text:p>53.3</text:p>
          </table:table-cell>
          <table:table-cell table:style-name="ce38" table:formula="of:=[.D15]-10" office:value-type="float" office:value="48.3333333333333" calcext:value-type="float">
            <text:p>48.3</text:p>
          </table:table-cell>
          <table:table-cell table:formula="of:=[.D15]-16" office:value-type="float" office:value="42.3333333333333" calcext:value-type="float">
            <text:p>42.3</text:p>
          </table:table-cell>
          <table:table-cell table:formula="of:=[.D15]-20" office:value-type="float" office:value="38.3333333333333" calcext:value-type="float">
            <text:p>38.3</text:p>
          </table:table-cell>
          <table:table-cell table:formula="of:=[.D15]-25" office:value-type="float" office:value="33.3333333333333" calcext:value-type="float">
            <text:p>33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15M00S" calcext:value-type="time">
            <text:p>01:15:00</text:p>
          </table:table-cell>
          <table:table-cell/>
          <table:table-cell table:formula="of:=(((75-60)/(150-60)) * 75) + 50" office:value-type="float" office:value="62.5" calcext:value-type="float">
            <text:p>62.5</text:p>
          </table:table-cell>
          <table:table-cell table:style-name="ce39" table:formula="of:=[.D16]-5" office:value-type="float" office:value="57.5" calcext:value-type="float">
            <text:p>57.5</text:p>
          </table:table-cell>
          <table:table-cell table:style-name="ce38" table:formula="of:=[.D16]-10" office:value-type="float" office:value="52.5" calcext:value-type="float">
            <text:p>52.5</text:p>
          </table:table-cell>
          <table:table-cell table:formula="of:=[.D16]-16" office:value-type="float" office:value="46.5" calcext:value-type="float">
            <text:p>46.5</text:p>
          </table:table-cell>
          <table:table-cell table:formula="of:=[.D16]-20" office:value-type="float" office:value="42.5" calcext:value-type="float">
            <text:p>42.5</text:p>
          </table:table-cell>
          <table:table-cell table:formula="of:=[.D16]-25" office:value-type="float" office:value="37.5" calcext:value-type="float">
            <text:p>37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20M00S" calcext:value-type="time">
            <text:p>01:20:00</text:p>
          </table:table-cell>
          <table:table-cell/>
          <table:table-cell table:formula="of:=(((80-60)/(150-60)) * 75) + 50" office:value-type="float" office:value="66.6666666666667" calcext:value-type="float">
            <text:p>66.7</text:p>
          </table:table-cell>
          <table:table-cell table:style-name="ce39" table:formula="of:=[.D17]-5" office:value-type="float" office:value="61.6666666666667" calcext:value-type="float">
            <text:p>61.7</text:p>
          </table:table-cell>
          <table:table-cell table:style-name="ce38" table:formula="of:=[.D17]-10" office:value-type="float" office:value="56.6666666666667" calcext:value-type="float">
            <text:p>56.7</text:p>
          </table:table-cell>
          <table:table-cell table:formula="of:=[.D17]-16" office:value-type="float" office:value="50.6666666666667" calcext:value-type="float">
            <text:p>50.7</text:p>
          </table:table-cell>
          <table:table-cell table:formula="of:=[.D17]-20" office:value-type="float" office:value="46.6666666666667" calcext:value-type="float">
            <text:p>46.7</text:p>
          </table:table-cell>
          <table:table-cell table:formula="of:=[.D17]-25" office:value-type="float" office:value="41.6666666666667" calcext:value-type="float">
            <text:p>41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ge coach (inside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style-name="ce39" table:formula="of:=[.D18]-5" office:value-type="float" office:value="70" calcext:value-type="float">
            <text:p>70.0</text:p>
          </table:table-cell>
          <table:table-cell table:style-name="ce38" table:formula="of:=[.D18]-10" office:value-type="float" office:value="65" calcext:value-type="float">
            <text:p>65.0</text:p>
          </table:table-cell>
          <table:table-cell table:formula="of:=[.D18]-16" office:value-type="float" office:value="59" calcext:value-type="float">
            <text:p>59.0</text:p>
          </table:table-cell>
          <table:table-cell table:formula="of:=[.D18]-20" office:value-type="float" office:value="55" calcext:value-type="float">
            <text:p>55.0</text:p>
          </table:table-cell>
          <table:table-cell table:formula="of:=[.D18]-25" office:value-type="float" office:value="50" calcext:value-type="float">
            <text:p>50.0</text:p>
          </table:table-cell>
          <table:table-cell office:value-type="string" calcext:value-type="string">
            <text:p>http://kerryknits.files.wordpress.com/2011/07/sturbridge-stage-coach-2.jpg</text:p>
          </table:table-cell>
          <table:table-cell/>
        </table:table-row>
        <table:table-row table:style-name="ro1">
          <table:table-cell office:value-type="string" calcext:value-type="string">
            <text:p>1880s railway carriage (non-lav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19]-5" office:value-type="float" office:value="70" calcext:value-type="float">
            <text:p>70.0</text:p>
          </table:table-cell>
          <table:table-cell table:style-name="ce39" table:formula="of:=[.D19]-10" office:value-type="float" office:value="65" calcext:value-type="float">
            <text:p>65.0</text:p>
          </table:table-cell>
          <table:table-cell table:style-name="ce38" table:formula="of:=[.D19]-16" office:value-type="float" office:value="59" calcext:value-type="float">
            <text:p>59.0</text:p>
          </table:table-cell>
          <table:table-cell table:formula="of:=[.D19]-20" office:value-type="float" office:value="55" calcext:value-type="float">
            <text:p>55.0</text:p>
          </table:table-cell>
          <table:table-cell table:formula="of:=[.D19]-25" office:value-type="float" office:value="50" calcext:value-type="float">
            <text:p>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commuter carriage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0]-5" office:value-type="float" office:value="70" calcext:value-type="float">
            <text:p>70.0</text:p>
          </table:table-cell>
          <table:table-cell table:style-name="ce39" table:formula="of:=[.D20]-10" office:value-type="float" office:value="65" calcext:value-type="float">
            <text:p>65.0</text:p>
          </table:table-cell>
          <table:table-cell table:style-name="ce38" table:formula="of:=[.D20]-16" office:value-type="float" office:value="59" calcext:value-type="float">
            <text:p>59.0</text:p>
          </table:table-cell>
          <table:table-cell table:formula="of:=[.D20]-20" office:value-type="float" office:value="55" calcext:value-type="float">
            <text:p>55.0</text:p>
          </table:table-cell>
          <table:table-cell table:formula="of:=[.D20]-25" office:value-type="float" office:value="50" calcext:value-type="float">
            <text:p>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short-distance ferry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1]-5" office:value-type="float" office:value="70" calcext:value-type="float">
            <text:p>70.0</text:p>
          </table:table-cell>
          <table:table-cell table:style-name="ce39" table:formula="of:=[.D21]-10" office:value-type="float" office:value="65" calcext:value-type="float">
            <text:p>65.0</text:p>
          </table:table-cell>
          <table:table-cell table:style-name="ce38" table:formula="of:=[.D21]-16" office:value-type="float" office:value="59" calcext:value-type="float">
            <text:p>59.0</text:p>
          </table:table-cell>
          <table:table-cell table:formula="of:=[.D21]-20" office:value-type="float" office:value="55" calcext:value-type="float">
            <text:p>55.0</text:p>
          </table:table-cell>
          <table:table-cell table:formula="of:=[.D21]-25" office:value-type="float" office:value="50" calcext:value-type="float">
            <text:p>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35M00S" calcext:value-type="time">
            <text:p>01:35:00</text:p>
          </table:table-cell>
          <table:table-cell/>
          <table:table-cell table:formula="of:=(((95-60)/(150-60)) * 75) + 50" office:value-type="float" office:value="79.1666666666667" calcext:value-type="float">
            <text:p>79.2</text:p>
          </table:table-cell>
          <table:table-cell table:formula="of:=[.D22]-5" office:value-type="float" office:value="74.1666666666667" calcext:value-type="float">
            <text:p>74.2</text:p>
          </table:table-cell>
          <table:table-cell table:style-name="ce39" table:formula="of:=[.D22]-10" office:value-type="float" office:value="69.1666666666667" calcext:value-type="float">
            <text:p>69.2</text:p>
          </table:table-cell>
          <table:table-cell table:style-name="ce38" table:formula="of:=[.D22]-16" office:value-type="float" office:value="63.1666666666667" calcext:value-type="float">
            <text:p>63.2</text:p>
          </table:table-cell>
          <table:table-cell table:formula="of:=[.D22]-20" office:value-type="float" office:value="59.1666666666667" calcext:value-type="float">
            <text:p>59.2</text:p>
          </table:table-cell>
          <table:table-cell table:formula="of:=[.D22]-25" office:value-type="float" office:value="54.1666666666667" calcext:value-type="float">
            <text:p>54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40M00S" calcext:value-type="time">
            <text:p>01:40:00</text:p>
          </table:table-cell>
          <table:table-cell/>
          <table:table-cell table:formula="of:=(((100-60)/(150-60)) * 75) +50" office:value-type="float" office:value="83.3333333333333" calcext:value-type="float">
            <text:p>83.3</text:p>
          </table:table-cell>
          <table:table-cell table:formula="of:=[.D23]-5" office:value-type="float" office:value="78.3333333333333" calcext:value-type="float">
            <text:p>78.3</text:p>
          </table:table-cell>
          <table:table-cell table:style-name="ce39" table:formula="of:=[.D23]-10" office:value-type="float" office:value="73.3333333333333" calcext:value-type="float">
            <text:p>73.3</text:p>
          </table:table-cell>
          <table:table-cell table:style-name="ce38" table:formula="of:=[.D23]-16" office:value-type="float" office:value="67.3333333333333" calcext:value-type="float">
            <text:p>67.3</text:p>
          </table:table-cell>
          <table:table-cell table:formula="of:=[.D23]-20" office:value-type="float" office:value="63.3333333333333" calcext:value-type="float">
            <text:p>63.3</text:p>
          </table:table-cell>
          <table:table-cell table:formula="of:=[.D23]-25" office:value-type="float" office:value="58.3333333333333" calcext:value-type="float">
            <text:p>58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propeller airliner</text:p>
          </table:table-cell>
          <table:table-cell office:value-type="time" office:time-value="PT01H45M00S" calcext:value-type="time">
            <text:p>01:45:00</text:p>
          </table:table-cell>
          <table:table-cell table:formula="of:=(((105-60)/(120-60)) * 25) + 100" office:value-type="float" office:value="118.75" calcext:value-type="float">
            <text:p>118.8</text:p>
          </table:table-cell>
          <table:table-cell table:formula="of:=(((105-60)/(150-60)) * 75) + 50" office:value-type="float" office:value="87.5" calcext:value-type="float">
            <text:p>87.5</text:p>
          </table:table-cell>
          <table:table-cell table:formula="of:=[.D24]-5" office:value-type="float" office:value="82.5" calcext:value-type="float">
            <text:p>82.5</text:p>
          </table:table-cell>
          <table:table-cell table:style-name="ce39" table:formula="of:=[.D24]-10" office:value-type="float" office:value="77.5" calcext:value-type="float">
            <text:p>77.5</text:p>
          </table:table-cell>
          <table:table-cell table:style-name="ce38" table:formula="of:=[.D24]-16" office:value-type="float" office:value="71.5" calcext:value-type="float">
            <text:p>71.5</text:p>
          </table:table-cell>
          <table:table-cell table:formula="of:=[.D24]-20" office:value-type="float" office:value="67.5" calcext:value-type="float">
            <text:p>67.5</text:p>
          </table:table-cell>
          <table:table-cell table:formula="of:=[.D24]-25" office:value-type="float" office:value="62.5" calcext:value-type="float">
            <text:p>62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50M00S" calcext:value-type="time">
            <text:p>01:50:00</text:p>
          </table:table-cell>
          <table:table-cell/>
          <table:table-cell table:formula="of:=(((110-60)/(150-60)) * 75) + 50" office:value-type="float" office:value="91.6666666666667" calcext:value-type="float">
            <text:p>91.7</text:p>
          </table:table-cell>
          <table:table-cell table:formula="of:=[.D25]-5" office:value-type="float" office:value="86.6666666666667" calcext:value-type="float">
            <text:p>86.7</text:p>
          </table:table-cell>
          <table:table-cell table:style-name="ce39" table:formula="of:=[.D25]-10" office:value-type="float" office:value="81.6666666666667" calcext:value-type="float">
            <text:p>81.7</text:p>
          </table:table-cell>
          <table:table-cell table:style-name="ce38" table:formula="of:=[.D25]-16" office:value-type="float" office:value="75.6666666666667" calcext:value-type="float">
            <text:p>75.7</text:p>
          </table:table-cell>
          <table:table-cell table:formula="of:=[.D25]-20" office:value-type="float" office:value="71.6666666666667" calcext:value-type="float">
            <text:p>71.7</text:p>
          </table:table-cell>
          <table:table-cell table:formula="of:=[.D25]-25" office:value-type="float" office:value="66.6666666666667" calcext:value-type="float">
            <text:p>66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55M00S" calcext:value-type="time">
            <text:p>01:55:00</text:p>
          </table:table-cell>
          <table:table-cell/>
          <table:table-cell table:formula="of:=(((115-60)/(150-60)) * 75) + 50" office:value-type="float" office:value="95.8333333333333" calcext:value-type="float">
            <text:p>95.8</text:p>
          </table:table-cell>
          <table:table-cell table:formula="of:=[.D26]-5" office:value-type="float" office:value="90.8333333333333" calcext:value-type="float">
            <text:p>90.8</text:p>
          </table:table-cell>
          <table:table-cell table:style-name="ce39" table:formula="of:=[.D26]-10" office:value-type="float" office:value="85.8333333333333" calcext:value-type="float">
            <text:p>85.8</text:p>
          </table:table-cell>
          <table:table-cell table:style-name="ce38" table:formula="of:=[.D26]-16" office:value-type="float" office:value="79.8333333333333" calcext:value-type="float">
            <text:p>79.8</text:p>
          </table:table-cell>
          <table:table-cell table:formula="of:=[.D26]-20" office:value-type="float" office:value="75.8333333333333" calcext:value-type="float">
            <text:p>75.8</text:p>
          </table:table-cell>
          <table:table-cell table:formula="of:=[.D26]-25" office:value-type="float" office:value="70.8333333333333" calcext:value-type="float">
            <text:p>70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y-boat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7]-5" office:value-type="float" office:value="95" calcext:value-type="float">
            <text:p>95.0</text:p>
          </table:table-cell>
          <table:table-cell table:style-name="ce39" table:formula="of:=[.D27]-10" office:value-type="float" office:value="90" calcext:value-type="float">
            <text:p>90.0</text:p>
          </table:table-cell>
          <table:table-cell table:style-name="ce38" table:formula="of:=[.D27]-16" office:value-type="float" office:value="84" calcext:value-type="float">
            <text:p>84.0</text:p>
          </table:table-cell>
          <table:table-cell table:formula="of:=[.D27]-20" office:value-type="float" office:value="80" calcext:value-type="float">
            <text:p>80.0</text:p>
          </table:table-cell>
          <table:table-cell table:formula="of:=[.D27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lavatory carriage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8]-5" office:value-type="float" office:value="95" calcext:value-type="float">
            <text:p>95.0</text:p>
          </table:table-cell>
          <table:table-cell table:formula="of:=[.D28]-10" office:value-type="float" office:value="90" calcext:value-type="float">
            <text:p>90.0</text:p>
          </table:table-cell>
          <table:table-cell table:style-name="ce39" table:formula="of:=[.D28]-16" office:value-type="float" office:value="84" calcext:value-type="float">
            <text:p>84.0</text:p>
          </table:table-cell>
          <table:table-cell table:style-name="ce38" table:formula="of:=[.D28]-20" office:value-type="float" office:value="80" calcext:value-type="float">
            <text:p>80.0</text:p>
          </table:table-cell>
          <table:table-cell table:formula="of:=[.D28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ng distance road motor coach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9]-5" office:value-type="float" office:value="95" calcext:value-type="float">
            <text:p>95.0</text:p>
          </table:table-cell>
          <table:table-cell table:formula="of:=[.D29]-10" office:value-type="float" office:value="90" calcext:value-type="float">
            <text:p>90.0</text:p>
          </table:table-cell>
          <table:table-cell table:style-name="ce39" table:formula="of:=[.D29]-16" office:value-type="float" office:value="84" calcext:value-type="float">
            <text:p>84.0</text:p>
          </table:table-cell>
          <table:table-cell table:style-name="ce38" table:formula="of:=[.D29]-20" office:value-type="float" office:value="80" calcext:value-type="float">
            <text:p>80.0</text:p>
          </table:table-cell>
          <table:table-cell table:formula="of:=[.D29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te 19<text:span text:style-name="T1">th</text:span> century short-distance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0]-5" office:value-type="float" office:value="95" calcext:value-type="float">
            <text:p>95.0</text:p>
          </table:table-cell>
          <table:table-cell table:formula="of:=[.D30]-10" office:value-type="float" office:value="90" calcext:value-type="float">
            <text:p>90.0</text:p>
          </table:table-cell>
          <table:table-cell table:style-name="ce39" table:formula="of:=[.D30]-16" office:value-type="float" office:value="84" calcext:value-type="float">
            <text:p>84.0</text:p>
          </table:table-cell>
          <table:table-cell table:style-name="ce38" table:formula="of:=[.D30]-20" office:value-type="float" office:value="80" calcext:value-type="float">
            <text:p>80.0</text:p>
          </table:table-cell>
          <table:table-cell table:formula="of:=[.D30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river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1]-5" office:value-type="float" office:value="95" calcext:value-type="float">
            <text:p>95.0</text:p>
          </table:table-cell>
          <table:table-cell table:formula="of:=[.D31]-10" office:value-type="float" office:value="90" calcext:value-type="float">
            <text:p>90.0</text:p>
          </table:table-cell>
          <table:table-cell table:style-name="ce39" table:formula="of:=[.D31]-16" office:value-type="float" office:value="84" calcext:value-type="float">
            <text:p>84.0</text:p>
          </table:table-cell>
          <table:table-cell table:style-name="ce38" table:formula="of:=[.D31]-20" office:value-type="float" office:value="80" calcext:value-type="float">
            <text:p>80.0</text:p>
          </table:table-cell>
          <table:table-cell table:formula="of:=[.D31]-25" office:value-type="float" office:value="75" calcext:value-type="float">
            <text:p>75.0</text:p>
          </table:table-cell>
          <table:table-cell/>
          <table:table-cell office:value-type="string" calcext:value-type="string">
            <text:p>Comfortable seats, good space, enclosed</text:p>
          </table:table-cell>
        </table:table-row>
        <table:table-row table:style-name="ro1">
          <table:table-cell office:value-type="string" calcext:value-type="string">
            <text:p>Modern short-distance ferry</text:p>
          </table:table-cell>
          <table:table-cell office:value-type="time" office:time-value="PT02H15M00S" calcext:value-type="time">
            <text:p>02:15:00</text:p>
          </table:table-cell>
          <table:table-cell table:formula="of:=(((135-120)/(360-120)) * 50) + 125" office:value-type="float" office:value="128.125" calcext:value-type="float">
            <text:p>128.1</text:p>
          </table:table-cell>
          <table:table-cell table:formula="of:=(((135-60)/(150-60)) * 75) + 50" office:value-type="float" office:value="112.5" calcext:value-type="float">
            <text:p>112.5</text:p>
          </table:table-cell>
          <table:table-cell table:formula="of:=[.D32]-5" office:value-type="float" office:value="107.5" calcext:value-type="float">
            <text:p>107.5</text:p>
          </table:table-cell>
          <table:table-cell table:formula="of:=[.D32]-10" office:value-type="float" office:value="102.5" calcext:value-type="float">
            <text:p>102.5</text:p>
          </table:table-cell>
          <table:table-cell table:style-name="ce39" table:formula="of:=[.D32]-16" office:value-type="float" office:value="96.5" calcext:value-type="float">
            <text:p>96.5</text:p>
          </table:table-cell>
          <table:table-cell table:style-name="ce38" table:formula="of:=[.D32]-20" office:value-type="float" office:value="92.5" calcext:value-type="float">
            <text:p>92.5</text:p>
          </table:table-cell>
          <table:table-cell table:formula="of:=[.D32]-25" office:value-type="float" office:value="87.5" calcext:value-type="float">
            <text:p>87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2H30M00S" calcext:value-type="time">
            <text:p>02:30:00</text:p>
          </table:table-cell>
          <table:table-cell/>
          <table:table-cell office:value-type="float" office:value="125" calcext:value-type="float">
            <text:p>125.0</text:p>
          </table:table-cell>
          <table:table-cell table:formula="of:=[.D33]-5" office:value-type="float" office:value="120" calcext:value-type="float">
            <text:p>120.0</text:p>
          </table:table-cell>
          <table:table-cell table:formula="of:=[.D33]-10" office:value-type="float" office:value="115" calcext:value-type="float">
            <text:p>115.0</text:p>
          </table:table-cell>
          <table:table-cell table:style-name="ce39" table:formula="of:=[.D33]-16" office:value-type="float" office:value="109" calcext:value-type="float">
            <text:p>109.0</text:p>
          </table:table-cell>
          <table:table-cell table:style-name="ce38" table:formula="of:=[.D33]-20" office:value-type="float" office:value="105" calcext:value-type="float">
            <text:p>105.0</text:p>
          </table:table-cell>
          <table:table-cell table:formula="of:=[.D33]-25" office:value-type="float" office:value="100" calcext:value-type="float">
            <text:p>10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short-distance airliner</text:p>
          </table:table-cell>
          <table:table-cell office:value-type="time" office:time-value="PT03H00M00S" calcext:value-type="time">
            <text:p>03:00:00</text:p>
          </table:table-cell>
          <table:table-cell table:formula="of:=(((180-120)/(360-120)) * 50) + 125" office:value-type="float" office:value="137.5" calcext:value-type="float">
            <text:p>137.5</text:p>
          </table:table-cell>
          <table:table-cell table:formula="of:=(((180-150)/(360-150)) * 50) + 125" office:value-type="float" office:value="132.142857142857" calcext:value-type="float">
            <text:p>132.1</text:p>
          </table:table-cell>
          <table:table-cell table:formula="of:=[.D34]-5" office:value-type="float" office:value="127.142857142857" calcext:value-type="float">
            <text:p>127.1</text:p>
          </table:table-cell>
          <table:table-cell table:formula="of:=[.D34]-10" office:value-type="float" office:value="122.142857142857" calcext:value-type="float">
            <text:p>122.1</text:p>
          </table:table-cell>
          <table:table-cell table:style-name="ce39" table:formula="of:=[.D34]-16" office:value-type="float" office:value="116.142857142857" calcext:value-type="float">
            <text:p>116.1</text:p>
          </table:table-cell>
          <table:table-cell table:style-name="ce38" table:formula="of:=[.D34]-20" office:value-type="float" office:value="112.142857142857" calcext:value-type="float">
            <text:p>112.1</text:p>
          </table:table-cell>
          <table:table-cell table:formula="of:=[.D34]-25" office:value-type="float" office:value="107.142857142857" calcext:value-type="float">
            <text:p>107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3H30M00S" calcext:value-type="time">
            <text:p>03:30:00</text:p>
          </table:table-cell>
          <table:table-cell/>
          <table:table-cell table:formula="of:=(((210-150)/(360-150)) * 50) + 125" office:value-type="float" office:value="139.285714285714" calcext:value-type="float">
            <text:p>139.3</text:p>
          </table:table-cell>
          <table:table-cell table:formula="of:=[.D35]-5" office:value-type="float" office:value="134.285714285714" calcext:value-type="float">
            <text:p>134.3</text:p>
          </table:table-cell>
          <table:table-cell table:formula="of:=[.D35]-10" office:value-type="float" office:value="129.285714285714" calcext:value-type="float">
            <text:p>129.3</text:p>
          </table:table-cell>
          <table:table-cell table:style-name="ce37" table:formula="of:=[.D35]-16" office:value-type="float" office:value="123.285714285714" calcext:value-type="float">
            <text:p>123.3</text:p>
          </table:table-cell>
          <table:table-cell table:style-name="ce39" table:formula="of:=[.D35]-20" office:value-type="float" office:value="119.285714285714" calcext:value-type="float">
            <text:p>119.3</text:p>
          </table:table-cell>
          <table:table-cell table:style-name="ce38" table:formula="of:=[.D35]-25" office:value-type="float" office:value="114.285714285714" calcext:value-type="float">
            <text:p>114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20<text:span text:style-name="T1">th</text:span> century long-distance carriage</text:p>
          </table:table-cell>
          <table:table-cell office:value-type="time" office:time-value="PT04H00M00S" calcext:value-type="time">
            <text:p>04:00:00</text:p>
          </table:table-cell>
          <table:table-cell table:formula="of:=(((240-120)/(360-120)) * 50) + 125" office:value-type="float" office:value="150" calcext:value-type="float">
            <text:p>150.0</text:p>
          </table:table-cell>
          <table:table-cell table:formula="of:=(((240-150)/(360-150)) * 50) + 125" office:value-type="float" office:value="146.428571428571" calcext:value-type="float">
            <text:p>146.4</text:p>
          </table:table-cell>
          <table:table-cell table:formula="of:=[.D36]-5" office:value-type="float" office:value="141.428571428571" calcext:value-type="float">
            <text:p>141.4</text:p>
          </table:table-cell>
          <table:table-cell table:formula="of:=[.D36]-10" office:value-type="float" office:value="136.428571428571" calcext:value-type="float">
            <text:p>136.4</text:p>
          </table:table-cell>
          <table:table-cell table:style-name="ce37" table:formula="of:=[.D36]-16" office:value-type="float" office:value="130.428571428571" calcext:value-type="float">
            <text:p>130.4</text:p>
          </table:table-cell>
          <table:table-cell table:style-name="ce41" table:formula="of:=[.D36]-20" office:value-type="float" office:value="126.428571428571" calcext:value-type="float">
            <text:p>126.4</text:p>
          </table:table-cell>
          <table:table-cell table:style-name="ce39" table:formula="of:=[.D36]-25" office:value-type="float" office:value="121.428571428571" calcext:value-type="float">
            <text:p>121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4H30M00S" calcext:value-type="time">
            <text:p>04:30:00</text:p>
          </table:table-cell>
          <table:table-cell/>
          <table:table-cell table:formula="of:=(((270-150)/(360-150)) * 50) + 125" office:value-type="float" office:value="153.571428571429" calcext:value-type="float">
            <text:p>153.6</text:p>
          </table:table-cell>
          <table:table-cell table:formula="of:=[.D37]-5" office:value-type="float" office:value="148.571428571429" calcext:value-type="float">
            <text:p>148.6</text:p>
          </table:table-cell>
          <table:table-cell table:formula="of:=[.D37]-10" office:value-type="float" office:value="143.571428571429" calcext:value-type="float">
            <text:p>143.6</text:p>
          </table:table-cell>
          <table:table-cell table:style-name="ce37" table:formula="of:=[.D37]-16" office:value-type="float" office:value="137.571428571429" calcext:value-type="float">
            <text:p>137.6</text:p>
          </table:table-cell>
          <table:table-cell table:style-name="ce41" table:formula="of:=[.D37]-20" office:value-type="float" office:value="133.571428571429" calcext:value-type="float">
            <text:p>133.6</text:p>
          </table:table-cell>
          <table:table-cell table:style-name="ce39" table:formula="of:=[.D37]-25" office:value-type="float" office:value="128.571428571429" calcext:value-type="float">
            <text:p>128.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20<text:span text:style-name="T1">th</text:span> century long-distance carriage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8]-5" office:value-type="float" office:value="155.714285714286" calcext:value-type="float">
            <text:p>155.7</text:p>
          </table:table-cell>
          <table:table-cell table:formula="of:=[.D38]-10" office:value-type="float" office:value="150.714285714286" calcext:value-type="float">
            <text:p>150.7</text:p>
          </table:table-cell>
          <table:table-cell table:style-name="ce37" table:formula="of:=[.D38]-16" office:value-type="float" office:value="144.714285714286" calcext:value-type="float">
            <text:p>144.7</text:p>
          </table:table-cell>
          <table:table-cell table:style-name="ce41" table:formula="of:=[.D38]-20" office:value-type="float" office:value="140.714285714286" calcext:value-type="float">
            <text:p>140.7</text:p>
          </table:table-cell>
          <table:table-cell table:style-name="ce39" table:formula="of:=[.D38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/mid 20<text:span text:style-name="T1">th</text:span> century mid-distance ferry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9]-5" office:value-type="float" office:value="155.714285714286" calcext:value-type="float">
            <text:p>155.7</text:p>
          </table:table-cell>
          <table:table-cell table:formula="of:=[.D39]-10" office:value-type="float" office:value="150.714285714286" calcext:value-type="float">
            <text:p>150.7</text:p>
          </table:table-cell>
          <table:table-cell table:style-name="ce37" table:formula="of:=[.D39]-16" office:value-type="float" office:value="144.714285714286" calcext:value-type="float">
            <text:p>144.7</text:p>
          </table:table-cell>
          <table:table-cell table:style-name="ce41" table:formula="of:=[.D39]-20" office:value-type="float" office:value="140.714285714286" calcext:value-type="float">
            <text:p>140.7</text:p>
          </table:table-cell>
          <table:table-cell table:style-name="ce39" table:formula="of:=[.D39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long-distance carriage</text:p>
          </table:table-cell>
          <table:table-cell office:value-type="time" office:time-value="PT05H30M00S" calcext:value-type="time">
            <text:p>05:30:00</text:p>
          </table:table-cell>
          <table:table-cell table:formula="of:=(((330-120)/(360-120)) * 50) + 125" office:value-type="float" office:value="168.75" calcext:value-type="float">
            <text:p>168.8</text:p>
          </table:table-cell>
          <table:table-cell table:formula="of:=(((330-150)/(360-150)) * 50) + 125" office:value-type="float" office:value="167.857142857143" calcext:value-type="float">
            <text:p>167.9</text:p>
          </table:table-cell>
          <table:table-cell table:formula="of:=[.D40]-5" office:value-type="float" office:value="162.857142857143" calcext:value-type="float">
            <text:p>162.9</text:p>
          </table:table-cell>
          <table:table-cell table:formula="of:=[.D40]-10" office:value-type="float" office:value="157.857142857143" calcext:value-type="float">
            <text:p>157.9</text:p>
          </table:table-cell>
          <table:table-cell table:style-name="ce37" table:formula="of:=[.D40]-16" office:value-type="float" office:value="151.857142857143" calcext:value-type="float">
            <text:p>151.9</text:p>
          </table:table-cell>
          <table:table-cell table:style-name="ce41" table:formula="of:=[.D40]-20" office:value-type="float" office:value="147.857142857143" calcext:value-type="float">
            <text:p>147.9</text:p>
          </table:table-cell>
          <table:table-cell table:style-name="ce39" table:formula="of:=[.D40]-25" office:value-type="float" office:value="142.857142857143" calcext:value-type="float">
            <text:p>142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long-distance airliner</text:p>
          </table:table-cell>
          <table:table-cell office:value-type="time" office:time-value="PT06H00M00S" calcext:value-type="time">
            <text:p>06:00:00</text:p>
          </table:table-cell>
          <table:table-cell table:formula="of:=(((360-120)/(360-120)) * 50) + 125" office:value-type="float" office:value="175" calcext:value-type="float">
            <text:p>175.0</text:p>
          </table:table-cell>
          <table:table-cell office:value-type="float" office:value="175" calcext:value-type="float">
            <text:p>175.0</text:p>
          </table:table-cell>
          <table:table-cell table:formula="of:=[.D41]-5" office:value-type="float" office:value="170" calcext:value-type="float">
            <text:p>170.0</text:p>
          </table:table-cell>
          <table:table-cell table:formula="of:=[.D41]-10" office:value-type="float" office:value="165" calcext:value-type="float">
            <text:p>165.0</text:p>
          </table:table-cell>
          <table:table-cell table:style-name="ce37" table:formula="of:=[.D41]-16" office:value-type="float" office:value="159" calcext:value-type="float">
            <text:p>159.0</text:p>
          </table:table-cell>
          <table:table-cell table:style-name="ce41" table:formula="of:=[.D41]-20" office:value-type="float" office:value="155" calcext:value-type="float">
            <text:p>155.0</text:p>
          </table:table-cell>
          <table:table-cell table:style-name="ce39" table:formula="of:=[.D41]-25" office:value-type="float" office:value="150" calcext:value-type="float">
            <text:p>1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te 20<text:span text:style-name="T1">th</text:span> century mid-distance ferry</text:p>
          </table:table-cell>
          <table:table-cell office:value-type="time" office:time-value="PT06H30M00S" calcext:value-type="time">
            <text:p>06:30:00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[.D42]-5" office:value-type="float" office:value="173.125" calcext:value-type="float">
            <text:p>173.1</text:p>
          </table:table-cell>
          <table:table-cell table:formula="of:=[.D42]-10" office:value-type="float" office:value="168.125" calcext:value-type="float">
            <text:p>168.1</text:p>
          </table:table-cell>
          <table:table-cell table:style-name="ce37" table:formula="of:=[.D42]-16" office:value-type="float" office:value="162.125" calcext:value-type="float">
            <text:p>162.1</text:p>
          </table:table-cell>
          <table:table-cell table:style-name="ce41" table:formula="of:=[.D42]-20" office:value-type="float" office:value="158.125" calcext:value-type="float">
            <text:p>158.1</text:p>
          </table:table-cell>
          <table:table-cell table:style-name="ce39" table:formula="of:=[.D42]-25" office:value-type="float" office:value="153.125" calcext:value-type="float">
            <text:p>15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 Great Britain (eg. Early liners)</text:p>
          </table:table-cell>
          <table:table-cell office:value-type="time" office:time-value="PT12H00M00S" calcext:value-type="time">
            <text:p>12:00:00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[.D43]-5" office:value-type="float" office:value="207.5" calcext:value-type="float">
            <text:p>207.5</text:p>
          </table:table-cell>
          <table:table-cell table:formula="of:=[.D43]-10" office:value-type="float" office:value="202.5" calcext:value-type="float">
            <text:p>202.5</text:p>
          </table:table-cell>
          <table:table-cell table:style-name="ce37" table:formula="of:=[.D43]-16" office:value-type="float" office:value="196.5" calcext:value-type="float">
            <text:p>196.5</text:p>
          </table:table-cell>
          <table:table-cell table:style-name="ce41" table:formula="of:=[.D43]-20" office:value-type="float" office:value="192.5" calcext:value-type="float">
            <text:p>192.5</text:p>
          </table:table-cell>
          <table:table-cell table:style-name="ce39" table:formula="of:=[.D43]-25" office:value-type="float" office:value="187.5" calcext:value-type="float">
            <text:p>187.5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SS Great Eastern</text:p>
          </table:table-cell>
          <table:table-cell table:style-name="ce36" office:value-type="time" office:time-value="PT18H00M00S" calcext:value-type="time">
            <text:p>18:00:00</text:p>
          </table:table-cell>
          <table:table-cell table:number-columns-repeated="2" office:value-type="float" office:value="250" calcext:value-type="float">
            <text:p>250.0</text:p>
          </table:table-cell>
          <table:table-cell table:formula="of:=[.D44]-5" office:value-type="float" office:value="245" calcext:value-type="float">
            <text:p>245.0</text:p>
          </table:table-cell>
          <table:table-cell table:formula="of:=[.D44]-10" office:value-type="float" office:value="240" calcext:value-type="float">
            <text:p>240.0</text:p>
          </table:table-cell>
          <table:table-cell table:style-name="ce37" table:formula="of:=[.D44]-16" office:value-type="float" office:value="234" calcext:value-type="float">
            <text:p>234.0</text:p>
          </table:table-cell>
          <table:table-cell table:style-name="ce41" table:formula="of:=[.D44]-20" office:value-type="float" office:value="230" calcext:value-type="float">
            <text:p>230.0</text:p>
          </table:table-cell>
          <table:table-cell table:style-name="ce39" table:formula="of:=[.D44]-25" office:value-type="float" office:value="225" calcext:value-type="float">
            <text:p>225.0</text:p>
          </table:table-cell>
          <table:table-cell table:number-columns-repeated="2"/>
        </table:table-row>
        <table:table-row table:style-name="ro1" table:number-rows-repeated="5">
          <table:table-cell/>
          <table:table-cell table:style-name="ce34" table:number-columns-repeated="8"/>
          <table:table-cell table:number-columns-repeated="2"/>
        </table:table-row>
        <table:table-row table:style-name="ro1">
          <table:table-cell/>
          <table:table-cell table:style-name="ce34" table:number-columns-repeated="8"/>
          <table:table-cell table:number-columns-repeated="2"/>
        </table:table-row>
      </table:table>
      <table:table table:name="x" table:style-name="ta1">
        <table:table-column table:style-name="co9" table:default-cell-style-name="ce32"/>
        <table:table-column table:style-name="co10" table:default-cell-style-name="ce32"/>
        <table:table-column table:style-name="co11" table:default-cell-style-name="ce32"/>
        <table:table-column table:style-name="co3" table:default-cell-style-name="ce32"/>
        <table:table-column table:style-name="co12" table:default-cell-style-name="ce32"/>
        <table:table-column table:style-name="co13" table:default-cell-style-name="ce32"/>
        <table:table-column table:style-name="co8" table:default-cell-style-name="ce32"/>
        <table:table-column table:style-name="co14" table:default-cell-style-name="ce32"/>
        <table:table-column table:style-name="co15" table:default-cell-style-name="ce32"/>
        <table:table-column table:style-name="co16" table:default-cell-style-name="ce32"/>
        <table:table-column table:style-name="co8" table:number-columns-repeated="54" table:default-cell-style-name="ce32"/>
        <table:table-row table:style-name="ro1">
          <table:table-cell office:value-type="string" calcext:value-type="string">
            <text:p>Rating s.</text:p>
          </table:table-cell>
          <table:table-cell office:value-type="string" calcext:value-type="string">
            <text:p>Minutes s.</text:p>
          </table:table-cell>
          <table:table-cell office:value-type="string" calcext:value-type="string">
            <text:p>Rating m. s.</text:p>
          </table:table-cell>
          <table:table-cell office:value-type="string" calcext:value-type="string">
            <text:p>Minutes m. s.</text:p>
          </table:table-cell>
          <table:table-cell office:value-type="string" calcext:value-type="string">
            <text:p>Rating m. m.</text:p>
          </table:table-cell>
          <table:table-cell office:value-type="string" calcext:value-type="string">
            <text:p>Minutes m. m.</text:p>
          </table:table-cell>
          <table:table-cell office:value-type="string" calcext:value-type="string">
            <text:p>Rating m. l.</text:p>
          </table:table-cell>
          <table:table-cell office:value-type="string" calcext:value-type="string">
            <text:p>Minutes m. l.</text:p>
          </table:table-cell>
          <table:table-cell office:value-type="string" calcext:value-type="string">
            <text:p>Rating l.</text:p>
          </table:table-cell>
          <table:table-cell office:value-type="string" calcext:value-type="string">
            <text:p>Minutes l.</text:p>
          </table:table-cell>
          <table:table-cell table:number-columns-repeated="54"/>
        </table:table-row>
        <table:table-row table:style-name="ro1"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20" calcext:value-type="float">
            <text:p>120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175" calcext:value-type="float">
            <text:p>175</text:p>
          </table:table-cell>
          <table:table-cell table:style-name="Default" office:value-type="float" office:value="360" calcext:value-type="float">
            <text:p>360</text:p>
          </table:table-cell>
          <table:table-cell table:style-name="Default" office:value-type="float" office:value="250" calcext:value-type="float">
            <text:p>250</text:p>
          </table:table-cell>
          <table:table-cell table:style-name="Default" office:value-type="float" office:value="1080" calcext:value-type="float">
            <text:p>1080</text:p>
          </table:table-cell>
          <table:table-cell table:style-name="Default" table:number-columns-repeated="54"/>
        </table:table-row>
      </table:table>
      <table:table table:name="All vehicles" table:style-name="ta1">
        <office:forms form:automatic-focus="false" form:apply-design-mode="false"/>
        <table:table-column table:style-name="co17" table:default-cell-style-name="Default"/>
        <table:table-column table:style-name="co8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ce13"/>
        <table:table-column table:style-name="co22" table:default-cell-style-name="Default"/>
        <table:table-column table:style-name="co8" table:number-columns-repeated="56" table:default-cell-style-name="Default"/>
        <table:table-row table:style-name="ro1">
          <table:table-cell table:style-name="ce32" office:value-type="string" calcext:value-type="string">
            <text:p>Name</text:p>
          </table:table-cell>
          <table:table-cell table:style-name="ce32" office:value-type="string" calcext:value-type="string">
            <text:p><text:span text:style-name="T2">Waytype</text:span></text:p>
          </table:table-cell>
          <table:table-cell table:style-name="ce32" office:value-type="string" calcext:value-type="string">
            <text:p>Comfort</text:p>
          </table:table-cell>
          <table:table-cell table:style-name="ce32" office:value-type="string" calcext:value-type="string">
            <text:p>Catering expected</text:p>
          </table:table-cell>
          <table:table-cell table:style-name="ce32" office:value-type="string" calcext:value-type="string">
            <text:p>Adjusted comfort</text:p>
          </table:table-cell>
          <table:table-cell table:style-name="ce32" office:value-type="string" calcext:value-type="string">
            <text:p>Notes</text:p>
          </table:table-cell>
          <table:table-cell table:style-name="ce15" office:value-type="string" calcext:value-type="string">
            <text:p>Source</text:p>
          </table:table-cell>
          <table:table-cell table:number-columns-repeated="57"/>
        </table:table-row>
        <table:table-row table:style-name="ro1">
          <table:table-cell table:style-name="ce34" office:value-type="string" calcext:value-type="string">
            <text:p>4 wheel Stanhope</text:p>
          </table:table-cell>
          <table:table-cell table:style-name="ce34" office:value-type="string" calcext:value-type="string">
            <text:p>Rail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0" calcext:value-type="float">
            <text:p>0</text:p>
          </table:table-cell>
          <table:table-cell table:style-name="ce34" table:formula="of:=[.C2]" office:value-type="float" office:value="10" calcext:value-type="float">
            <text:p>10</text:p>
          </table:table-cell>
          <table:table-cell table:style-name="ce32"/>
          <table:table-cell table:style-name="ce16" office:value-type="string" calcext:value-type="string">
            <text:p>Kidner, p. 8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assenger wagon</text:p>
          </table:table-cell>
          <table:table-cell office:value-type="string" calcext:value-type="string">
            <text:p>Rail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3]" office:value-type="float" office:value="11" calcext:value-type="float">
            <text:p>11</text:p>
          </table:table-cell>
          <table:table-cell office:value-type="string" calcext:value-type="string">
            <text:p>Assume that this has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Quarrymens’ carriage (open)</text:p>
          </table:table-cell>
          <table:table-cell office:value-type="string" calcext:value-type="string">
            <text:p>Narrow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4]" office:value-type="float" office:value="11" calcext:value-type="float">
            <text:p>11</text:p>
          </table:table-cell>
          <table:table-cell/>
          <table:table-cell office:value-type="string" calcext:value-type="string">
            <text:p>https://www.festipedia.org.uk/wiki/Quarrymen%27s_carriage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&amp;S open carriage</text:p>
          </table:table-cell>
          <table:table-cell office:value-type="string" calcext:value-type="string">
            <text:p>Rail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C5]" office:value-type="float" office:value="12" calcext:value-type="float">
            <text:p>12</text:p>
          </table:table-cell>
          <table:table-cell/>
          <table:table-cell office:value-type="string" calcext:value-type="string">
            <text:p>Lacy &amp; Dow pp. 8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open second (short wheelbase)</text:p>
          </table:table-cell>
          <table:table-cell office:value-type="string" calcext:value-type="string">
            <text:p>Rail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[.C6]" office:value-type="float" office:value="14" calcext:value-type="float">
            <text:p>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open third</text:p>
          </table:table-cell>
          <table:table-cell office:value-type="string" calcext:value-type="string">
            <text:p>Rail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C7]" office:value-type="float" office:value="16" calcext:value-type="float">
            <text:p>16</text:p>
          </table:table-cell>
          <table:table-cell office:value-type="string" calcext:value-type="string">
            <text:p>Dumb buffers, short wheelba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coach regency (outside)</text:p>
          </table:table-cell>
          <table:table-cell office:value-type="string" calcext:value-type="string">
            <text:p>Road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8]" office:value-type="float" office:value="17" calcext:value-type="float">
            <text:p>17</text:p>
          </table:table-cell>
          <table:table-cell/>
          <table:table-cell office:value-type="string" calcext:value-type="string">
            <text:p>Lacy &amp; Dow, p. 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CR 4 wheel open third</text:p>
          </table:table-cell>
          <table:table-cell office:value-type="string" calcext:value-type="string">
            <text:p>Rail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9]" office:value-type="float" office:value="17" calcext:value-type="float">
            <text:p>17</text:p>
          </table:table-cell>
          <table:table-cell office:value-type="string" calcext:value-type="string">
            <text:p>Sprung buffe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coach rail (outside)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10]" office:value-type="float" office:value="18" calcext:value-type="float">
            <text:p>1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R 4 wheel open second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11]" office:value-type="float" office:value="18" calcext:value-type="float">
            <text:p>1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Quarrymens’ carriage (enclosed)</text:p>
          </table:table-cell>
          <table:table-cell office:value-type="string" calcext:value-type="string">
            <text:p>Rail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C12]" office:value-type="float" office:value="19" calcext:value-type="float">
            <text:p>19</text:p>
          </table:table-cell>
          <table:table-cell office:value-type="string" calcext:value-type="string">
            <text:p>Very cramped, roof but no doors or windows.</text:p>
          </table:table-cell>
          <table:table-cell office:value-type="string" calcext:value-type="string">
            <text:p>https://www.festipedia.org.uk/wiki/Quarrymen%27s_carriage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open carriage</text:p>
          </table:table-cell>
          <table:table-cell office:value-type="string" calcext:value-type="string">
            <text:p>Rail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3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GOC X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4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B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5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ilnes-Daimler double deck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6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C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7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A1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8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A2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9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3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0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3A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1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2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-Type double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3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oastrack</text:p>
          </table:table-cell>
          <table:table-cell office:value-type="string" calcext:value-type="string">
            <text:p>Tram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4]" office:value-type="float" office:value="21" calcext:value-type="float">
            <text:p>21</text:p>
          </table:table-cell>
          <table:table-cell office:value-type="string" calcext:value-type="string">
            <text:p>All 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R 4 wheel covered second (short wheelbase)</text:p>
          </table:table-cell>
          <table:table-cell office:value-type="string" calcext:value-type="string">
            <text:p>Rail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5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K-Type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6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NS-type (open)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7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&amp;S composite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8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table:style-name="ce31" office:value-type="string" calcext:value-type="string">
            <text:p>FR Hudson toastrack (third class)</text:p>
          </table:table-cell>
          <table:table-cell table:style-name="ce31" office:value-type="string" calcext:value-type="string">
            <text:p>Narrow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0" calcext:value-type="float">
            <text:p>0</text:p>
          </table:table-cell>
          <table:table-cell table:style-name="ce31" table:formula="of:=[.C29]" office:value-type="float" office:value="23" calcext:value-type="float">
            <text:p>23</text:p>
          </table:table-cell>
          <table:table-cell table:style-name="ce11"/>
          <table:table-cell table:style-name="ce17"/>
          <table:table-cell table:style-name="ce11" table:number-columns-repeated="57"/>
        </table:table-row>
        <table:table-row table:style-name="ro1">
          <table:table-cell office:value-type="string" calcext:value-type="string">
            <text:p>Knifeboard omnibus (early)</text:p>
          </table:table-cell>
          <table:table-cell office:value-type="string" calcext:value-type="string">
            <text:p>Road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C30]" office:value-type="float" office:value="23" calcext:value-type="float">
            <text:p>23</text:p>
          </table:table-cell>
          <table:table-cell table:style-name="ce11"/>
          <table:table-cell table:style-name="ce17"/>
          <table:table-cell table:style-name="ce11" table:number-columns-repeated="57"/>
        </table:table-row>
        <table:table-row table:style-name="ro1">
          <table:table-cell office:value-type="string" calcext:value-type="string">
            <text:p>LMR 4 wheel covered second</text:p>
          </table:table-cell>
          <table:table-cell office:value-type="string" calcext:value-type="string">
            <text:p>Rai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C31]" office:value-type="float" office:value="24" calcext:value-type="float">
            <text:p>24</text:p>
          </table:table-cell>
          <table:table-cell table:style-name="ce11"/>
          <table:table-cell table:style-name="ce18" office:value-type="string" calcext:value-type="string">
            <text:p>http://l7.alamy.com/zooms/308869559f534f3b8ad4e9a7e5044b64/trains-on-the-liverpool-manchester-railway-covered-wagons-for-passengers-erga8k.jpg</text:p>
          </table:table-cell>
          <table:table-cell table:style-name="ce11" table:number-columns-repeated="57"/>
        </table:table-row>
        <table:table-row table:style-name="ro1">
          <table:table-cell office:value-type="string" calcext:value-type="string">
            <text:p>LBR open second</text:p>
          </table:table-cell>
          <table:table-cell office:value-type="string" calcext:value-type="string">
            <text:p>Rai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C32]" office:value-type="float" office:value="24" calcext:value-type="float">
            <text:p>24</text:p>
          </table:table-cell>
          <table:table-cell table:style-name="ce11"/>
          <table:table-cell table:style-name="ce18"/>
          <table:table-cell table:style-name="ce11" table:number-columns-repeated="57"/>
        </table:table-row>
        <table:table-row table:style-name="ro1">
          <table:table-cell office:value-type="string" calcext:value-type="string">
            <text:p>MCR open sided second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3]" office:value-type="float" office:value="25" calcext:value-type="float">
            <text:p>25</text:p>
          </table:table-cell>
          <table:table-cell table:style-name="ce11"/>
          <table:table-cell table:style-name="ce18"/>
          <table:table-cell table:style-name="ce11" table:number-columns-repeated="57"/>
        </table:table-row>
        <table:table-row table:style-name="ro1">
          <table:table-cell office:value-type="string" calcext:value-type="string">
            <text:p>LBSCR open sided carriage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4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B-Type single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5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nifeboard omnibus (later)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6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ilnes-Daimler single deck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7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6 wheel Parliamentary carriage</text:p>
          </table:table-cell>
          <table:table-cell office:value-type="string" calcext:value-type="string">
            <text:p>Rail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38]" office:value-type="float" office:value="26" calcext:value-type="float">
            <text:p>26</text:p>
          </table:table-cell>
          <table:table-cell/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AEC S-Type single</text:p>
          </table:table-cell>
          <table:table-cell office:value-type="string" calcext:value-type="string">
            <text:p>Road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39]" office:value-type="float" office:value="26" calcext:value-type="float">
            <text:p>2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 (pneumatic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0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A1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1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S3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2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uy Arab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3]" office:value-type="float" office:value="27" calcext:value-type="float">
            <text:p>27</text:p>
          </table:table-cell>
          <table:table-cell office:value-type="string" calcext:value-type="string">
            <text:p>Austerity ‘bus, hard wooden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WA6</text:p>
          </table:table-cell>
          <table:table-cell office:value-type="string" calcext:value-type="string">
            <text:p>Road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C44]" office:value-type="float" office:value="28" calcext:value-type="float">
            <text:p>28</text:p>
          </table:table-cell>
          <table:table-cell office:value-type="string" calcext:value-type="string">
            <text:p>Austerity ‘bus, hard wooden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Hansom cab</text:p>
          </table:table-cell>
          <table:table-cell office:value-type="string" calcext:value-type="string">
            <text:p>Road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C45]" office:value-type="float" office:value="28" calcext:value-type="float">
            <text:p>28</text:p>
          </table:table-cell>
          <table:table-cell/>
          <table:table-cell office:value-type="string" calcext:value-type="string">
            <text:p>https://en.wikipedia.org/wiki/Hansom_cab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Quarrymens’ carriage (glazed)</text:p>
          </table:table-cell>
          <table:table-cell office:value-type="string" calcext:value-type="string">
            <text:p>Narrow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46]" office:value-type="float" office:value="29" calcext:value-type="float">
            <text:p>29</text:p>
          </table:table-cell>
          <table:table-cell office:value-type="string" calcext:value-type="string">
            <text:p>Unsprung</text:p>
          </table:table-cell>
          <table:table-cell office:value-type="string" calcext:value-type="string">
            <text:p>https://www.festipedia.org.uk/wiki/Quarrymen%27s_carriage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ooden river steamer</text:p>
          </table:table-cell>
          <table:table-cell office:value-type="string" calcext:value-type="string">
            <text:p>Water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47]" office:value-type="float" office:value="29" calcext:value-type="float">
            <text:p>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Ashbury (third class)</text:p>
          </table:table-cell>
          <table:table-cell office:value-type="string" calcext:value-type="string">
            <text:p>Narrow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8]" office:value-type="float" office:value="30" calcext:value-type="float">
            <text:p>30</text:p>
          </table:table-cell>
          <table:table-cell office:value-type="string" calcext:value-type="string">
            <text:p>Said to be more cramped than the original small Birminghams</text:p>
          </table:table-cell>
          <table:table-cell office:value-type="string" calcext:value-type="string">
            <text:p>https://www.festipedia.org.uk/wiki/Carriage_1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Parliamentary</text:p>
          </table:table-cell>
          <table:table-cell office:value-type="string" calcext:value-type="string">
            <text:p>Rail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9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arden seat omni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0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 (single)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1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ron river steamer</text:p>
          </table:table-cell>
          <table:table-cell office:value-type="string" calcext:value-type="string">
            <text:p>Water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2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3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Parliamentary carriages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54]" office:value-type="float" office:value="31" calcext:value-type="float">
            <text:p>3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&amp;DJR 4 wheel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55]" office:value-type="float" office:value="31" calcext:value-type="float">
            <text:p>31</text:p>
          </table:table-cell>
          <table:table-cell office:value-type="string" calcext:value-type="string">
            <text:p>Fully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lackpool Dreadnought</text:p>
          </table:table-cell>
          <table:table-cell office:value-type="string" calcext:value-type="string">
            <text:p>Tram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56]" office:value-type="float" office:value="31" calcext:value-type="float">
            <text:p>31</text:p>
          </table:table-cell>
          <table:table-cell office:value-type="string" calcext:value-type="string">
            <text:p>Open top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NS-type (covered)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57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ingle decker omnibus</text:p>
          </table:table-cell>
          <table:table-cell office:value-type="string" calcext:value-type="string">
            <text:p>Road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8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 deck open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9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original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60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mall 2 deck trailer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61]" office:value-type="float" office:value="33" calcext:value-type="float">
            <text:p>33</text:p>
          </table:table-cell>
          <table:table-cell office:value-type="string" calcext:value-type="string">
            <text:p>Open top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eel river steamer</text:p>
          </table:table-cell>
          <table:table-cell office:value-type="string" calcext:value-type="string">
            <text:p>Water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62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Small Birmingham (“bugbox”) (third class)</text:p>
          </table:table-cell>
          <table:table-cell office:value-type="string" calcext:value-type="string">
            <text:p>Narrow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3]" office:value-type="float" office:value="34" calcext:value-type="float">
            <text:p>34</text:p>
          </table:table-cell>
          <table:table-cell office:value-type="string" calcext:value-type="string">
            <text:p>Longitudinal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arge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4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edium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5]" office:value-type="float" office:value="34" calcext:value-type="float">
            <text:p>3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 (single; pneumatic)</text:p>
          </table:table-cell>
          <table:table-cell office:value-type="string" calcext:value-type="string">
            <text:p>Road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6]" office:value-type="float" office:value="34" calcext:value-type="float">
            <text:p>3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lasgow Standard (1) 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7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Small Birmingham (“bugbox”) (second class)</text:p>
          </table:table-cell>
          <table:table-cell office:value-type="string" calcext:value-type="string">
            <text:p>Narrow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8]" office:value-type="float" office:value="35" calcext:value-type="float">
            <text:p>35</text:p>
          </table:table-cell>
          <table:table-cell office:value-type="string" calcext:value-type="string">
            <text:p>Longitudinal seating. Unclear from any source how this was better than the third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Swift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9]" office:value-type="float" office:value="35" calcext:value-type="float">
            <text:p>35</text:p>
          </table:table-cell>
          <table:table-cell/>
          <table:table-cell office:value-type="string" calcext:value-type="string">
            <text:p>http://www.flickr.com/photos/pete_edgeler/5179480843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Cub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0]" office:value-type="float" office:value="35" calcext:value-type="float">
            <text:p>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 deck traile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1]" office:value-type="float" office:value="35" calcext:value-type="float">
            <text:p>35</text:p>
          </table:table-cell>
          <table:table-cell office:value-type="string" calcext:value-type="string">
            <text:p>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orfolk wherry</text:p>
          </table:table-cell>
          <table:table-cell office:value-type="string" calcext:value-type="string">
            <text:p>Water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2]" office:value-type="float" office:value="35" calcext:value-type="float">
            <text:p>35</text:p>
          </table:table-cell>
          <table:table-cell/>
          <table:table-cell office:value-type="string" calcext:value-type="string">
            <text:p>http://wherryalbion.co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lasgow “room and kitchen” ca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3]" office:value-type="float" office:value="35" calcext:value-type="float">
            <text:p>35</text:p>
          </table:table-cell>
          <table:table-cell office:value-type="string" calcext:value-type="string">
            <text:p>Half of the car had no windows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CW Metrorider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4]" office:value-type="float" office:value="35" calcext:value-type="float">
            <text:p>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NS-type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5]" office:value-type="float" office:value="36" calcext:value-type="float">
            <text:p>36</text:p>
          </table:table-cell>
          <table:table-cell office:value-type="string" calcext:value-type="string">
            <text:p>Pneumatic tyres</text:p>
          </table:table-cell>
          <table:table-cell office:value-type="string" calcext:value-type="string">
            <text:p>http://www.countrybus.org/NS/NS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arge steel river steamer</text:p>
          </table:table-cell>
          <table:table-cell office:value-type="string" calcext:value-type="string">
            <text:p>Water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6]" office:value-type="float" office:value="36" calcext:value-type="float">
            <text:p>3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Metrorider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7]" office:value-type="float" office:value="36" calcext:value-type="float">
            <text:p>36</text:p>
          </table:table-cell>
          <table:table-cell office:value-type="string" calcext:value-type="string">
            <text:p>Minibu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hort stagecoach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8]" office:value-type="float" office:value="36" calcext:value-type="float">
            <text:p>3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bogie carriages (third class)</text:p>
          </table:table-cell>
          <table:table-cell office:value-type="string" calcext:value-type="string">
            <text:p>Narrow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79]" office:value-type="float" office:value="37" calcext:value-type="float">
            <text:p>37</text:p>
          </table:table-cell>
          <table:table-cell office:value-type="string" calcext:value-type="string">
            <text:p>Wooden seats, cramped compartments, no full-height partitions, 4 aside in narrow gauge</text:p>
          </table:table-cell>
          <table:table-cell office:value-type="string" calcext:value-type="string">
            <text:p>https://www.festipedia.org.uk/wiki/Carriage_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 20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80]" office:value-type="float" office:value="37" calcext:value-type="float">
            <text:p>37</text:p>
          </table:table-cell>
          <table:table-cell office:value-type="string" calcext:value-type="string">
            <text:p>Lighting, compartments with half partition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uy specia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81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B7T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82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T double deck “Z” type</text:p>
          </table:table-cell>
          <table:table-cell office:value-type="string" calcext:value-type="string">
            <text:p>Tram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83]" office:value-type="float" office:value="37" calcext:value-type="float">
            <text:p>37</text:p>
          </table:table-cell>
          <table:table-cell office:value-type="string" calcext:value-type="string">
            <text:p>Partly enclosed top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 coach (rigid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4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 wheel carriage (1848) (second class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5]" office:value-type="float" office:value="38" calcext:value-type="float">
            <text:p>38</text:p>
          </table:table-cell>
          <table:table-cell/>
          <table:table-cell office:value-type="string" calcext:value-type="string">
            <text:p>Lacy &amp; Dow pp. 16 and 2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4 wheel 1850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6]" office:value-type="float" office:value="38" calcext:value-type="float">
            <text:p>38</text:p>
          </table:table-cell>
          <table:table-cell office:value-type="string" calcext:value-type="string">
            <text:p>One light per carriage, hard seats, no proper separation between compartments</text:p>
          </table:table-cell>
          <table:table-cell office:value-type="string" calcext:value-type="string">
            <text:p>http://www.cs.vintagecarriagestrust.org/se/CarriageInfo.asp?Ref=9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er (third) (Craven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7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Fleetline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8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9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Excel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0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Delta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1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Solo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2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Citybus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3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Olympi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4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Olympian (2 door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5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right Electrocity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6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 deck closed</text:p>
          </table:table-cell>
          <table:table-cell office:value-type="string" calcext:value-type="string">
            <text:p>Tram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7]" office:value-type="float" office:value="38" calcext:value-type="float">
            <text:p>38</text:p>
          </table:table-cell>
          <table:table-cell office:value-type="string" calcext:value-type="string">
            <text:p>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S Comet</text:p>
          </table:table-cell>
          <table:table-cell office:value-type="string" calcext:value-type="string">
            <text:p>Water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8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4-wheelers (third class)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99]" office:value-type="float" office:value="39" calcext:value-type="float">
            <text:p>39</text:p>
          </table:table-cell>
          <table:table-cell office:value-type="string" calcext:value-type="string">
            <text:p>Half-height partitions, 4ft 10 between compartments, hard wooden seats</text:p>
          </table:table-cell>
          <table:table-cell office:value-type="string" calcext:value-type="string">
            <text:p>Hamilton Ellis, p. 7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nnis Dar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0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Lynx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1]" office:value-type="float" office:value="39" calcext:value-type="float">
            <text:p>39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Optare Tempo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2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-N6 Winchester hovercraf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3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umber keel</text:p>
          </table:table-cell>
          <table:table-cell office:value-type="string" calcext:value-type="string">
            <text:p>Water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4]" office:value-type="float" office:value="39" calcext:value-type="float">
            <text:p>39</text:p>
          </table:table-cell>
          <table:table-cell/>
          <table:table-cell office:value-type="string" calcext:value-type="string">
            <text:p>https://en.wikipedia.org/wiki/Humber_Kee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4 wheel composite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5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Solo EV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lectric ‘buses are quieter and smoother than diese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R bogie carriages (second class)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7]" office:value-type="float" office:value="40" calcext:value-type="float">
            <text:p>40</text:p>
          </table:table-cell>
          <table:table-cell office:value-type="string" calcext:value-type="string">
            <text:p>4 aside in narrow gauge</text:p>
          </table:table-cell>
          <table:table-cell office:value-type="string" calcext:value-type="string">
            <text:p>https://www.festipedia.org.uk/wiki/Carriage_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HR open (not open-sided) bogie carriages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8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nown LT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9]" office:value-type="float" office:value="40" calcext:value-type="float">
            <text:p>40</text:p>
          </table:table-cell>
          <table:table-cell/>
          <table:table-cell office:value-type="string" calcext:value-type="string">
            <text:p>http://www.flickr.com/photos/23875695@N06/6238041788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Atlante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0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Olympi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1]" office:value-type="float" office:value="40" calcext:value-type="float">
            <text:p>40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ercedes Citaro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2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Ashbury “long tom” radials (third class)</text:p>
          </table:table-cell>
          <table:table-cell office:value-type="string" calcext:value-type="string">
            <text:p>Rail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3]" office:value-type="float" office:value="40" calcext:value-type="float">
            <text:p>40</text:p>
          </table:table-cell>
          <table:table-cell office:value-type="string" calcext:value-type="string">
            <text:p>High roofs, but cramped compartments laterally with har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Optare Temp SR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4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S Premier</text:p>
          </table:table-cell>
          <table:table-cell office:value-type="string" calcext:value-type="string">
            <text:p>Water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5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&amp;S enclosed carriage</text:p>
          </table:table-cell>
          <table:table-cell office:value-type="string" calcext:value-type="string">
            <text:p>Rail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6]" office:value-type="float" office:value="40" calcext:value-type="float">
            <text:p>40</text:p>
          </table:table-cell>
          <table:table-cell/>
          <table:table-cell office:value-type="string" calcext:value-type="string">
            <text:p>Lacy &amp; Dow pp. 8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nnis Dart SLF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7]" office:value-type="float" office:value="41" calcext:value-type="float">
            <text:p>41</text:p>
          </table:table-cell>
          <table:table-cell office:value-type="string" calcext:value-type="string">
            <text:p>Better suspension than the original Dart 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Renown LT Bluebird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8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al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9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ent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0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liance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1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Dominator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2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National (B)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3]" office:value-type="float" office:value="41" calcext:value-type="float">
            <text:p>41</text:p>
          </table:table-cell>
          <table:table-cell office:value-type="string" calcext:value-type="string">
            <text:p>No “air conditioning” pod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4 wheel 1850s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4]" office:value-type="float" office:value="41" calcext:value-type="float">
            <text:p>41</text:p>
          </table:table-cell>
          <table:table-cell office:value-type="string" calcext:value-type="string">
            <text:p>Minimally padded seats, 1 light per 2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&amp;B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5]" office:value-type="float" office:value="41" calcext:value-type="float">
            <text:p>41</text:p>
          </table:table-cell>
          <table:table-cell office:value-type="string" calcext:value-type="string">
            <text:p>Wooden seats, no full height partitions. Less cramped than on the FR/NWNG/WHR at the time.</text:p>
          </table:table-cell>
          <table:table-cell office:value-type="string" calcext:value-type="string">
            <text:p>https://www.andrewhobbsphotography.co.uk/lynton-and-barnstaple-railway/h38D24E3D#h38d24e3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istrict 4-wheelers (second class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6]" office:value-type="float" office:value="42" calcext:value-type="float">
            <text:p>42</text:p>
          </table:table-cell>
          <table:table-cell office:value-type="string" calcext:value-type="string">
            <text:p>Half-height partitions, 4ft 10 between compartments, minimal padding</text:p>
          </table:table-cell>
          <table:table-cell office:value-type="string" calcext:value-type="string">
            <text:p>Hamilton Ellis, p. 7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Jubilee 4-wheelers (third class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7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nown LT Scoote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8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 wheeler (second) (Craven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9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F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30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STL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31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ent RT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32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33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right Streetca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34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OG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35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DC 41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36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DC 423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37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DC 802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38]" office:value-type="float" office:value="42" calcext:value-type="float">
            <text:p>42</text:p>
          </table:table-cell>
          <table:table-cell office:value-type="string" calcext:value-type="string">
            <text:p>Assume good seats upstairs as this is fully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F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40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H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40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P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41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 RTW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2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3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2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4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5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outemaster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6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National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7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Dominator trolley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8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 2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9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 3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50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350H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51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 4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52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lasgow Standard (4)</text:p>
          </table:table-cell>
          <table:table-cell office:value-type="string" calcext:value-type="string">
            <text:p>Tram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53]" office:value-type="float" office:value="43" calcext:value-type="float">
            <text:p>43</text:p>
          </table:table-cell>
          <table:table-cell office:value-type="string" calcext:value-type="string">
            <text:p>Fully enclosed top, upholstere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LR trains (all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54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 deck closed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55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anchester Metrolink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56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heffield Supertram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57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Ashbury “long tom” radials (second class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58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 wheel 20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59]" office:value-type="float" office:value="44" calcext:value-type="float">
            <text:p>44</text:p>
          </table:table-cell>
          <table:table-cell office:value-type="string" calcext:value-type="string">
            <text:p>Minimally padde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39 “Parry People Mover”</text:p>
          </table:table-cell>
          <table:table-cell office:value-type="string" calcext:value-type="string">
            <text:p>Train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1 “Diddler”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61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Centenary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62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britishtramsonline.co.uk/news/?attachment_id=18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lackpool Jubilee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63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Millennium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64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standard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65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flickr.com/photos/robsue888/362136964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nbardier Incendro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66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200 MMC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67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400H City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68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Jubilee 4-wheelers (second class)</text:p>
          </table:table-cell>
          <table:table-cell office:value-type="string" calcext:value-type="string">
            <text:p>Rail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69]" office:value-type="float" office:value="46" calcext:value-type="float">
            <text:p>46</text:p>
          </table:table-cell>
          <table:table-cell/>
          <table:table-cell office:value-type="string" calcext:value-type="string">
            <text:p>Metropolitan Railway Rolling Stock (Snowdon) p. 1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carriage (short wheelbase) (first class)</text:p>
          </table:table-cell>
          <table:table-cell office:value-type="string" calcext:value-type="string">
            <text:p>Rail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70]" office:value-type="float" office:value="46" calcext:value-type="float">
            <text:p>46</text:p>
          </table:table-cell>
          <table:table-cell office:value-type="string" calcext:value-type="string">
            <text:p>http://www.edgehillstation.co.uk/uploads/sizer-cache/07d1f83026f797b1b2339e82c1baf1e9c6952783.jpg</text:p>
          </table:table-cell>
          <table:table-cell office:value-type="string" calcext:value-type="string">
            <text:p>Hamilton Ellis, pp. 15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K2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71]" office:value-type="float" office:value="46" calcext:value-type="float">
            <text:p>4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CW Q1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72]" office:value-type="float" office:value="46" calcext:value-type="float">
            <text:p>4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Brush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73]" office:value-type="float" office:value="46" calcext:value-type="float">
            <text:p>46</text:p>
          </table:table-cell>
          <table:table-cell/>
          <table:table-cell office:value-type="string" calcext:value-type="string">
            <text:p>http://www.britishtramsonline.co.uk/292-623e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lackpool Progress twin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74]" office:value-type="float" office:value="46" calcext:value-type="float">
            <text:p>46</text:p>
          </table:table-cell>
          <table:table-cell/>
          <table:table-cell office:value-type="string" calcext:value-type="string">
            <text:p><text:a xlink:href="http://www.flickr.com/photos/walsall1955/6309564165/" xlink:type="simple">http://www.flickr.com/photos/walsall1955/6309564165/</text:a>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Routemaster trolley</text:p>
          </table:table-cell>
          <table:table-cell office:value-type="string" calcext:value-type="string">
            <text:p>Road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75]" office:value-type="float" office:value="47" calcext:value-type="float">
            <text:p>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heffield Roberts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76]" office:value-type="float" office:value="47" calcext:value-type="float">
            <text:p>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Coronation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77]" office:value-type="float" office:value="47" calcext:value-type="float">
            <text:p>47</text:p>
          </table:table-cell>
          <table:table-cell/>
          <table:table-cell office:value-type="string" calcext:value-type="string">
            <text:p>http://www.flickr.com/photos/beamishmuseum/8119730497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egal 15T13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78]" office:value-type="float" office:value="48" calcext:value-type="float">
            <text:p>4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unbeam F4A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79]" office:value-type="float" office:value="48" calcext:value-type="float">
            <text:p>4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60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80]" office:value-type="float" office:value="48" calcext:value-type="float">
            <text:p>48</text:p>
          </table:table-cell>
          <table:table-cell office:value-type="string" calcext:value-type="string">
            <text:p>5ft 0” between compartments, hard seats, no heating, one lamp per 2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 coach (Georgian; strap suspended)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81]" office:value-type="float" office:value="49" calcext:value-type="float">
            <text:p>49</text:p>
          </table:table-cell>
          <table:table-cell office:value-type="string" calcext:value-type="string">
            <text:p>Inside passenge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lackpool Balloon</text:p>
          </table:table-cell>
          <table:table-cell office:value-type="string" calcext:value-type="string">
            <text:p>Tram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82]" office:value-type="float" office:value="49" calcext:value-type="float">
            <text:p>4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UT 9613T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83]" office:value-type="float" office:value="49" calcext:value-type="float">
            <text:p>49</text:p>
          </table:table-cell>
          <table:table-cell/>
          <table:table-cell office:value-type="string" calcext:value-type="string">
            <text:p>pp. 33 and 50 of "Glasgow Trolleybuses" by Brian T. Dean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UT RETB1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84]" office:value-type="float" office:value="49" calcext:value-type="float">
            <text:p>49</text:p>
          </table:table-cell>
          <table:table-cell/>
          <table:table-cell office:value-type="string" calcext:value-type="string">
            <text:p>pp. 33-4 and 50 of "Glasgow Trolleybuses" by Brian T. Dean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Ashbury 4 wheel carriage (first class)</text:p>
          </table:table-cell>
          <table:table-cell office:value-type="string" calcext:value-type="string">
            <text:p>Narrow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85]" office:value-type="float" office:value="49" calcext:value-type="float">
            <text:p>49</text:p>
          </table:table-cell>
          <table:table-cell office:value-type="string" calcext:value-type="string">
            <text:p>Said to be more cramped than the original small Birminghams</text:p>
          </table:table-cell>
          <table:table-cell office:value-type="string" calcext:value-type="string">
            <text:p>https://www.festipedia.org.uk/wiki/Carriage_1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iverpool Overhead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86]" office:value-type="float" office:value="50" calcext:value-type="float">
            <text:p>50</text:p>
          </table:table-cell>
          <table:table-cell office:value-type="string" calcext:value-type="string">
            <text:p>Wooden transverse seats, 2+2</text:p>
          </table:table-cell>
          <table:table-cell office:value-type="string" calcext:value-type="string">
            <text:p>http://www.historywebsite.co.uk/genealogy/Parker/OverheadRailway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chooner</text:p>
          </table:table-cell>
          <table:table-cell office:value-type="string" calcext:value-type="string">
            <text:p>Water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87]" office:value-type="float" office:value="50" calcext:value-type="float">
            <text:p>5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yne ferry</text:p>
          </table:table-cell>
          <table:table-cell office:value-type="string" calcext:value-type="string">
            <text:p>Water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88]" office:value-type="float" office:value="51" calcext:value-type="float">
            <text:p>5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rsey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89]" office:value-type="float" office:value="51" calcext:value-type="float">
            <text:p>51</text:p>
          </table:table-cell>
          <table:table-cell office:value-type="string" calcext:value-type="string">
            <text:p>Plywood seats, no heating</text:p>
          </table:table-cell>
          <table:table-cell table:style-name="Default" office:value-type="string" calcext:value-type="string">
            <text:p>Hamilton Ellis, p. 260</text:p>
          </table:table-cell>
          <table:table-cell table:style-name="ce13" office:value-type="string" calcext:value-type="string">
            <text:p>http://www.emus.co.uk/zone/mersey/mersey.htm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TSR 4 wheelers (third class)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90]" office:value-type="float" office:value="51" calcext:value-type="float">
            <text:p>51</text:p>
          </table:table-cell>
          <table:table-cell office:value-type="string" calcext:value-type="string">
            <text:p>5ft 1 between compartments</text:p>
          </table:table-cell>
          <table:table-cell office:value-type="string" calcext:value-type="string">
            <text:p>Lacy &amp; Dow p. 4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age coach (Besant; sprung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91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 coach (Regency; sprung and braked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92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06 stock (Underground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93]" office:value-type="float" office:value="52" calcext:value-type="float">
            <text:p>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1870s carriages (suburban) (third class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94]" office:value-type="float" office:value="52" calcext:value-type="float">
            <text:p>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 wheelers (Stroudley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95]" office:value-type="float" office:value="52" calcext:value-type="float">
            <text:p>52</text:p>
          </table:table-cell>
          <table:table-cell office:value-type="string" calcext:value-type="string">
            <text:p>5ft between compartments</text:p>
          </table:table-cell>
          <table:table-cell office:value-type="string" calcext:value-type="string">
            <text:p>http://www.lbscr.org/coaches/Stroudley/thirds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Small Birmingham (“bugbox”) (first class)</text:p>
          </table:table-cell>
          <table:table-cell office:value-type="string" calcext:value-type="string">
            <text:p>Narrow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96]" office:value-type="float" office:value="53" calcext:value-type="float">
            <text:p>53</text:p>
          </table:table-cell>
          <table:table-cell office:value-type="string" calcext:value-type="string">
            <text:p>Longitudinal seating with padded seats</text:p>
          </table:table-cell>
          <table:table-cell office:value-type="string" calcext:value-type="string">
            <text:p>https://www.flickr.com/photos/jncarter1962/16419126119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agecoach rail (inside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97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lasgow Coronation car</text:p>
          </table:table-cell>
          <table:table-cell office:value-type="string" calcext:value-type="string">
            <text:p>Tram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98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98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99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00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00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92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01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90 stock (Underground/C&amp;SLR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202]" office:value-type="float" office:value="54" calcext:value-type="float">
            <text:p>5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14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203]" office:value-type="float" office:value="54" calcext:value-type="float">
            <text:p>5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009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204]" office:value-type="float" office:value="54" calcext:value-type="float">
            <text:p>5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rsey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205]" office:value-type="float" office:value="54" calcext:value-type="float">
            <text:p>54</text:p>
          </table:table-cell>
          <table:table-cell office:value-type="string" calcext:value-type="string">
            <text:p>Rattan seats, similar density to third, no heating</text:p>
          </table:table-cell>
          <table:table-cell office:value-type="string" calcext:value-type="string">
            <text:p>Hamilton Ellis, p. 2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mail carriage (short wheelbase) (first class +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06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R 4 wheel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07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15 stock (Underground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08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42 (“Pacer”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09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P 1-88 (hovercraf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10]" office:value-type="float" office:value="55" calcext:value-type="float">
            <text:p>55</text:p>
          </table:table-cell>
          <table:table-cell/>
          <table:table-cell office:value-type="string" calcext:value-type="string">
            <text:p>http://www.google.co.uk/imgres?client=firefox-a&amp;hs=kcE&amp;sa=X&amp;rls=org.mozilla:en-GB:official&amp;biw=1600&amp;bih=1082&amp;tbm=isch&amp;tbnid=4Q1NbTYSRCHfUM:&amp;imgrefurl=http://hoverclub.org.uk/%3Faction%3Dgallery%3Bcat%3D6&amp;docid=p7LnNTt21-ytHM&amp;imgurl=http://hoverclub.org.uk/gallery/82_03_02_11_8_39_24.jpeg&amp;w=800&amp;h=593&amp;ei=G4F9UaGJL-PA7Ab7-4HwAg&amp;zoom=1&amp;ved=1t:3588,r:8,s:0,i:110&amp;iact=rc&amp;dur=508&amp;page=1&amp;tbnh=177&amp;tbnw=226&amp;start=0&amp;ndsp=34&amp;tx=136&amp;ty=7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DV 1200 (Super Sea Ca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11]" office:value-type="float" office:value="55" calcext:value-type="float">
            <text:p>55</text:p>
          </table:table-cell>
          <table:table-cell office:value-type="string" calcext:value-type="string">
            <text:p>Very rough riding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95 stock (Underground)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12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3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13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5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14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507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15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-N6 Winchester hovercraf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16]" office:value-type="float" office:value="56" calcext:value-type="float">
            <text:p>56</text:p>
          </table:table-cell>
          <table:table-cell office:value-type="string" calcext:value-type="string">
            <text:p>Bouncy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arket narrowboa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[.C217]+10"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&amp;DJR 4 wheel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8]" office:value-type="float" office:value="57" calcext:value-type="float">
            <text:p>57</text:p>
          </table:table-cell>
          <table:table-cell office:value-type="string" calcext:value-type="string">
            <text:p>4ft 11” between compartments</text:p>
          </table:table-cell>
          <table:table-cell office:value-type="string" calcext:value-type="string">
            <text:p>Lacy &amp; Dow, pp. 16 and 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92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9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67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20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8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21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5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22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8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23]" office:value-type="float" office:value="57" calcext:value-type="float">
            <text:p>57</text:p>
          </table:table-cell>
          <table:table-cell office:value-type="string" calcext:value-type="string">
            <text:p>Based on Underground Standard Stock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 wheeler (Craven) (low capacity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24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L C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25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atford joint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26]" office:value-type="float" office:value="57" calcext:value-type="float">
            <text:p>57</text:p>
          </table:table-cell>
          <table:table-cell table:style-name="ce12"/>
          <table:table-cell table:style-name="ce19" office:value-type="string" calcext:value-type="string">
            <text:p><text:s/>http://www.ltmcollection.org/images/webmax/0a/i0000b0a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istrict 4-wheelers (first class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27]" office:value-type="float" office:value="58" calcext:value-type="float">
            <text:p>58</text:p>
          </table:table-cell>
          <table:table-cell office:value-type="string" calcext:value-type="string">
            <text:p>Four per side</text:p>
          </table:table-cell>
          <table:table-cell office:value-type="string" calcext:value-type="string">
            <text:p>Hamilton Ellis, p. 7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940 stock (Underground/Waterloo &amp; City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28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59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29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73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30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arket barge</text:p>
          </table:table-cell>
          <table:table-cell office:value-type="string" calcext:value-type="string">
            <text:p>Water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[.C231]+10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 wheel composite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32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R 4 wheel mail carriage (first class +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33]" office:value-type="float" office:value="59" calcext:value-type="float">
            <text:p>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TSR 6 wheelers (third class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34]" office:value-type="float" office:value="59" calcext:value-type="float">
            <text:p>59</text:p>
          </table:table-cell>
          <table:table-cell office:value-type="string" calcext:value-type="string">
            <text:p>5ft 8 between compartments</text:p>
          </table:table-cell>
          <table:table-cell office:value-type="string" calcext:value-type="string">
            <text:p>Lacyey &amp; Dow p. 479 (vol. 2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8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35]" office:value-type="float" office:value="59" calcext:value-type="float">
            <text:p>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710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36]" office:value-type="float" office:value="59" calcext:value-type="float">
            <text:p>59</text:p>
          </table:table-cell>
          <table:table-cell office:value-type="string" calcext:value-type="string">
            <text:p>Not yet built, so tentative. Assume same as 378 for now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F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37]" office:value-type="float" office:value="59" calcext:value-type="float">
            <text:p>59</text:p>
          </table:table-cell>
          <table:table-cell office:value-type="string" calcext:value-type="string">
            <text:p>Much longitudinal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UL D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38]" office:value-type="float" office:value="59" calcext:value-type="float">
            <text:p>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assenger flyboat</text:p>
          </table:table-cell>
          <table:table-cell office:value-type="string" calcext:value-type="string">
            <text:p>Water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[.C239]+10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60s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40]" office:value-type="float" office:value="59" calcext:value-type="float">
            <text:p>59</text:p>
          </table:table-cell>
          <table:table-cell office:value-type="string" calcext:value-type="string">
            <text:p>6ft between compartments, padded seats, full lighting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&amp;SR 4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41]" office:value-type="float" office:value="60" calcext:value-type="float">
            <text:p>60</text:p>
          </table:table-cell>
          <table:table-cell/>
          <table:table-cell office:value-type="string" calcext:value-type="string">
            <text:p>Lacy &amp; Dow p. 4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istrict A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42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B/C/D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43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44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1913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45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1921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46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L S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47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Quint-articulated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48]" office:value-type="float" office:value="60" calcext:value-type="float">
            <text:p>60</text:p>
          </table:table-cell>
          <table:table-cell office:value-type="string" calcext:value-type="string">
            <text:p>Same length as short Quad-Art carriage, but eight compartments instead of sev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acket barge</text:p>
          </table:table-cell>
          <table:table-cell office:value-type="string" calcext:value-type="string">
            <text:p>Water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C249]+10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1870s carriages suburban (secon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50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A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51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B/C/D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52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E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53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F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54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38 stock (Underground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55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83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56]" office:value-type="float" office:value="61" calcext:value-type="float">
            <text:p>61</text:p>
          </table:table-cell>
          <table:table-cell office:value-type="string" calcext:value-type="string">
            <text:p>Based on Underground 1938 stock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G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57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K/L/M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58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rsey ferry</text:p>
          </table:table-cell>
          <table:table-cell office:value-type="string" calcext:value-type="string">
            <text:p>Water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59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1870s carriages (third class long distance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60]" office:value-type="float" office:value="62" calcext:value-type="float">
            <text:p>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hurchward autotrailer and steam railmotors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61]" office:value-type="float" office:value="62" calcext:value-type="float">
            <text:p>62</text:p>
          </table:table-cell>
          <table:table-cell office:value-type="string" calcext:value-type="string">
            <text:p>Low backed seats</text:p>
          </table:table-cell>
          <table:table-cell office:value-type="string" calcext:value-type="string">
            <text:p>Harris p. 5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er (Stroudley) (low capacity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62]" office:value-type="float" office:value="62" calcext:value-type="float">
            <text:p>62</text:p>
          </table:table-cell>
          <table:table-cell office:value-type="string" calcext:value-type="string">
            <text:p>6ft 4in between compartments</text:p>
          </table:table-cell>
          <table:table-cell office:value-type="string" calcext:value-type="string">
            <text:p>http://www.lbscr.org/coaches/Stroudley/firsts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1905 gate stock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63]" office:value-type="float" office:value="62" calcext:value-type="float">
            <text:p>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Quint-articulated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64]" office:value-type="float" office:value="62" calcext:value-type="float">
            <text:p>62</text:p>
          </table:table-cell>
          <table:table-cell office:value-type="string" calcext:value-type="string">
            <text:p>Same length as short Quad-Art carriage, but eight compartments instead of sev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65]" office:value-type="float" office:value="63" calcext:value-type="float">
            <text:p>63</text:p>
          </table:table-cell>
          <table:table-cell office:value-type="string" calcext:value-type="string">
            <text:p>5ft 5” between compartments. Probably not padded at this time.</text:p>
          </table:table-cell>
          <table:table-cell office:value-type="string" calcext:value-type="string">
            <text:p>http://www.penrhos.me.uk/Sdiags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radial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66]" office:value-type="float" office:value="63" calcext:value-type="float">
            <text:p>63</text:p>
          </table:table-cell>
          <table:table-cell office:value-type="string" calcext:value-type="string">
            <text:p>Seats not padded in LNWR thirds at this tim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8 wheel radial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67]" office:value-type="float" office:value="63" calcext:value-type="float">
            <text:p>63</text:p>
          </table:table-cell>
          <table:table-cell office:value-type="string" calcext:value-type="string">
            <text:p>Seats not padded in LNWR thirds at this time. 5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&amp;TSR 6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68]" office:value-type="float" office:value="63" calcext:value-type="float">
            <text:p>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dford OB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69]" office:value-type="float" office:value="63" calcext:value-type="float">
            <text:p>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al T Coach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70]" office:value-type="float" office:value="63" calcext:value-type="float">
            <text:p>63</text:p>
          </table:table-cell>
          <table:table-cell/>
          <table:table-cell office:value-type="string" calcext:value-type="string">
            <text:p>http://www.countrybus.org/T-regal/T2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6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6 wheel cleres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272]" office:value-type="float" office:value="64" calcext:value-type="float">
            <text:p>64</text:p>
          </table:table-cell>
          <table:table-cell office:value-type="string" calcext:value-type="string">
            <text:p>5ft 5” between compartments. Probably not padded at this time.</text:p>
          </table:table-cell>
          <table:table-cell office:value-type="string" calcext:value-type="string">
            <text:p>http://www.penrhos.me.uk/Sdiags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Vega</text:p>
          </table:table-cell>
          <table:table-cell office:value-type="string" calcext:value-type="string">
            <text:p>Air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&amp;TSR 4 wheelers (first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274]" office:value-type="float" office:value="64" calcext:value-type="float">
            <text:p>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Ashbury “long tom” radials (first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275]" office:value-type="float" office:value="64" calcext:value-type="float">
            <text:p>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Jubilee 4-wheelers (first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76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L A Stock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77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4-DD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78]" office:value-type="float" office:value="65" calcext:value-type="float">
            <text:p>65</text:p>
          </table:table-cell>
          <table:table-cell office:value-type="string" calcext:value-type="string">
            <text:p>Double decker and cram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S Chevalier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79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hamesline riverbus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80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Barn carriages (third class)</text:p>
          </table:table-cell>
          <table:table-cell office:value-type="string" calcext:value-type="string">
            <text:p>Narrow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[.C281]+10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 wheel carriage (1848) (first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82]" office:value-type="float" office:value="65" calcext:value-type="float">
            <text:p>65</text:p>
          </table:table-cell>
          <table:table-cell/>
          <table:table-cell office:value-type="string" calcext:value-type="string">
            <text:p>Lacy &amp; Dow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Quad-articulated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83]" office:value-type="float" office:value="65" calcext:value-type="float">
            <text:p>65</text:p>
          </table:table-cell>
          <table:table-cell office:value-type="string" calcext:value-type="string">
            <text:p>6ft 0 between compartments in centre carriage, 6ft 2 in end carriage</text:p>
          </table:table-cell>
          <table:table-cell office:value-type="string" calcext:value-type="string">
            <text:p>https://www.flickr.com/photos/55223176@N03/603067432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rc roof bogie cleres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84]" office:value-type="float" office:value="65" calcext:value-type="float">
            <text:p>65</text:p>
          </table:table-cell>
          <table:table-cell office:value-type="string" calcext:value-type="string">
            <text:p>5ft 6 between partitions. Diagram suggests padding.</text:p>
          </table:table-cell>
          <table:table-cell office:value-type="string" calcext:value-type="string">
            <text:p>http://www.penrhos.me.uk/JSDCmed/C2Lot207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UL O/P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85]" office:value-type="float" office:value="66" calcext:value-type="float">
            <text:p>66</text:p>
          </table:table-cell>
          <table:table-cell office:value-type="string" calcext:value-type="string">
            <text:p>Notably comfortable seats</text:p>
          </table:table-cell>
          <table:table-cell office:value-type="string" calcext:value-type="string">
            <text:p>Jenkinson, p. 42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UL R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86]" office:value-type="float" office:value="66" calcext:value-type="float">
            <text:p>66</text:p>
          </table:table-cell>
          <table:table-cell office:value-type="string" calcext:value-type="string">
            <text:p>Notably comfortable seats</text:p>
          </table:table-cell>
          <table:table-cell office:value-type="string" calcext:value-type="string">
            <text:p>Jenkinson, p. 42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/LSWR 3-SUB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87]" office:value-type="float" office:value="66" calcext:value-type="float">
            <text:p>66</text:p>
          </table:table-cell>
          <table:table-cell office:value-type="string" calcext:value-type="string">
            <text:p>5ft 8 between compartments, no lavatories</text:p>
          </table:table-cell>
          <table:table-cell office:value-type="string" calcext:value-type="string">
            <text:p>Jenkinson, p. 38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4 wheel 1870s carriages (first class suburban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88]"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TSR non-corrido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89]" office:value-type="float" office:value="66" calcext:value-type="float">
            <text:p>66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y &amp; Dow p. 479 (vol. 2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ooden paddle steamer</text:p>
          </table:table-cell>
          <table:table-cell office:value-type="string" calcext:value-type="string">
            <text:p>Wate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90]"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Junkers W34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Junkers F13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93]" office:value-type="float" office:value="66" calcext:value-type="float">
            <text:p>66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ockheed Orion</text:p>
          </table:table-cell>
          <table:table-cell office:value-type="string" calcext:value-type="string">
            <text:p>Air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Superbarn (third class)</text:p>
          </table:table-cell>
          <table:table-cell office:value-type="string" calcext:value-type="string">
            <text:p>Narrow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[.C295]+10" office:value-type="float" office:value="77" calcext:value-type="float">
            <text:p>77</text:p>
          </table:table-cell>
          <table:table-cell/>
          <table:table-cell office:value-type="string" calcext:value-type="string">
            <text:p>http://www.flickr.com/photos/14730981@N08/8007231863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Quad-articulated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table:formula="of:=[.C296]" office:value-type="float" office:value="67" calcext:value-type="float">
            <text:p>67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ttp://www.marcmodels.co.uk/Images/Quad%20Art%20Dia%20103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4 wheel 1870s carriages (second class long distance)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97]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 Havilland Dragon Rapide</text:p>
          </table:table-cell>
          <table:table-cell office:value-type="string" calcext:value-type="string">
            <text:p>Ai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ER Tyneside EMU (third class)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99]" office:value-type="float" office:value="68" calcext:value-type="float">
            <text:p>68</text:p>
          </table:table-cell>
          <table:table-cell/>
          <table:table-cell office:value-type="string" calcext:value-type="string">
            <text:p>Jenkinson, p. 25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ron paddle steamer</text:p>
          </table:table-cell>
          <table:table-cell office:value-type="string" calcext:value-type="string">
            <text:p>Wate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300]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National (coach)</text:p>
          </table:table-cell>
          <table:table-cell office:value-type="string" calcext:value-type="string">
            <text:p>Road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301]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HR buffet carriage (first class saloon)</text:p>
          </table:table-cell>
          <table:table-cell office:value-type="string" calcext:value-type="string">
            <text:p>Narrow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formula="of:=[.C302]+5" office:value-type="float" office:value="73" calcext:value-type="float">
            <text:p>73</text:p>
          </table:table-cell>
          <table:table-cell office:value-type="string" calcext:value-type="string">
            <text:p>Perimeter padded seating</text:p>
          </table:table-cell>
          <table:table-cell office:value-type="string" calcext:value-type="string">
            <text:p>https://www.flickr.com/photos/14730981@N08/8010371849/in/album-72157633497295466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Tyneside EMU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03]" office:value-type="float" office:value="69" calcext:value-type="float">
            <text:p>69</text:p>
          </table:table-cell>
          <table:table-cell office:value-type="string" calcext:value-type="string">
            <text:p>Bucket seats, 2+2</text:p>
          </table:table-cell>
          <table:table-cell office:value-type="string" calcext:value-type="string">
            <text:p>Jenkinson, p. 43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04]" office:value-type="float" office:value="69" calcext:value-type="float">
            <text:p>69</text:p>
          </table:table-cell>
          <table:table-cell office:value-type="string" calcext:value-type="string">
            <text:p>5'10 between compartments. Assume padding in thirds by this stage</text:p>
          </table:table-cell>
          <table:table-cell office:value-type="string" calcext:value-type="string">
            <text:p>Millard p. 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F (coach)</text:p>
          </table:table-cell>
          <table:table-cell office:value-type="string" calcext:value-type="string">
            <text:p>Road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05]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ord Trimotor</text:p>
          </table:table-cell>
          <table:table-cell office:value-type="string" calcext:value-type="string">
            <text:p>Air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[.C306]+5" office:value-type="float" office:value="74" calcext:value-type="float">
            <text:p>74</text:p>
          </table:table-cell>
          <table:table-cell/>
          <table:table-cell office:value-type="string" calcext:value-type="string">
            <text:p>http://www.bagophily.com/images/ford_trimotor_0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28ft 6 wheelers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07]" office:value-type="float" office:value="69" calcext:value-type="float">
            <text:p>69</text:p>
          </table:table-cell>
          <table:table-cell/>
          <table:table-cell office:value-type="string" calcext:value-type="string">
            <text:p>http://www.orion-models.co.uk/LSWR_C1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ur wheel 1850s carriage (first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08]" office:value-type="float" office:value="69" calcext:value-type="float">
            <text:p>69</text:p>
          </table:table-cell>
          <table:table-cell office:value-type="string" calcext:value-type="string">
            <text:p>Lights in each compartment, 5ft 8” between compartments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8ft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09]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54ft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10]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11]" office:value-type="float" office:value="70" calcext:value-type="float">
            <text:p>70</text:p>
          </table:table-cell>
          <table:table-cell office:value-type="string" calcext:value-type="string">
            <text:p>1/3rd lavatory access, no padding, 5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JR bed carriage (first class +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12]" office:value-type="float" office:value="70" calcext:value-type="float">
            <text:p>70</text:p>
          </table:table-cell>
          <table:table-cell/>
          <table:table-cell office:value-type="string" calcext:value-type="string">
            <text:p>Hamilton Ellis, pp. 22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6 wheel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13]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14]" office:value-type="float" office:value="70" calcext:value-type="float">
            <text:p>70</text:p>
          </table:table-cell>
          <table:table-cell office:value-type="string" calcext:value-type="string">
            <text:p>5ft 6” between compartments, padded seats, bogies, steam heat, electric light</text:p>
          </table:table-cell>
          <table:table-cell office:value-type="string" calcext:value-type="string">
            <text:p>Snowdon, p. 2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utocoach (Collett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15]" office:value-type="float" office:value="70" calcext:value-type="float">
            <text:p>70</text:p>
          </table:table-cell>
          <table:table-cell office:value-type="string" calcext:value-type="string">
            <text:p>No lavatories. Some bench seats.</text:p>
          </table:table-cell>
          <table:table-cell table:style-name="ce19" office:value-type="string" calcext:value-type="string">
            <text:p>http://www.flickr.com/photos/camperdown/6837210593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SUB (third class only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16]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iverpool Overhead Railway EMU (first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17]" office:value-type="float" office:value="70" calcext:value-type="float">
            <text:p>70</text:p>
          </table:table-cell>
          <table:table-cell office:value-type="string" calcext:value-type="string">
            <text:p>2+2 seats. “Buttoned in broadcloth”. No other details available</text:p>
          </table:table-cell>
          <table:table-cell office:value-type="string" calcext:value-type="string">
            <text:p>Hamilton Ellis, p. 25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outemaster (coach)</text:p>
          </table:table-cell>
          <table:table-cell office:value-type="string" calcext:value-type="string">
            <text:p>Road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18]" office:value-type="float" office:value="70" calcext:value-type="float">
            <text:p>70</text:p>
          </table:table-cell>
          <table:table-cell office:value-type="string" calcext:value-type="string">
            <text:p>Both long and standar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319]" office:value-type="float" office:value="71" calcext:value-type="float">
            <text:p>71</text:p>
          </table:table-cell>
          <table:table-cell office:value-type="string" calcext:value-type="string">
            <text:p>5ft6 between compartments</text:p>
          </table:table-cell>
          <table:table-cell office:value-type="string" calcext:value-type="string">
            <text:p>http://www.penrhos.me.uk/JSDCmed/C3Lots448etc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(second class)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320]" office:value-type="float" office:value="71" calcext:value-type="float">
            <text:p>71</text:p>
          </table:table-cell>
          <table:table-cell office:value-type="string" calcext:value-type="string">
            <text:p>5'10 between compartments. </text:p>
          </table:table-cell>
          <table:table-cell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Junkers JU 52</text:p>
          </table:table-cell>
          <table:table-cell office:value-type="string" calcext:value-type="string">
            <text:p>Air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formula="of:=[.C321]+5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YR EMU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22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2-HAL (non-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23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6 wheel 30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http://www.orion-models.co.uk/LSWR_C2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bow ended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25]" office:value-type="float" office:value="72" calcext:value-type="float">
            <text:p>72</text:p>
          </table:table-cell>
          <table:table-cell office:value-type="string" calcext:value-type="string">
            <text:p>5ft 9” between compartments</text:p>
          </table:table-cell>
          <table:table-cell office:value-type="string" calcext:value-type="string">
            <text:p>https://forums.dovetailgames.com/threads/gwr-suburban-coaches-for-gwr-large-prairies.1313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toplight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26]" office:value-type="float" office:value="72" calcext:value-type="float">
            <text:p>72</text:p>
          </table:table-cell>
          <table:table-cell/>
          <table:table-cell office:value-type="string" calcext:value-type="string">
            <text:p>https://www.warwickshirerailways.com/gwr/gwrms1730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27]" office:value-type="float" office:value="72" calcext:value-type="float">
            <text:p>72</text:p>
          </table:table-cell>
          <table:table-cell office:value-type="string" calcext:value-type="string">
            <text:p>These have padded seats in the thirds and are 5ft 10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8ft bogie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28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54ft bogie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29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28ft 6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30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non-corridor carriages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31]" office:value-type="float" office:value="73" calcext:value-type="float">
            <text:p>73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6 wheel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32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arc roof suburban carriages (third class)</text:p>
          </table:table-cell>
          <table:table-cell office:value-type="string" calcext:value-type="string">
            <text:p>Rail 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33]" office:value-type="float" office:value="73" calcext:value-type="float">
            <text:p>73</text:p>
          </table:table-cell>
          <table:table-cell office:value-type="string" calcext:value-type="string">
            <text:p>5ft 10 between compartments (Bogie carriage – consider increasing to 74)</text:p>
          </table:table-cell>
          <table:table-cell table:style-name="ce20" office:value-type="string" calcext:value-type="string">
            <text:p>Lacy &amp; Dow vol. 2 pp. 273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Howlden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34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6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35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36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6 wheel radial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37]" office:value-type="float" office:value="73" calcext:value-type="float">
            <text:p>73</text:p>
          </table:table-cell>
          <table:table-cell office:value-type="string" calcext:value-type="string">
            <text:p>Padded seats. 5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Reliance coach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38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72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39]" office:value-type="float" office:value="74" calcext:value-type="float">
            <text:p>74</text:p>
          </table:table-cell>
          <table:table-cell office:value-type="string" calcext:value-type="string">
            <text:p>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40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motorised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41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MV stock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42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 wheel 31ft arc roof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43]" office:value-type="float" office:value="74" calcext:value-type="float">
            <text:p>74</text:p>
          </table:table-cell>
          <table:table-cell office:value-type="string" calcext:value-type="string">
            <text:p>6ft 0 between compartments, no lavatories, padded seats</text:p>
          </table:table-cell>
          <table:table-cell office:value-type="string" calcext:value-type="string">
            <text:p>Lacy &amp; Dow p. 1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elliptical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44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office:value-type="string" calcext:value-type="string">
            <text:p>Lacy &amp; Dow vol. 2 p. 29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45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SR non-corridor bogie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46]" office:value-type="float" office:value="74" calcext:value-type="float">
            <text:p>74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y &amp; Dow p. 479 (vol. 2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suburban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47]" office:value-type="float" office:value="74" calcext:value-type="float">
            <text:p>74</text:p>
          </table:table-cell>
          <table:table-cell office:value-type="string" calcext:value-type="string">
            <text:p>Straight sided</text:p>
          </table:table-cell>
          <table:table-cell office:value-type="string" calcext:value-type="string">
            <text:p>https://www.flickr.com/photos/14730981@N08/9131141144/in/album-72157634312765222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 20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48]" office:value-type="float" office:value="74" calcext:value-type="float">
            <text:p>74</text:p>
          </table:table-cell>
          <table:table-cell office:value-type="string" calcext:value-type="string">
            <text:p>Lights in each compartment, 6ft 6 between compartments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45ft non-corridor lavatory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49]" office:value-type="float" office:value="74" calcext:value-type="float">
            <text:p>74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50]" office:value-type="float" office:value="74" calcext:value-type="float">
            <text:p>74</text:p>
          </table:table-cell>
          <table:table-cell office:value-type="string" calcext:value-type="string">
            <text:p>5ft 5” between compartments. Probably not padded at this time.</text:p>
          </table:table-cell>
          <table:table-cell office:value-type="string" calcext:value-type="string">
            <text:p>http://www.penrhos.me.uk/Sdiags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7ft non-corridor carriages (third class) (composite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51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 (no lavatory access) (the third compartments in the composites are smaller than in the all third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autocoach (Hawksworth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52]" office:value-type="float" office:value="75" calcext:value-type="float">
            <text:p>75</text:p>
          </table:table-cell>
          <table:table-cell office:value-type="string" calcext:value-type="string">
            <text:p>No lavatories</text:p>
          </table:table-cell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SWR 6 wheel 30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http://www.orion-models.co.uk/LSWR_C2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bogie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54]" office:value-type="float" office:value="75" calcext:value-type="float">
            <text:p>75</text:p>
          </table:table-cell>
          <table:table-cell office:value-type="string" calcext:value-type="string">
            <text:p>5ft 6” between compartments, padded seats, bogies, steam heat, electric light, rug</text:p>
          </table:table-cell>
          <table:table-cell office:value-type="string" calcext:value-type="string">
            <text:p>Snowdon, p. 2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860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55]" office:value-type="float" office:value="75" calcext:value-type="float">
            <text:p>75</text:p>
          </table:table-cell>
          <table:table-cell office:value-type="string" calcext:value-type="string">
            <text:p>6ft6 between compartments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leres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56]" office:value-type="float" office:value="75" calcext:value-type="float">
            <text:p>75</text:p>
          </table:table-cell>
          <table:table-cell office:value-type="string" calcext:value-type="string">
            <text:p>6ft 6” between compartments</text:p>
          </table:table-cell>
          <table:table-cell office:value-type="string" calcext:value-type="string">
            <text:p>Hamilton Ellis p. 1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17/121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57]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augmentation trailer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58]" office:value-type="float" office:value="75" calcext:value-type="float">
            <text:p>75</text:p>
          </table:table-cell>
          <table:table-cell office:value-type="string" calcext:value-type="string">
            <text:p>DEPRECATED – use comfort values from base types</text:p>
          </table:table-cell>
          <table:table-cell office:value-type="string" calcext:value-type="string">
            <text:p>Jenkinson, p. 38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suburban EMU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59]" office:value-type="float" office:value="75" calcext:value-type="float">
            <text:p>75</text:p>
          </table:table-cell>
          <table:table-cell office:value-type="string" calcext:value-type="string">
            <text:p>5ft 10 ¼ between compartments</text:p>
          </table:table-cell>
          <table:table-cell office:value-type="string" calcext:value-type="string">
            <text:p>Jenkinson, p. 4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Quint-articulated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60]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ollett (1930s)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61]" office:value-type="float" office:value="75" calcext:value-type="float">
            <text:p>75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99-1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42ft non-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62]" office:value-type="float" office:value="75" calcext:value-type="float">
            <text:p>75</text:p>
          </table:table-cell>
          <table:table-cell table:style-name="ce13" office:value-type="string" calcext:value-type="string">
            <text:p>Identical to the 8 wheel radials except for underframe (better riding)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63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0ft non-corridor carriages (elliptical roof)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64]" office:value-type="float" office:value="75" calcext:value-type="float">
            <text:p>75</text:p>
          </table:table-cell>
          <table:table-cell office:value-type="string" calcext:value-type="string">
            <text:p>Clipper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JSA EMU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65]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2-NOL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66]" office:value-type="float" office:value="75" calcext:value-type="float">
            <text:p>75</text:p>
          </table:table-cell>
          <table:table-cell office:value-type="string" calcext:value-type="string">
            <text:p>5ft 10 3/8 between compartments, no lavatory acces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45 (Crossrail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ix of longitudinal and traverse seats</text:p>
          </table:table-cell>
          <table:table-cell office:value-type="string" calcext:value-type="string">
            <text:p>http://www.londonreconnections.com/2015/purple-train-a-look-at-crossrails-rolling-stock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ro Commander 520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http://www.airliners.net/aircraft-data/rockwell-500520560680685720-commander/34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HC-3 Twin Otter (300 series)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ER Tyneside EMU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Jenkinson, p. 25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rc roof bogie cleres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71]" office:value-type="float" office:value="76" calcext:value-type="float">
            <text:p>76</text:p>
          </table:table-cell>
          <table:table-cell office:value-type="string" calcext:value-type="string">
            <text:p>5ft 11 between compartments. No lavatory access.</text:p>
          </table:table-cell>
          <table:table-cell office:value-type="string" calcext:value-type="string">
            <text:p>http://www.penrhos.me.uk/JSDCmed/E12-lot-256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Dreadnough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72]" office:value-type="float" office:value="76" calcext:value-type="float">
            <text:p>7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airchild Metro</text:p>
          </table:table-cell>
          <table:table-cell office:value-type="string" calcext:value-type="string">
            <text:p>Air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/>
          <table:table-cell office:value-type="string" calcext:value-type="string">
            <text:p>Snowdon, p. 4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egal 9T9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74]" office:value-type="float" office:value="76" calcext:value-type="float">
            <text:p>7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al 10T10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75]" office:value-type="float" office:value="76" calcext:value-type="float">
            <text:p>7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F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76]" office:value-type="float" office:value="76" calcext:value-type="float">
            <text:p>76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I suburban (secon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77]" office:value-type="float" office:value="76" calcext:value-type="float">
            <text:p>76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6 wheel 30'1” 6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78]" office:value-type="float" office:value="76" calcext:value-type="float">
            <text:p>76</text:p>
          </table:table-cell>
          <table:table-cell office:value-type="string" calcext:value-type="string">
            <text:p>5ft 10 between compartments (assume padding in thirds by this date)</text:p>
          </table:table-cell>
          <table:table-cell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LAV (non-lav carriages) (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79]" office:value-type="float" office:value="76" calcext:value-type="float">
            <text:p>76</text:p>
          </table:table-cell>
          <table:table-cell/>
          <table:table-cell office:value-type="string" calcext:value-type="string">
            <text:p>Jenkinson, p. 39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Tyneside EMU (first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80]" office:value-type="float" office:value="76" calcext:value-type="float">
            <text:p>76</text:p>
          </table:table-cell>
          <table:table-cell office:value-type="string" calcext:value-type="string">
            <text:p>Bucket seats, 2+2</text:p>
          </table:table-cell>
          <table:table-cell office:value-type="string" calcext:value-type="string">
            <text:p>Jenkinson, p. 43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DC 424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81]" office:value-type="float" office:value="76" calcext:value-type="float">
            <text:p>76</text:p>
          </table:table-cell>
          <table:table-cell office:value-type="string" calcext:value-type="string">
            <text:p>A predecessor to the CF6 with similar bodywork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F6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82]" office:value-type="float" office:value="76" calcext:value-type="float">
            <text:p>76</text:p>
          </table:table-cell>
          <table:table-cell/>
          <table:table-cell office:value-type="string" calcext:value-type="string">
            <text:p>Townsin p. 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bogie non-lavatory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83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Regal RF coach</text:p>
          </table:table-cell>
          <table:table-cell office:value-type="string" calcext:value-type="string">
            <text:p>Road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84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205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85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15 (4-EPB) 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86]" office:value-type="float" office:value="77" calcext:value-type="float">
            <text:p>77</text:p>
          </table:table-cell>
          <table:table-cell office:value-type="string" calcext:value-type="string">
            <text:p>From what I can tell, these seem to have had no first class</text:p>
          </table:table-cell>
          <table:table-cell office:value-type="string" calcext:value-type="string">
            <text:p>http://farm9.static.flickr.com/8024/7313247482_26184a25a7.jpg</text:p>
          </table:table-cell>
          <table:table-cell office:value-type="string" calcext:value-type="string">
            <text:p>https://www.flickr.com/photos/15038/731324748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Class 707 (“Desiro City”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87]" office:value-type="float" office:value="77" calcext:value-type="float">
            <text:p>77</text:p>
          </table:table-cell>
          <table:table-cell office:value-type="string" calcext:value-type="string">
            <text:p>2+2/2+1 (high density)</text:p>
          </table:table-cell>
          <table:table-cell office:value-type="string" calcext:value-type="string">
            <text:p>https://en.wikipedia.org/wiki/British_Rail_Class_7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700 (Thameslink, new) (standa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88]" office:value-type="float" office:value="77" calcext:value-type="float">
            <text:p>77</text:p>
          </table:table-cell>
          <table:table-cell office:value-type="string" calcext:value-type="string">
            <text:p>3+2, Extremely hard seats</text:p>
          </table:table-cell>
          <table:table-cell office:value-type="string" calcext:value-type="string">
            <text:p>https://en.wikipedia.org/wiki/British_Rail_Class_7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14 (2-HAP) driving motor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The driving motor has 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501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90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8 wheel Clayton arc roof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91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92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07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93]" office:value-type="float" office:value="77" calcext:value-type="float">
            <text:p>77</text:p>
          </table:table-cell>
          <table:table-cell office:value-type="string" calcext:value-type="string">
            <text:p>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4 wheel 1870s carriages (first class long-distance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94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“balloon”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95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H6 coach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96]" office:value-type="float" office:value="78" calcext:value-type="float">
            <text:p>78</text:p>
          </table:table-cell>
          <table:table-cell office:value-type="string" calcext:value-type="string">
            <text:p>Smoother gear changes due to epicyclic gearbox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OG5 coach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97]" office:value-type="float" office:value="78" calcext:value-type="float">
            <text:p>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bogie non-lavatory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98]" office:value-type="float" office:value="78" calcext:value-type="float">
            <text:p>78</text:p>
          </table:table-cell>
          <table:table-cell office:value-type="string" calcext:value-type="string">
            <text:p>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bogie non-lavatory carriages (elliptical roof) (thir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99]" office:value-type="float" office:value="78" calcext:value-type="float">
            <text:p>78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clerestory suburban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00]" office:value-type="float" office:value="78" calcext:value-type="float">
            <text:p>78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http://www.penrhos.me.uk/JSDCmed/C19-lots-970-971-98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04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01]" office:value-type="float" office:value="78" calcext:value-type="float">
            <text:p>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506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02]" office:value-type="float" office:value="78" calcext:value-type="float">
            <text:p>78</text:p>
          </table:table-cell>
          <table:table-cell/>
          <table:table-cell office:value-type="string" calcext:value-type="string">
            <text:p>http://www.flickr.com/photos/cookephotography/490278938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02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03]" office:value-type="float" office:value="78" calcext:value-type="float">
            <text:p>78</text:p>
          </table:table-cell>
          <table:table-cell/>
          <table:table-cell office:value-type="string" calcext:value-type="string">
            <text:p>https://www.flickr.com/photos/jonhazan/350109756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elliptical roof)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04]" office:value-type="float" office:value="78" calcext:value-type="float">
            <text:p>78</text:p>
          </table:table-cell>
          <table:table-cell office:value-type="string" calcext:value-type="string">
            <text:p>Clipper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carriages (third class) (all third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05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 (no lavatory acces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06]" office:value-type="float" office:value="78" calcext:value-type="float">
            <text:p>78</text:p>
          </table:table-cell>
          <table:table-cell office:value-type="string" calcext:value-type="string">
            <text:p>Non-lavatory – all thirds only. Composites 75 as there is less room in these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Leopard L2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07]" office:value-type="float" office:value="78" calcext:value-type="float">
            <text:p>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bogie non-lavatory carriages (elliptical roof) (secon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08]" office:value-type="float" office:value="79" calcext:value-type="float">
            <text:p>79</text:p>
          </table:table-cell>
          <table:table-cell office:value-type="string" calcext:value-type="string">
            <text:p>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Hawksworth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09]" office:value-type="float" office:value="79" calcext:value-type="float">
            <text:p>79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106 – 1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56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10]" office:value-type="float" office:value="79" calcext:value-type="float">
            <text:p>79</text:p>
          </table:table-cell>
          <table:table-cell office:value-type="string" calcext:value-type="string">
            <text:p>Note: 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arc roof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11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12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0ft arc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13]" office:value-type="float" office:value="79" calcext:value-type="float">
            <text:p>79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overwork BHT 130</text:p>
          </table:table-cell>
          <table:table-cell office:value-type="string" calcext:value-type="string">
            <text:p>Wate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14]" office:value-type="float" office:value="79" calcext:value-type="float">
            <text:p>79</text:p>
          </table:table-cell>
          <table:table-cell/>
          <table:table-cell office:value-type="string" calcext:value-type="string">
            <text:p>http://i129.photobucket.com/albums/p203/DougCoul/Picture089-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eechcraft 18</text:p>
          </table:table-cell>
          <table:table-cell office:value-type="string" calcext:value-type="string">
            <text:p>Ai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15]" office:value-type="float" office:value="79" calcext:value-type="float">
            <text:p>7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TSR six wheelers (first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16]" office:value-type="float" office:value="79" calcext:value-type="float">
            <text:p>7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 wheel clerestory carriages (1896)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17]" office:value-type="float" office:value="79" calcext:value-type="float">
            <text:p>79</text:p>
          </table:table-cell>
          <table:table-cell office:value-type="string" calcext:value-type="string">
            <text:p>6ft 6 between compartments</text:p>
          </table:table-cell>
          <table:table-cell office:value-type="string" calcext:value-type="string">
            <text:p>Lacy &amp; Dow p. 140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“balloon”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18]" office:value-type="float" office:value="79" calcext:value-type="float">
            <text:p>7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Quad-articulated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19]" office:value-type="float" office:value="80" calcext:value-type="float">
            <text:p>80</text:p>
          </table:table-cell>
          <table:table-cell office:value-type="string" calcext:value-type="string">
            <text:p>7ft 6 between compartments</text:p>
          </table:table-cell>
          <table:table-cell office:value-type="string" calcext:value-type="string">
            <text:p>http://www.marcmodels.co.uk/Images/Quad%20Art%20Dia%20103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ig (steerage)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[.C420]+16" office:value-type="float" office:value="96" calcext:value-type="float">
            <text:p>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54ft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21]" office:value-type="float" office:value="80" calcext:value-type="float">
            <text:p>80</text:p>
          </table:table-cell>
          <table:table-cell office:value-type="string" calcext:value-type="string">
            <text:p>6ft 3 between compartment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EMU (BR Class 502)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22]" office:value-type="float" office:value="80" calcext:value-type="float">
            <text:p>80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class502.org.uk/history/history-1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Olympian (coach)</text:p>
          </table:table-cell>
          <table:table-cell office:value-type="string" calcext:value-type="string">
            <text:p>Road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23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yde steamer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24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ing Air 200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ornier D0 228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247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[.C427]+5" office:value-type="float" office:value="85" calcext:value-type="float">
            <text:p>85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Zeppelin LZ-6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28]" office:value-type="float" office:value="80" calcext:value-type="float">
            <text:p>80</text:p>
          </table:table-cell>
          <table:table-cell/>
          <table:table-cell table:style-name="ce19" office:value-type="string" calcext:value-type="string">
            <text:p>http://3iz4pu1r2cxqxc3i63gnhpmh.wpengine.netdna-cdn.com/wp-content/uploads/deutschland-1-cabin-264x385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04 (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29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lavatory, 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Full lavatory access, 5ft 10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Standard 51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31]" office:value-type="float" office:value="80" calcext:value-type="float">
            <text:p>80</text:p>
          </table:table-cell>
          <table:table-cell office:value-type="string" calcext:value-type="string">
            <text:p>6ft 2 between compartments, 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8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32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433]" office:value-type="float" office:value="81" calcext:value-type="float">
            <text:p>81</text:p>
          </table:table-cell>
          <table:table-cell office:value-type="string" calcext:value-type="string">
            <text:p>Unusually comfortable for suburban carriage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23 (4-VEP) (second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434]"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echcraft 1900C</text:p>
          </table:table-cell>
          <table:table-cell office:value-type="string" calcext:value-type="string">
            <text:p>Air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436]" office:value-type="float" office:value="81" calcext:value-type="float">
            <text:p>81</text:p>
          </table:table-cell>
          <table:table-cell office:value-type="string" calcext:value-type="string">
            <text:p>6ft 5” between compartments, padded seats, bogies, steam heat, electric light</text:p>
          </table:table-cell>
          <table:table-cell office:value-type="string" calcext:value-type="string">
            <text:p>Snowdon, p. 29; also <text:a xlink:href="https://www.flickr.com/photos/14730981@N08/9131471432/in/album-72157634312765222/" xlink:type="simple">https://www.flickr.com/photos/14730981@N08/9131471432/in/album-72157634312765222/</text:a>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TSR non-corridor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437]"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8ft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38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01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Park Royal railcar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40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41]" office:value-type="float" office:value="82" calcext:value-type="float">
            <text:p>82</text:p>
          </table:table-cell>
          <table:table-cell office:value-type="string" calcext:value-type="string">
            <text:p>1/3rd lavatory access. 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Island class</text:p>
          </table:table-cell>
          <table:table-cell office:value-type="string" calcext:value-type="string">
            <text:p>Water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42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50 (“Sprinter”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43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03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44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arc roof suburban carriages (first class)</text:p>
          </table:table-cell>
          <table:table-cell office:value-type="string" calcext:value-type="string">
            <text:p>Rail 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45]" office:value-type="float" office:value="82" calcext:value-type="float">
            <text:p>82</text:p>
          </table:table-cell>
          <table:table-cell office:value-type="string" calcext:value-type="string">
            <text:p>6ft 8 between compartments</text:p>
          </table:table-cell>
          <table:table-cell table:style-name="ce20" office:value-type="string" calcext:value-type="string">
            <text:p>Lacy &amp; Dow vol. 2 p. 27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Standard 51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46]" office:value-type="float" office:value="82" calcext:value-type="float">
            <text:p>82</text:p>
          </table:table-cell>
          <table:table-cell office:value-type="string" calcext:value-type="string">
            <text:p>6ft 2 between compartments, no lavatories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de-Havilland Albatross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47]" office:value-type="float" office:value="82" calcext:value-type="float">
            <text:p>82</text:p>
          </table:table-cell>
          <table:table-cell office:value-type="string" calcext:value-type="string">
            <text:p>6ft 11 between compartments, no lavatorie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54ft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48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/LSWR 3-Sub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49]" office:value-type="float" office:value="83" calcext:value-type="float">
            <text:p>83</text:p>
          </table:table-cell>
          <table:table-cell office:value-type="string" calcext:value-type="string">
            <text:p>7ft 0 between compartments, no lavatories</text:p>
          </table:table-cell>
          <table:table-cell office:value-type="string" calcext:value-type="string">
            <text:p>Jenkinson, p. 386</text:p>
          </table:table-cell>
          <table:table-cell table:number-columns-repeated="57"/>
        </table:table-row>
        <table:table-row table:style-name="ro3">
          <table:table-cell office:value-type="string" calcext:value-type="string">
            <text:p>GNR 6 wheel lavatory carriage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50]" office:value-type="float" office:value="83" calcext:value-type="float">
            <text:p>83</text:p>
          </table:table-cell>
          <table:table-cell office:value-type="string" calcext:value-type="string">
            <text:p>Full lavatory access, poor rid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42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51]" office:value-type="float" office:value="83" calcext:value-type="float">
            <text:p>83</text:p>
          </table:table-cell>
          <table:table-cell office:value-type="string" calcext:value-type="string">
            <text:p>1/3rd lavatory access. <text:s/>Identical to the 8 wheel radials except for underframe (better riding)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LNWR 45ft non-corridor lavatory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52]" office:value-type="float" office:value="83" calcext:value-type="float">
            <text:p>83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8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53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Gloucester railcar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54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</text:p>
          </table:table-cell>
          <table:table-cell office:value-type="string" calcext:value-type="string">
            <text:p>Road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[.C455]+5" office:value-type="float" office:value="88" calcext:value-type="float">
            <text:p>88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12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56]" office:value-type="float" office:value="83" calcext:value-type="float">
            <text:p>83</text:p>
          </table:table-cell>
          <table:table-cell/>
          <table:table-cell office:value-type="string" calcext:value-type="string">
            <text:p>https://en.wikipedia.org/wiki/File:312-insideDTO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2-HAL (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57]" office:value-type="float" office:value="83" calcext:value-type="float">
            <text:p>83</text:p>
          </table:table-cell>
          <table:table-cell office:value-type="string" calcext:value-type="string">
            <text:p>Full lavatory access, but har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I suburban (second class lavatory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58]" office:value-type="float" office:value="83" calcext:value-type="float">
            <text:p>83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28ft 6 wheeler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59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6 wheel 30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60]" office:value-type="float" office:value="83" calcext:value-type="float">
            <text:p>83</text:p>
          </table:table-cell>
          <table:table-cell office:value-type="string" calcext:value-type="string">
            <text:p>Actually 29ft-6</text:p>
          </table:table-cell>
          <table:table-cell office:value-type="string" calcext:value-type="string">
            <text:p>http://www.orion-models.co.uk/LSWR_C2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bogie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61]" office:value-type="float" office:value="83" calcext:value-type="float">
            <text:p>83</text:p>
          </table:table-cell>
          <table:table-cell office:value-type="string" calcext:value-type="string">
            <text:p>Actually very comfortable (personal experience)</text:p>
          </table:table-cell>
          <table:table-cell office:value-type="string" calcext:value-type="string">
            <text:p>https://www.flickr.com/photos/14730981@N08/7819344448/in/album-72157633497295466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WNG bogie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62]" office:value-type="float" office:value="83" calcext:value-type="float">
            <text:p>83</text:p>
          </table:table-cell>
          <table:table-cell office:value-type="string" calcext:value-type="string">
            <text:p>Assumed to be the same as the FR for comfort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4-LAV (non-lav carriages)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63]" office:value-type="float" office:value="84" calcext:value-type="float">
            <text:p>84</text:p>
          </table:table-cell>
          <table:table-cell/>
          <table:table-cell office:value-type="string" calcext:value-type="string">
            <text:p>Jenkinson, p. 39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65 (“Turbo”)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64]" office:value-type="float" office:value="84" calcext:value-type="float">
            <text:p>8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9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65]" office:value-type="float" office:value="84" calcext:value-type="float">
            <text:p>84</text:p>
          </table:table-cell>
          <table:table-cell/>
          <table:table-cell office:value-type="string" calcext:value-type="string">
            <text:p>http://www.networksoutheast.net/uploads/3/5/5/9/3559064/9185097-orig_orig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21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66]" office:value-type="float" office:value="84" calcext:value-type="float">
            <text:p>8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Derby lightweight DMU (secon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67]" office:value-type="float" office:value="84" calcext:value-type="float">
            <text:p>84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e-v-r.com/images/stocklist/79900_60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Leopard PSU3</text:p>
          </table:table-cell>
          <table:table-cell office:value-type="string" calcext:value-type="string">
            <text:p>Road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68]" office:value-type="float" office:value="84" calcext:value-type="float">
            <text:p>84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ockheed Model 10 Electra</text:p>
          </table:table-cell>
          <table:table-cell office:value-type="string" calcext:value-type="string">
            <text:p>Air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formula="of:=[.C469]+5" office:value-type="float" office:value="89" calcext:value-type="float">
            <text:p>89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SWR bogie non-lavatory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70]" office:value-type="float" office:value="84" calcext:value-type="float">
            <text:p>84</text:p>
          </table:table-cell>
          <table:table-cell office:value-type="string" calcext:value-type="string">
            <text:p>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71]" office:value-type="float" office:value="84" calcext:value-type="float">
            <text:p>84</text:p>
          </table:table-cell>
          <table:table-cell office:value-type="string" calcext:value-type="string">
            <text:p>6ft 11” between compartments</text:p>
          </table:table-cell>
          <table:table-cell table:style-name="ce19" office:value-type="string" calcext:value-type="string">
            <text:p>http://www.penrhos.me.uk/JSDCmed/C79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bow ended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72]" office:value-type="float" office:value="84" calcext:value-type="float">
            <text:p>84</text:p>
          </table:table-cell>
          <table:table-cell office:value-type="string" calcext:value-type="string">
            <text:p>6ft 9” between compartments</text:p>
          </table:table-cell>
          <table:table-cell office:value-type="string" calcext:value-type="string">
            <text:p>https://forums.dovetailgames.com/threads/gwr-suburban-coaches-for-gwr-large-prairies.1313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topligh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73]" office:value-type="float" office:value="84" calcext:value-type="float">
            <text:p>84</text:p>
          </table:table-cell>
          <table:table-cell/>
          <table:table-cell office:value-type="string" calcext:value-type="string">
            <text:p>https://www.warwickshirerailways.com/gwr/gwrms1730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6 wheel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74]" office:value-type="float" office:value="84" calcext:value-type="float">
            <text:p>84</text:p>
          </table:table-cell>
          <table:table-cell office:value-type="string" calcext:value-type="string">
            <text:p>7ft 0” between compartments</text:p>
          </table:table-cell>
          <table:table-cell office:value-type="string" calcext:value-type="string">
            <text:p>Hamilton Ellis p. 1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6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75]" office:value-type="float" office:value="84" calcext:value-type="float">
            <text:p>84</text:p>
          </table:table-cell>
          <table:table-cell office:value-type="string" calcext:value-type="string">
            <text:p>7ft 1” between compartments</text:p>
          </table:table-cell>
          <table:table-cell table:style-name="ce19"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bogie non-lavatory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76]" office:value-type="float" office:value="85" calcext:value-type="float">
            <text:p>85</text:p>
          </table:table-cell>
          <table:table-cell office:value-type="string" calcext:value-type="string">
            <text:p>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&amp;BR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77]"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s://www.railwaymagazine.co.uk/from-the-archive-lynton-barnstaple-railway-it-is-awake-perchance-its-growth-continue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“Barn”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78]"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s://www.flickr.com/photos/14730981@N08/7819634452/in/album-72157633497295466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elliptical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79]" office:value-type="float" office:value="85" calcext:value-type="float">
            <text:p>85</text:p>
          </table:table-cell>
          <table:table-cell office:value-type="string" calcext:value-type="string">
            <text:p>7ft 2” between compartments</text:p>
          </table:table-cell>
          <table:table-cell office:value-type="string" calcext:value-type="string">
            <text:p>Lacy &amp; Dow vol. 2 p. 30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 wheel 31ft arc roof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80]" office:value-type="float" office:value="85" calcext:value-type="float">
            <text:p>85</text:p>
          </table:table-cell>
          <table:table-cell office:value-type="string" calcext:value-type="string">
            <text:p>7ft 3” between compartments</text:p>
          </table:table-cell>
          <table:table-cell table:style-name="ce19" office:value-type="string" calcext:value-type="string">
            <text:p>Lacy &amp; Dow p. 10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Zeppelin LZ10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://www.airships.net/delag-passenger-zeppelin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23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BR Class 45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83]" office:value-type="float" office:value="85" calcext:value-type="float">
            <text:p>8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50/2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84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s://en.wikipedia.org/wiki/British_Rail_Class_35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6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85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65 (“Network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86]" office:value-type="float" office:value="85" calcext:value-type="float">
            <text:p>8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 wheel 31ft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87]" office:value-type="float" office:value="85" calcext:value-type="float">
            <text:p>85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eechcraft 1900D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Stand-up cabi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leres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489]" office:value-type="float" office:value="86" calcext:value-type="float">
            <text:p>86</text:p>
          </table:table-cell>
          <table:table-cell office:value-type="string" calcext:value-type="string">
            <text:p>7ft 0” between compartments</text:p>
          </table:table-cell>
          <table:table-cell office:value-type="string" calcext:value-type="string">
            <text:p>Hamilton Ellis p. 1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radial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490]" office:value-type="float" office:value="86" calcext:value-type="float">
            <text:p>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491]" office:value-type="float" office:value="86" calcext:value-type="float">
            <text:p>86</text:p>
          </table:table-cell>
          <table:table-cell office:value-type="string" calcext:value-type="string">
            <text:p>7ft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85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 wheel clerestory lavatory carriages (1896) (third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493]" office:value-type="float" office:value="86" calcext:value-type="float">
            <text:p>86</text:p>
          </table:table-cell>
          <table:table-cell office:value-type="string" calcext:value-type="string">
            <text:p>6ft 6 between compartments, ½ lavatory access</text:p>
          </table:table-cell>
          <table:table-cell office:value-type="string" calcext:value-type="string">
            <text:p>Lacy &amp; Dow p. 140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ast Indiaman (steerage)</text:p>
          </table:table-cell>
          <table:table-cell office:value-type="string" calcext:value-type="string">
            <text:p>Water</text:p>
          </table:table-cell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table:formula="of:=[.C494]+20" office:value-type="float" office:value="106" calcext:value-type="float">
            <text:p>10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ollett (1930s)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495]" office:value-type="float" office:value="86" calcext:value-type="float">
            <text:p>86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99-1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arc roof bogie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496]" office:value-type="float" office:value="87" calcext:value-type="float">
            <text:p>87</text:p>
          </table:table-cell>
          <table:table-cell office:value-type="string" calcext:value-type="string">
            <text:p>1/3rd lavatory access in the brakes, 4/7ths in the other carriages. 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58 (“Junip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33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https://en.wikipedia.org/wiki/British_Rail_Class_333#/media/File:333010_Leeds_DMSO_Interior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(C2C) Class 357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499]" office:value-type="float" office:value="87" calcext:value-type="float">
            <text:p>87</text:p>
          </table:table-cell>
          <table:table-cell/>
          <table:table-cell office:value-type="string" calcext:value-type="string">
            <text:p>http://en.wikipedia.org/wiki/File:Class_357_interior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-N4 Mountbatten hovercraft (Mk. I and Mk. III)</text:p>
          </table:table-cell>
          <table:table-cell office:value-type="string" calcext:value-type="string">
            <text:p>Water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500]" office:value-type="float" office:value="87" calcext:value-type="float">
            <text:p>87</text:p>
          </table:table-cell>
          <table:table-cell/>
          <table:table-cell table:style-name="Default" office:value-type="string" calcext:value-type="string">
            <text:p>http://www.mad-web.org/Pages/Gallery/1940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17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01]" office:value-type="float" office:value="88" calcext:value-type="float">
            <text:p>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Dreadnough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02]" office:value-type="float" office:value="88" calcext:value-type="float">
            <text:p>88</text:p>
          </table:table-cell>
          <table:table-cell/>
          <table:table-cell office:value-type="string" calcext:value-type="string">
            <text:p>Snowdon, p. 4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0ft arc roof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03]" office:value-type="float" office:value="88" calcext:value-type="float">
            <text:p>88</text:p>
          </table:table-cell>
          <table:table-cell office:value-type="string" calcext:value-type="string">
            <text:p>6ft 1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8 wheel Clayton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04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05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arc roof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06]" office:value-type="float" office:value="88" calcext:value-type="float">
            <text:p>88</text:p>
          </table:table-cell>
          <table:table-cell office:value-type="string" calcext:value-type="string">
            <text:p>7ft 3 between compartments</text:p>
          </table:table-cell>
          <table:table-cell office:value-type="string" calcext:value-type="string">
            <text:p>Lacy &amp; Dow p. 82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suburban EMU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07]" office:value-type="float" office:value="88" calcext:value-type="float">
            <text:p>88</text:p>
          </table:table-cell>
          <table:table-cell table:style-name="ce14" office:value-type="string" calcext:value-type="string">
            <text:p>6ft 7 ¼ between compartments, no lavatories</text:p>
          </table:table-cell>
          <table:table-cell office:value-type="string" calcext:value-type="string">
            <text:p>Jenkinson, p. 4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JSA EMU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08]" office:value-type="float" office:value="88" calcext:value-type="float">
            <text:p>88</text:p>
          </table:table-cell>
          <table:table-cell table:style-name="ce14"/>
          <table:table-cell office:value-type="string" calcext:value-type="string">
            <text:p>Jenkinson, pp. 433-43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h class</text:p>
          </table:table-cell>
          <table:table-cell office:value-type="string" calcext:value-type="string">
            <text:p>Water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09]" office:value-type="float" office:value="88" calcext:value-type="float">
            <text:p>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66 (“Turbo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formula="of:=[.C510]+5" office:value-type="float" office:value="93" calcext:value-type="float">
            <text:p>93</text:p>
          </table:table-cell>
          <table:table-cell office:value-type="string" calcext:value-type="string">
            <text:p>Air conditioned, 3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Hawksworth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11]" office:value-type="float" office:value="89" calcext:value-type="float">
            <text:p>89</text:p>
          </table:table-cell>
          <table:table-cell office:value-type="string" calcext:value-type="string">
            <text:p>7ft 0 between compartments, no lavatories</text:p>
          </table:table-cell>
          <table:table-cell/>
          <table:table-cell office:value-type="string" calcext:value-type="string">
            <text:p>Harris pp. 106 – 1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Class 317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12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en.wikipedia.org/wiki/File:317502_M_DTSO_Interior_Refresh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10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13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lavatory compartment carriages (elliptical roof) (thir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14]" office:value-type="float" office:value="89" calcext:value-type="float">
            <text:p>89</text:p>
          </table:table-cell>
          <table:table-cell office:value-type="string" calcext:value-type="string">
            <text:p>½ lavatory access, very upright seats. Used for express trains initially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42f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15]" office:value-type="float" office:value="89" calcext:value-type="float">
            <text:p>89</text:p>
          </table:table-cell>
          <table:table-cell table:style-name="ce13" office:value-type="string" calcext:value-type="string">
            <text:p>Identical to the 8 wheel radials except for underframe (better riding)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LNWR 42ft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4" calcext:value-type="float">
            <text:p>4</text:p>
          </table:table-cell>
          <table:table-cell table:formula="of:=[.C516]+20" office:value-type="float" office:value="109" calcext:value-type="float">
            <text:p>109</text:p>
          </table:table-cell>
          <table:table-cell office:value-type="string" calcext:value-type="string">
            <text:p>Straight sided. All doors. Arc roof. 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arc roof bogie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17]" office:value-type="float" office:value="89" calcext:value-type="float">
            <text:p>89</text:p>
          </table:table-cell>
          <table:table-cell office:value-type="string" calcext:value-type="string">
            <text:p>½ lavatory access 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elliptical roof bogie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18]" office:value-type="float" office:value="90" calcext:value-type="float">
            <text:p>90</text:p>
          </table:table-cell>
          <table:table-cell office:value-type="string" calcext:value-type="string">
            <text:p>½ lavatory access 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clerestory non-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19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arc roof non-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20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0ft non-corridor carriages (arc)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21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MR 12 wheel Clayton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22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23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uper Loch class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24]" office:value-type="float" office:value="90" calcext:value-type="float">
            <text:p>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ckers Viking</text:p>
          </table:table-cell>
          <table:table-cell office:value-type="string" calcext:value-type="string">
            <text:p>Air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table:formula="of:=[.C525]+10" office:value-type="float" office:value="100" calcext:value-type="float">
            <text:p>1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wall Frigate (steerage)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table:formula="of:=[.C526]+20" office:value-type="float" office:value="110" calcext:value-type="float">
            <text:p>11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4-LAV (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27]" office:value-type="float" office:value="90" calcext:value-type="float">
            <text:p>90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, p. 39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6 wheel 32ft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28]" office:value-type="float" office:value="90" calcext:value-type="float">
            <text:p>90</text:p>
          </table:table-cell>
          <table:table-cell office:value-type="string" calcext:value-type="string">
            <text:p>Only first class compartments had access to lavatories in the LSWR 6 wheele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2-HAL (lavatory carriage)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529]" office:value-type="float" office:value="91" calcext:value-type="float">
            <text:p>91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, p. 402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rc roof bogie cleres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530]" office:value-type="float" office:value="91" calcext:value-type="float">
            <text:p>91</text:p>
          </table:table-cell>
          <table:table-cell office:value-type="string" calcext:value-type="string">
            <text:p>6ft 11 between compartments. 1/3rd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SR non-corridor lavatory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531]" office:value-type="float" office:value="91" calcext:value-type="float">
            <text:p>91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lipper (steerage)</text:p>
          </table:table-cell>
          <table:table-cell office:value-type="string" calcext:value-type="string">
            <text:p>Water</text:p>
          </table:table-cell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table:formula="of:=[.C532]+20" office:value-type="float" office:value="111" calcext:value-type="float">
            <text:p>11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ouglas DC-2/DC-3</text:p>
          </table:table-cell>
          <table:table-cell office:value-type="string" calcext:value-type="string">
            <text:p>Air</text:p>
          </table:table-cell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table:formula="of:=[.C533]+10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534]" office:value-type="float" office:value="91" calcext:value-type="float">
            <text:p>91</text:p>
          </table:table-cell>
          <table:table-cell office:value-type="string" calcext:value-type="string">
            <text:p>One half lavatory access</text:p>
          </table:table-cell>
          <table:table-cell office:value-type="string" calcext:value-type="string">
            <text:p>Jenkinson p. 3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535]" office:value-type="float" office:value="91" calcext:value-type="float">
            <text:p>91</text:p>
          </table:table-cell>
          <table:table-cell office:value-type="string" calcext:value-type="string">
            <text:p>7ft 1” between compartments</text:p>
          </table:table-cell>
          <table:table-cell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ouglas DC-4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[.C536]+16" office:value-type="float" office:value="108" calcext:value-type="float">
            <text:p>108</text:p>
          </table:table-cell>
          <table:table-cell/>
          <table:table-cell office:value-type="string" calcext:value-type="string">
            <text:p>https://www.deltamuseum.org/images/site/history-aircraft/douglas-dc-4/dc-4_interior.jpg?sfvrsn=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irbus A318/319/320/321 (high capacity)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537]+5" office:value-type="float" office:value="97" calcext:value-type="float">
            <text:p>9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53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538]+5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istol Type 170 Wayfarer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539]+5" office:value-type="float" office:value="97" calcext:value-type="float">
            <text:p>97</text:p>
          </table:table-cell>
          <table:table-cell/>
          <table:table-cell office:value-type="string" calcext:value-type="string">
            <text:p>http://www.farvis.com/2013site/dakota/wpimages/wpf9d89473_05_06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corridor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table:formula="of:=[.C540]+20" office:value-type="float" office:value="112" calcext:value-type="float">
            <text:p>112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0ft arc roof carriages (lavatory) (third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541]" office:value-type="float" office:value="93" calcext:value-type="float">
            <text:p>93</text:p>
          </table:table-cell>
          <table:table-cell office:value-type="string" calcext:value-type="string">
            <text:p>6ft 1 between compartments. These were excursion carriages</text:p>
          </table:table-cell>
          <table:table-cell table:style-name="ce20" office:value-type="string" calcext:value-type="string">
            <text:p>Lacy &amp; Dow vol. 2 pp. 273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EMU (BR Class 502)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542]" office:value-type="float" office:value="93" calcext:value-type="float">
            <text:p>93</text:p>
          </table:table-cell>
          <table:table-cell office:value-type="string" calcext:value-type="string">
            <text:p>Details not known</text:p>
          </table:table-cell>
          <table:table-cell table:style-name="ce20" office:value-type="string" calcext:value-type="string">
            <text:p>??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-Havilland Albatross</text:p>
          </table:table-cell>
          <table:table-cell office:value-type="string" calcext:value-type="string">
            <text:p>Air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table:formula="of:=[.C543]+5" office:value-type="float" office:value="98" calcext:value-type="float">
            <text:p>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8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8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elliptical roof)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545]" office:value-type="float" office:value="93" calcext:value-type="float">
            <text:p>93</text:p>
          </table:table-cell>
          <table:table-cell office:value-type="string" calcext:value-type="string">
            <text:p>Clipper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546]" office:value-type="float" office:value="93" calcext:value-type="float">
            <text:p>93</text:p>
          </table:table-cell>
          <table:table-cell office:value-type="string" calcext:value-type="string">
            <text:p>Clipper sided (slightly more lateral room) (no lavatory acces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8 wheel radials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7ft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arc roof bogie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548]" office:value-type="float" office:value="93" calcext:value-type="float">
            <text:p>93</text:p>
          </table:table-cell>
          <table:table-cell office:value-type="string" calcext:value-type="string">
            <text:p>Full lavatory access 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elliptical roof bogie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549]" office:value-type="float" office:value="94" calcext:value-type="float">
            <text:p>94</text:p>
          </table:table-cell>
          <table:table-cell office:value-type="string" calcext:value-type="string">
            <text:p>Full lavatory access 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700 (Thameslink, new) (first class)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550]" office:value-type="float" office:value="94" calcext:value-type="float">
            <text:p>9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7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551]" office:value-type="float" office:value="94" calcext:value-type="float">
            <text:p>94</text:p>
          </table:table-cell>
          <table:table-cell office:value-type="string" calcext:value-type="string">
            <text:p>5ft 10 ½ between compartments. 4/7ths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6 wheel 31ft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552]" office:value-type="float" office:value="95" calcext:value-type="float">
            <text:p>95</text:p>
          </table:table-cell>
          <table:table-cell office:value-type="string" calcext:value-type="string">
            <text:p>7ft 3”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4ft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553]" office:value-type="float" office:value="95" calcext:value-type="float">
            <text:p>95</text:p>
          </table:table-cell>
          <table:table-cell office:value-type="string" calcext:value-type="string">
            <text:p>7ft 4 between compartment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mbraer ERJ-145</text:p>
          </table:table-cell>
          <table:table-cell office:value-type="string" calcext:value-type="string">
            <text:p>Air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/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laxton Premiere</text:p>
          </table:table-cell>
          <table:table-cell office:value-type="string" calcext:value-type="string">
            <text:p>Road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555]+5" office:value-type="float" office:value="100" calcext:value-type="float">
            <text:p>1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56 (“Super Sprinter”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556]+5" office:value-type="float" office:value="100" calcext:value-type="float">
            <text:p>10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48ft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57]" office:value-type="float" office:value="96" calcext:value-type="float">
            <text:p>96</text:p>
          </table:table-cell>
          <table:table-cell office:value-type="string" calcext:value-type="string">
            <text:p>7ft 9 between compartment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42ft non-corridor carriages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58]" office:value-type="float" office:value="96" calcext:value-type="float">
            <text:p>96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“balloon”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59]" office:value-type="float" office:value="96" calcext:value-type="float">
            <text:p>96</text:p>
          </table:table-cell>
          <table:table-cell office:value-type="string" calcext:value-type="string">
            <text:p>Full lavatory access (first class only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87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+2, narrow aisle</text:p>
          </table:table-cell>
          <table:table-cell office:value-type="string" calcext:value-type="string">
            <text:p>https://en.wikipedia.org/wiki/British_Rail_Class_38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34 (“Juniper”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61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50/1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62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75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63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79 (“Elect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64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Water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65]" office:value-type="float" office:value="96" calcext:value-type="float">
            <text:p>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307 Stratoliner</text:p>
          </table:table-cell>
          <table:table-cell office:value-type="string" calcext:value-type="string">
            <text:p>Air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formula="of:=[.C566]+5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5ft non-corridor lavatory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[.C567]" office:value-type="float" office:value="97" calcext:value-type="float">
            <text:p>97</text:p>
          </table:table-cell>
          <table:table-cell office:value-type="string" calcext:value-type="string">
            <text:p>Straight sided. 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laxton Paragon</text:p>
          </table:table-cell>
          <table:table-cell office:value-type="string" calcext:value-type="string">
            <text:p>Road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formula="of:=[.C568]+5" office:value-type="float" office:value="102" calcext:value-type="float">
            <text:p>10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220 (“Voyager”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table:formula="of:=[.C569]+10" office:value-type="float" office:value="107" calcext:value-type="float">
            <text:p>107</text:p>
          </table:table-cell>
          <table:table-cell office:value-type="string" calcext:value-type="string">
            <text:p>Also Class 221 (“Super Voyager”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60 (Gatwick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[.C570]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5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571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87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572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573]" office:value-type="float" office:value="98" calcext:value-type="float">
            <text:p>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8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574]" office:value-type="float" office:value="98" calcext:value-type="float">
            <text:p>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Standard 51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575]" office:value-type="float" office:value="98" calcext:value-type="float">
            <text:p>98</text:p>
          </table:table-cell>
          <table:table-cell office:value-type="string" calcext:value-type="string">
            <text:p>7ft 2 between compartments, no lavatories. GER section has armrests removed = 94 comfort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NR Howlden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576]" office:value-type="float" office:value="98" calcext:value-type="float">
            <text:p>98</text:p>
          </table:table-cell>
          <table:table-cell office:value-type="string" calcext:value-type="string">
            <text:p>All compartments have lavatory access by a side corrido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4ft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[.C577]" office:value-type="float" office:value="99" calcext:value-type="float">
            <text:p>99</text:p>
          </table:table-cell>
          <table:table-cell office:value-type="string" calcext:value-type="string">
            <text:p>6/7ths lavatory access</text:p>
          </table:table-cell>
          <table:table-cell office:value-type="string" calcext:value-type="string">
            <text:p>Jenkinson (LNWR) p. 10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clerestory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[.C578]" office:value-type="float" office:value="99" calcext:value-type="float">
            <text:p>99</text:p>
          </table:table-cell>
          <table:table-cell office:value-type="string" calcext:value-type="string">
            <text:p>4/7ths lavatory access. 6Ft 3 between compartments</text:p>
          </table:table-cell>
          <table:table-cell table:style-name="ce20" office:value-type="string" calcext:value-type="string">
            <text:p>Lacy &amp; Dow vol. 2 pp. 192-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V Lochfyne</text:p>
          </table:table-cell>
          <table:table-cell office:value-type="string" calcext:value-type="string">
            <text:p>Water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table:formula="of:=[.C579]+10" office:value-type="float" office:value="109" calcext:value-type="float">
            <text:p>109</text:p>
          </table:table-cell>
          <table:table-cell office:value-type="string" calcext:value-type="string">
            <text:p>Adversely affected by vibra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TR 42 320</text:p>
          </table:table-cell>
          <table:table-cell office:value-type="string" calcext:value-type="string">
            <text:p>Air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formula="of:=[.C580]+5" office:value-type="float" office:value="104" calcext:value-type="float">
            <text:p>1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37 MAX (high density)</text:p>
          </table:table-cell>
          <table:table-cell office:value-type="string" calcext:value-type="string">
            <text:p>Air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C581]+5" office:value-type="float" office:value="105" calcext:value-type="float">
            <text:p>105</text:p>
          </table:table-cell>
          <table:table-cell office:value-type="string" calcext:value-type="string">
            <text:p>2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48ft clerestory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582]" office:value-type="float" office:value="100" calcext:value-type="float">
            <text:p>100</text:p>
          </table:table-cell>
          <table:table-cell office:value-type="string" calcext:value-type="string">
            <text:p>6ft 6 between compartments, 2/5ths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65 (standard class)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583]" office:value-type="float" office:value="100" calcext:value-type="float">
            <text:p>100</text:p>
          </table:table-cell>
          <table:table-cell office:value-type="string" calcext:value-type="string">
            <text:p>Low density compared to 46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584]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12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585]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TR 72-200</text:p>
          </table:table-cell>
          <table:table-cell office:value-type="string" calcext:value-type="string">
            <text:p>Air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formula="of:=[.C586]+5" office:value-type="float" office:value="106" calcext:value-type="float">
            <text:p>106</text:p>
          </table:table-cell>
          <table:table-cell/>
          <table:table-cell office:value-type="string" calcext:value-type="string">
            <text:p>http://jetphotos.net/viewphoto.php?id=607472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S Great Britain (steerage)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  <table:table-cell table:formula="of:=[.C587]+20" office:value-type="float" office:value="121" calcext:value-type="float">
            <text:p>1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ight Ryder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588]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50/2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589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 office:value-type="string" calcext:value-type="string">
            <text:p>https://en.wikipedia.org/wiki/British_Rail_Class_35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6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590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BR Class 45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591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GN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592]" office:value-type="float" office:value="102" calcext:value-type="float">
            <text:p>102</text:p>
          </table:table-cell>
          <table:table-cell office:value-type="string" calcext:value-type="string">
            <text:p>6/7ths lavatory access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LNWR 57ft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593]" office:value-type="float" office:value="102" calcext:value-type="float">
            <text:p>102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[.C594]" office:value-type="float" office:value="103" calcext:value-type="float">
            <text:p>103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-900ER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595]+5" office:value-type="float" office:value="108" calcext:value-type="float">
            <text:p>108</text:p>
          </table:table-cell>
          <table:table-cell office:value-type="string" calcext:value-type="string">
            <text:p>2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AE ATP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596]+5" office:value-type="float" office:value="108" calcext:value-type="float">
            <text:p>10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L-188C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597]+5" office:value-type="float" office:value="108" calcext:value-type="float">
            <text:p>10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S Great Eastern (steerage)</text:p>
          </table:table-cell>
          <table:table-cell office:value-type="string" calcext:value-type="string">
            <text:p>Water</text:p>
          </table:table-cell>
          <table:table-cell office:value-type="float" office:value="103" calcext:value-type="float">
            <text:p>103</text:p>
          </table:table-cell>
          <table:table-cell office:value-type="float" office:value="5" calcext:value-type="float">
            <text:p>5</text:p>
          </table:table-cell>
          <table:table-cell table:formula="of:=[.C598]+25" office:value-type="float" office:value="128" calcext:value-type="float">
            <text:p>12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58 (“Juniper”) (first class)</text:p>
          </table:table-cell>
          <table:table-cell office:value-type="string" calcext:value-type="string">
            <text:p>Rail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599]" office:value-type="float" office:value="104" calcext:value-type="float">
            <text:p>10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58#/media/File:458015_A_First_Class_Interior_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27 “Friendship” (high density)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600]+5" office:value-type="float" office:value="109" calcext:value-type="float">
            <text:p>109</text:p>
          </table:table-cell>
          <table:table-cell office:value-type="string" calcext:value-type="string">
            <text:p>28.5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iver Runner 15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601]" office:value-type="float" office:value="104" calcext:value-type="float">
            <text:p>1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iver Runner 20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table:formula="of:=[.C602]+10" office:value-type="float" office:value="114" calcext:value-type="float">
            <text:p>1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TR 42 500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603]+5" office:value-type="float" office:value="109" calcext:value-type="float">
            <text:p>10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ullman open platform drawing room car (first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604]" office:value-type="float" office:value="105" calcext:value-type="float">
            <text:p>105</text:p>
          </table:table-cell>
          <table:table-cell office:value-type="string" calcext:value-type="string">
            <text:p>Heating and a lavatory, but not very comfortable seats. First class only.</text:p>
          </table:table-cell>
          <table:table-cell office:value-type="string" calcext:value-type="string">
            <text:p>Hamilton Ellis p. 91 and thereabout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100/200 (economy)</text:p>
          </table:table-cell>
          <table:table-cell office:value-type="string" calcext:value-type="string">
            <text:p>Air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table:formula="of:=[.C605]+10" office:value-type="float" office:value="115" calcext:value-type="float">
            <text:p>115</text:p>
          </table:table-cell>
          <table:table-cell office:value-type="string" calcext:value-type="string">
            <text:p>29” seat pitch</text:p>
          </table:table-cell>
          <table:table-cell office:value-type="string" calcext:value-type="string">
            <text:p>http://www.airliners.net/aircraft-data/boeing-737-100200/9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32 (Heathrow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606]" office:value-type="float" office:value="105" calcext:value-type="float">
            <text:p>10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3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607]" office:value-type="float" office:value="105" calcext:value-type="float">
            <text:p>105</text:p>
          </table:table-cell>
          <table:table-cell office:value-type="string" calcext:value-type="string">
            <text:p>½ lavatory access, 7ft 4 between compartments</text:p>
          </table:table-cell>
          <table:table-cell table:style-name="ce20" office:value-type="string" calcext:value-type="string">
            <text:p>Lacy &amp; Dow vol. 2 p. 19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-50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table:formula="of:=[.C608]+5" office:value-type="float" office:value="111" calcext:value-type="float">
            <text:p>11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L-188A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table:formula="of:=[.C609]+16" office:value-type="float" office:value="122" calcext:value-type="float">
            <text:p>1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85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 wheel clerestory carriages (1896) (first class)</text:p>
          </table:table-cell>
          <table:table-cell office:value-type="string" calcext:value-type="string">
            <text:p>Rail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table:formula="of:=[.C611]" office:value-type="float" office:value="106" calcext:value-type="float">
            <text:p>106</text:p>
          </table:table-cell>
          <table:table-cell office:value-type="string" calcext:value-type="string">
            <text:p>7ft 9 between compartments, ½ lavatory access</text:p>
          </table:table-cell>
          <table:table-cell office:value-type="string" calcext:value-type="string">
            <text:p>Lacy &amp; Dow p. 140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TR 72-500</text:p>
          </table:table-cell>
          <table:table-cell office:value-type="string" calcext:value-type="string">
            <text:p>Air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table:formula="of:=[.C612]+5" office:value-type="float" office:value="112" calcext:value-type="float">
            <text:p>11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04 (first class)</text:p>
          </table:table-cell>
          <table:table-cell office:value-type="string" calcext:value-type="string">
            <text:p>Rail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rospacial BAC Concorde</text:p>
          </table:table-cell>
          <table:table-cell office:value-type="string" calcext:value-type="string">
            <text:p>Air</text:p>
          </table:table-cell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table:formula="of:=[.C614]+16" office:value-type="float" office:value="124" calcext:value-type="float">
            <text:p>124</text:p>
          </table:table-cell>
          <table:table-cell/>
          <table:table-cell office:value-type="string" calcext:value-type="string">
            <text:p>http://www.wingweb.co.uk/wingweb/img/Concorde_Interior_1977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20 (second class)</text:p>
          </table:table-cell>
          <table:table-cell office:value-type="string" calcext:value-type="string">
            <text:p>Rail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615]+10" office:value-type="float" office:value="119" calcext:value-type="float">
            <text:p>11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SC Our Lady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616]" office:value-type="float" office:value="109" calcext:value-type="float">
            <text:p>10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S Madge Wildfire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617]+10" office:value-type="float" office:value="119" calcext:value-type="float">
            <text:p>11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8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618]" office:value-type="float" office:value="109" calcext:value-type="float">
            <text:p>109</text:p>
          </table:table-cell>
          <table:table-cell office:value-type="string" calcext:value-type="string">
            <text:p>8ft between compartments. ½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65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619]"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01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4-LAV (lavatory carriage)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621]" office:value-type="float" office:value="110" calcext:value-type="float">
            <text:p>110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14 (2-HAP) driving trailer (second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622]" office:value-type="float" office:value="110" calcext:value-type="float">
            <text:p>110</text:p>
          </table:table-cell>
          <table:table-cell office:value-type="string" calcext:value-type="string">
            <text:p>This one has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V Balmoral</text:p>
          </table:table-cell>
          <table:table-cell office:value-type="string" calcext:value-type="string">
            <text:p>Water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formula="of:=[.C623]+10" office:value-type="float" office:value="120" calcext:value-type="float">
            <text:p>1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table:formula="of:=[.C624]+20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bluebell-railway.co.uk/bluebell/cw_news/1520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48ft clerestory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625]" office:value-type="float" office:value="111" calcext:value-type="float">
            <text:p>111</text:p>
          </table:table-cell>
          <table:table-cell office:value-type="string" calcext:value-type="string">
            <text:p>7ft 9 between compartments, 2/3rds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Derby Lightweight DMU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626]" office:value-type="float" office:value="111" calcext:value-type="float">
            <text:p>111</text:p>
          </table:table-cell>
          <table:table-cell office:value-type="string" calcext:value-type="string">
            <text:p>https://en.wikipedia.org/wiki/British_Rail_Derby_Lightweigh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11" calcext:value-type="float">
            <text:p>111</text:p>
          </table:table-cell>
          <table:table-cell office:value-type="float" office:value="3" calcext:value-type="float">
            <text:p>3</text:p>
          </table:table-cell>
          <table:table-cell table:formula="of:=[.C627]+16" office:value-type="float" office:value="127" calcext:value-type="float">
            <text:p>1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65 (“Networker”)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628]" office:value-type="float" office:value="111" calcext:value-type="float">
            <text:p>111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SC Fastcat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[.C629]" office:value-type="float" office:value="112" calcext:value-type="float">
            <text:p>11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44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table:formula="of:=[.C630]+5" office:value-type="float" office:value="117" calcext:value-type="float">
            <text:p>11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27 “Friendship”</text:p>
          </table:table-cell>
          <table:table-cell office:value-type="string" calcext:value-type="string">
            <text:p>Ai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631]+10" office:value-type="float" office:value="122" calcext:value-type="float">
            <text:p>122</text:p>
          </table:table-cell>
          <table:table-cell office:value-type="string" calcext:value-type="string">
            <text:p>30” seat pitch</text:p>
          </table:table-cell>
          <table:table-cell office:value-type="string" calcext:value-type="string">
            <text:p>http://www.airliners.net/aircraft-data/fokker-f-27-fairchild-f-27-fh-227/21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632]+10" office:value-type="float" office:value="122" calcext:value-type="float">
            <text:p>1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table:formula="of:=[.C633]+20" office:value-type="float" office:value="132" calcext:value-type="float">
            <text:p>132</text:p>
          </table:table-cell>
          <table:table-cell office:value-type="string" calcext:value-type="string">
            <text:p>Straight sided. All doors. Arc roof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table:formula="of:=[.C634]+10" office:value-type="float" office:value="123" calcext:value-type="float">
            <text:p>12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2-BIL (third class)</text:p>
          </table:table-cell>
          <table:table-cell office:value-type="string" calcext:value-type="string">
            <text:p>Rail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table:formula="of:=[.C635]" office:value-type="float" office:value="114" calcext:value-type="float">
            <text:p>114</text:p>
          </table:table-cell>
          <table:table-cell office:value-type="string" calcext:value-type="string">
            <text:p>5ft 11 between compartments. <text:s/>Full lavatory acces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Swindon twinset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table:formula="of:=[.C636]+10" office:value-type="float" office:value="125" calcext:value-type="float">
            <text:p>1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50ft corridor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table:formula="of:=[.C637]+20" office:value-type="float" office:value="135" calcext:value-type="float">
            <text:p>13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SR corrido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3" calcext:value-type="float">
            <text:p>3</text:p>
          </table:table-cell>
          <table:table-cell table:formula="of:=[.C638]+16" office:value-type="float" office:value="132" calcext:value-type="float">
            <text:p>13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66 (first class)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table:formula="of:=[.C639]+5" office:value-type="float" office:value="121" calcext:value-type="float">
            <text:p>121</text:p>
          </table:table-cell>
          <table:table-cell office:value-type="string" calcext:value-type="string">
            <text:p>Air condition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90 (“Pendolin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table:formula="of:=[.C640]+10" office:value-type="float" office:value="127" calcext:value-type="float">
            <text:p>12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irspeed Ambassador</text:p>
          </table:table-cell>
          <table:table-cell office:value-type="string" calcext:value-type="string">
            <text:p>Air</text:p>
          </table:table-cell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table:formula="of:=[.C641]+16" office:value-type="float" office:value="133" calcext:value-type="float">
            <text:p>1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65 (first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table:formula="of:=[.C642]" office:value-type="float" office:value="117" calcext:value-type="float">
            <text:p>117</text:p>
          </table:table-cell>
          <table:table-cell office:value-type="string" calcext:value-type="string">
            <text:p>Same 2 + 2 as standard, just with tables and more spac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58 (“Express”)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table:formula="of:=[.C643]+5" office:value-type="float" office:value="123" calcext:value-type="float">
            <text:p>12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ullman vestibule parlour car (first class)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5" calcext:value-type="float">
            <text:p>5</text:p>
          </table:table-cell>
          <table:table-cell table:formula="of:=[.C644]+25" office:value-type="float" office:value="143" calcext:value-type="float">
            <text:p>143</text:p>
          </table:table-cell>
          <table:table-cell office:value-type="string" calcext:value-type="string">
            <text:p>Heating and a lavatory, possibly better seats than original drawing room car. First class only.</text:p>
          </table:table-cell>
          <table:table-cell office:value-type="string" calcext:value-type="string">
            <text:p>Hamilton Ellis p. 91 and thereabout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corridor cleres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table:formula="of:=[.C645]+20" office:value-type="float" office:value="139" calcext:value-type="float">
            <text:p>139</text:p>
          </table:table-cell>
          <table:table-cell office:value-type="string" calcext:value-type="string">
            <text:p>5ft 6 between partitions. Steam heat.</text:p>
          </table:table-cell>
          <table:table-cell office:value-type="string" calcext:value-type="string">
            <text:p>http://www.penrhos.me.uk/JSDCmed/D77-lot-904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300/400/500 (high density)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table:formula="of:=[.C646]+5" office:value-type="float" office:value="124" calcext:value-type="float">
            <text:p>124</text:p>
          </table:table-cell>
          <table:table-cell office:value-type="string" calcext:value-type="string">
            <text:p>30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AE ATP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table:formula="of:=[.C647]+10" office:value-type="float" office:value="129" calcext:value-type="float">
            <text:p>129</text:p>
          </table:table-cell>
          <table:table-cell/>
          <table:table-cell office:value-type="string" calcext:value-type="string">
            <text:p>http://www.airliners.net/aircraft-data/british-aerospace-atp/5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85 (standard class)</text:p>
          </table:table-cell>
          <table:table-cell office:value-type="string" calcext:value-type="string">
            <text:p>Rail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formula="of:=[.C648]" office:value-type="float" office:value="120" calcext:value-type="float">
            <text:p>1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istol Britannia (econom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3" calcext:value-type="float">
            <text:p>3</text:p>
          </table:table-cell>
          <table:table-cell table:formula="of:=[.C649]+16" office:value-type="float" office:value="137" calcext:value-type="float">
            <text:p>137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imgproc.airliners.net/photos/airliners/9/0/0/0941009.jpg?v=v4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700/800 (high densit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table:formula="of:=[.C650]+5" office:value-type="float" office:value="126" calcext:value-type="float">
            <text:p>126</text:p>
          </table:table-cell>
          <table:table-cell office:value-type="string" calcext:value-type="string">
            <text:p>30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70 (“Turb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[.C651]" office:value-type="float" office:value="122" calcext:value-type="float">
            <text:p>1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NR 53ft-6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3" calcext:value-type="float">
            <text:p>123</text:p>
          </table:table-cell>
          <table:table-cell office:value-type="float" office:value="4" calcext:value-type="float">
            <text:p>4</text:p>
          </table:table-cell>
          <table:table-cell table:formula="of:=[.C652]+20" office:value-type="float" office:value="143" calcext:value-type="float">
            <text:p>143</text:p>
          </table:table-cell>
          <table:table-cell/>
          <table:table-cell office:value-type="string" calcext:value-type="string">
            <text:p>Jenkinson p. 17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 Havilland Comet (economy)</text:p>
          </table:table-cell>
          <table:table-cell office:value-type="string" calcext:value-type="string">
            <text:p>Air</text:p>
          </table:table-cell>
          <table:table-cell office:value-type="float" office:value="124" calcext:value-type="float">
            <text:p>124</text:p>
          </table:table-cell>
          <table:table-cell office:value-type="float" office:value="4" calcext:value-type="float">
            <text:p>4</text:p>
          </table:table-cell>
          <table:table-cell table:formula="of:=[.C653]+20" office:value-type="float" office:value="144" calcext:value-type="float">
            <text:p>1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23 (second class)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654]+16" office:value-type="float" office:value="141" calcext:value-type="float">
            <text:p>141</text:p>
          </table:table-cell>
          <table:table-cell office:value-type="string" calcext:value-type="string">
            <text:p>Lower comfort than other Mk. Is because of noise/vibra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655]+20" office:value-type="float" office:value="145" calcext:value-type="float">
            <text:p>1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Constellation (high density)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656]+20" office:value-type="float" office:value="145" calcext:value-type="float">
            <text:p>1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ckers Viscount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657]+16" office:value-type="float" office:value="141" calcext:value-type="float">
            <text:p>141</text:p>
          </table:table-cell>
          <table:table-cell/>
          <table:table-cell office:value-type="string" calcext:value-type="string">
            <text:p>https://www.flickr.com/photos/14730981@N08/33764799122/in/album-72157679117146063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Vickers Vanguard (economy)</text:p>
          </table:table-cell>
          <table:table-cell office:value-type="string" calcext:value-type="string">
            <text:p>Air</text:p>
          </table:table-cell>
          <table:table-cell office:value-type="float" office:value="126" calcext:value-type="float">
            <text:p>126</text:p>
          </table:table-cell>
          <table:table-cell office:value-type="float" office:value="3" calcext:value-type="float">
            <text:p>3</text:p>
          </table:table-cell>
          <table:table-cell table:formula="of:=[.C658]+16" office:value-type="float" office:value="142" calcext:value-type="float">
            <text:p>1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ER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6" calcext:value-type="float">
            <text:p>126</text:p>
          </table:table-cell>
          <table:table-cell office:value-type="float" office:value="4" calcext:value-type="float">
            <text:p>4</text:p>
          </table:table-cell>
          <table:table-cell table:formula="of:=[.C659]+20" office:value-type="float" office:value="146" calcext:value-type="float">
            <text:p>146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corridor cleres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660]+20" office:value-type="float" office:value="147" calcext:value-type="float">
            <text:p>147</text:p>
          </table:table-cell>
          <table:table-cell office:value-type="string" calcext:value-type="string">
            <text:p>5ft 11 1/2” between partitions. Steam heat.</text:p>
          </table:table-cell>
          <table:table-cell office:value-type="string" calcext:value-type="string">
            <text:p>http://www.penrhos.me.uk/JSDCmed/C12-lot-790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Starliner (high capac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661]+20" office:value-type="float" office:value="147" calcext:value-type="float">
            <text:p>1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Ironclads (third class)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662]+20" office:value-type="float" office:value="147" calcext:value-type="float">
            <text:p>147</text:p>
          </table:table-cell>
          <table:table-cell office:value-type="string" calcext:value-type="string">
            <text:p>Similar to SR Maunsell stock, but 57’ long rather than 59’. 6’0” between partitions in the thirds</text:p>
          </table:table-cell>
          <table:table-cell office:value-type="string" calcext:value-type="string">
            <text:p>Gould p. 2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ud Aviation Caravelle (high dens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table:formula="of:=[.C663]+5" office:value-type="float" office:value="132" calcext:value-type="float">
            <text:p>13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oing 377 “Stratocruiser”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664]+20" office:value-type="float" office:value="147" calcext:value-type="float">
            <text:p>1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95 (“Javelin”)</text:p>
          </table:table-cell>
          <table:table-cell office:value-type="string" calcext:value-type="string">
            <text:p>Rail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C665]" office:value-type="float" office:value="128" calcext:value-type="float">
            <text:p>128</text:p>
          </table:table-cell>
          <table:table-cell office:value-type="string" calcext:value-type="string">
            <text:p>Not vestibuled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Ultra 520DD (standard class)</text:p>
          </table:table-cell>
          <table:table-cell office:value-type="string" calcext:value-type="string">
            <text:p>Maglev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666]+16" office:value-type="float" office:value="144" calcext:value-type="float">
            <text:p>144</text:p>
          </table:table-cell>
          <table:table-cell office:value-type="string" calcext:value-type="string">
            <text:p>Double decke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667]+16" office:value-type="float" office:value="144" calcext:value-type="float">
            <text:p>144</text:p>
          </table:table-cell>
          <table:table-cell/>
          <table:table-cell office:value-type="string" calcext:value-type="string">
            <text:p>http://www.airliners.net/forum/viewtopic.php?t=5325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800/801 (“Super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formula="of:=[.C668]+5" office:value-type="float" office:value="134" calcext:value-type="float">
            <text:p>134</text:p>
          </table:table-cell>
          <table:table-cell office:value-type="string" calcext:value-type="string">
            <text:p>2+2, hard seats, “decent legroom”</text:p>
          </table:table-cell>
          <table:table-cell office:value-type="string" calcext:value-type="string">
            <text:p>http://www.firstgreatwestern.info/coffeeshop/index.php?topic=10150.735</text:p>
          </table:table-cell>
          <table:table-cell office:value-type="string" calcext:value-type="string">
            <text:p>https://en.wikipedia.org/wiki/British_Rail_Class_8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AC 1-11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669]+16" office:value-type="float" office:value="145" calcext:value-type="float">
            <text:p>145</text:p>
          </table:table-cell>
          <table:table-cell/>
          <table:table-cell office:value-type="string" calcext:value-type="string">
            <text:p>http://www.flickr.com/photos/emdjt42/4063700523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COR traile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670]+16" office:value-type="float" office:value="145" calcext:value-type="float">
            <text:p>145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, p. 4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02 (secon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671]+16" office:value-type="float" office:value="145" calcext:value-type="float">
            <text:p>1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02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672]" office:value-type="float" office:value="129" calcext:value-type="float">
            <text:p>1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“toplight”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673]+20" office:value-type="float" office:value="149" calcext:value-type="float">
            <text:p>149</text:p>
          </table:table-cell>
          <table:table-cell office:value-type="string" calcext:value-type="string">
            <text:p>All doors. 6Ft0 between compartments</text:p>
          </table:table-cell>
          <table:table-cell office:value-type="string" calcext:value-type="string">
            <text:p>Harris p. 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ouglas DC-6/7 (high density)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674]+20" office:value-type="float" office:value="149" calcext:value-type="float">
            <text:p>14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airliners.net/aircraft-data/douglas-dc-7/19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05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675]" office:value-type="float" office:value="129" calcext:value-type="float">
            <text:p>129</text:p>
          </table:table-cell>
          <table:table-cell/>
          <table:table-cell office:value-type="string" calcext:value-type="string">
            <text:p>https://c1.staticflickr.com/4/3364/3627267586_e10e464be3_b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04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676]" office:value-type="float" office:value="129" calcext:value-type="float">
            <text:p>1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07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677]" office:value-type="float" office:value="130" calcext:value-type="float">
            <text:p>1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2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678]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geocities.ws/jamesstearn/trainstoday/_312_721firstclass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20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679]+10" office:value-type="float" office:value="140" calcext:value-type="float">
            <text:p>140</text:p>
          </table:table-cell>
          <table:table-cell office:value-type="string" calcext:value-type="string">
            <text:p>Underfloor engin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Maunsell expres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680]+20" office:value-type="float" office:value="150" calcext:value-type="float">
            <text:p>150</text:p>
          </table:table-cell>
          <table:table-cell office:value-type="string" calcext:value-type="string">
            <text:p>All doors. 6Ft 3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6-PAN traile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formula="of:=[.C681]+16" office:value-type="float" office:value="146" calcext:value-type="float">
            <text:p>146</text:p>
          </table:table-cell>
          <table:table-cell office:value-type="string" calcext:value-type="string">
            <text:p>All doors. 6Ft 3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220 (“Voyager”)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682]+10" office:value-type="float" office:value="140" calcext:value-type="float">
            <text:p>1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57ft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683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Bulleid all doors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684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1 suburban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685]" office:value-type="float" office:value="130" calcext:value-type="float">
            <text:p>130</text:p>
          </table:table-cell>
          <table:table-cell office:value-type="string" calcext:value-type="string">
            <text:p>Corridor compartments,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4ft elliptical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686]+20" office:value-type="float" office:value="151" calcext:value-type="float">
            <text:p>151</text:p>
          </table:table-cell>
          <table:table-cell office:value-type="string" calcext:value-type="string">
            <text:p>6ft 3 between compartments. All doors</text:p>
          </table:table-cell>
          <table:table-cell office:value-type="string" calcext:value-type="string">
            <text:p>Lacy &amp; Dow pp. 23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Gresley corridor carriages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687]+20" office:value-type="float" office:value="151" calcext:value-type="float">
            <text:p>151</text:p>
          </table:table-cell>
          <table:table-cell office:value-type="string" calcext:value-type="string">
            <text:p>All doors. 6Ft 3 between compartments</text:p>
          </table:table-cell>
          <table:table-cell office:value-type="string" calcext:value-type="string">
            <text:p>Jenkinson p. 17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irbus A318/319/320/321 (economy)</text:p>
          </table:table-cell>
          <table:table-cell office:value-type="string" calcext:value-type="string">
            <text:p>Air</text:p>
          </table:table-cell>
          <table:table-cell office:value-type="float" office:value="131" calcext:value-type="float">
            <text:p>131</text:p>
          </table:table-cell>
          <table:table-cell office:value-type="float" office:value="3" calcext:value-type="float">
            <text:p>3</text:p>
          </table:table-cell>
          <table:table-cell table:formula="of:=[.C688]+16" office:value-type="float" office:value="147" calcext:value-type="float">
            <text:p>147</text:p>
          </table:table-cell>
          <table:table-cell/>
          <table:table-cell office:value-type="string" calcext:value-type="string">
            <text:p>http://www.airliners.net/photo/Avianca/Airbus-A318-111/1860798/L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clerestory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689]+20" office:value-type="float" office:value="151" calcext:value-type="float">
            <text:p>151</text:p>
          </table:table-cell>
          <table:table-cell office:value-type="string" calcext:value-type="string">
            <text:p>6ft 5 between compartments. All doors</text:p>
          </table:table-cell>
          <table:table-cell office:value-type="string" calcext:value-type="string">
            <text:p>Lacy &amp; Dow pp. 21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“toplight”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690]+20" office:value-type="float" office:value="149" calcext:value-type="float">
            <text:p>149</text:p>
          </table:table-cell>
          <table:table-cell office:value-type="string" calcext:value-type="string">
            <text:p>All doors. 6Ft0 between compartments</text:p>
          </table:table-cell>
          <table:table-cell office:value-type="string" calcext:value-type="string">
            <text:p>Harris p. 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64ft-5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691]+20" office:value-type="float" office:value="152" calcext:value-type="float">
            <text:p>152</text:p>
          </table:table-cell>
          <table:table-cell office:value-type="string" calcext:value-type="string">
            <text:p>12 whee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70 (“APT”) (second class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692]+20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railwayscene.co.uk/photo/810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“bow ended”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693]+20" office:value-type="float" office:value="152" calcext:value-type="float">
            <text:p>152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75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formula="of:=[.C694]+5" office:value-type="float" office:value="137" calcext:value-type="float">
            <text:p>137</text:p>
          </table:table-cell>
          <table:table-cell/>
          <table:table-cell office:value-type="string" calcext:value-type="string">
            <text:p>https://en.wikipedia.org/wiki/British_Rail_Class_175#/media/File:Llandudno_railway_station_MMB_04_175112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42ft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695]+20" office:value-type="float" office:value="153" calcext:value-type="float">
            <text:p>153</text:p>
          </table:table-cell>
          <table:table-cell office:value-type="string" calcext:value-type="string">
            <text:p>Straight sided. All doors. Arc roof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AE 146</text:p>
          </table:table-cell>
          <table:table-cell office:value-type="string" calcext:value-type="string">
            <text:p>Air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table:formula="of:=[.C696]+10" office:value-type="float" office:value="143" calcext:value-type="float">
            <text:p>1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697]+20" office:value-type="float" office:value="153" calcext:value-type="float">
            <text:p>1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clerestory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698]+20" office:value-type="float" office:value="153" calcext:value-type="float">
            <text:p>153</text:p>
          </table:table-cell>
          <table:table-cell office:value-type="string" calcext:value-type="string">
            <text:p>6ft 6 between compartments. All doors</text:p>
          </table:table-cell>
          <table:table-cell table:style-name="ce20" office:value-type="string" calcext:value-type="string">
            <text:p>Lacy &amp; Dow vol. 1 pp. 154 and 15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7ft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699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47-8i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700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0" office:value-type="string" calcext:value-type="string">
            <text:p>https://www.seatguru.com/airlines/Lufthansa/Lufthansa_Boeing_747_8_V3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87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701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0" office:value-type="string" calcext:value-type="string">
            <text:p>https://www.seatguru.com/airlines/British_Airways/British_Airways_Boeing_787-8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80 (“Adelante”) (standa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702]+10" office:value-type="float" office:value="144" calcext:value-type="float">
            <text:p>1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Period 1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703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50/1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704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44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705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-50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706]+10" office:value-type="float" office:value="144" calcext:value-type="float">
            <text:p>144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airliners.net/aircraft-data/fokker-50/21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TSR corridor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707]+16" office:value-type="float" office:value="150" calcext:value-type="float">
            <text:p>15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Hawksworth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708]+20" office:value-type="float" office:value="154" calcext:value-type="float">
            <text:p>154</text:p>
          </table:table-cell>
          <table:table-cell office:value-type="string" calcext:value-type="string">
            <text:p>6ft 3 between compartments, but early fluorescent lighting</text:p>
          </table:table-cell>
          <table:table-cell office:value-type="string" calcext:value-type="string">
            <text:p>Harris pp. 106 – 1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corridor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formula="of:=[.C709]+20" office:value-type="float" office:value="155" calcext:value-type="float">
            <text:p>15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90 (“Pendolino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710]+10" office:value-type="float" office:value="145" calcext:value-type="float">
            <text:p>14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COR mot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711]+16" office:value-type="float" office:value="151" calcext:value-type="float">
            <text:p>151</text:p>
          </table:table-cell>
          <table:table-cell office:value-type="string" calcext:value-type="string">
            <text:p>Open. Catering can be either 3 or 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ud Aviation Caravelle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712]+16" office:value-type="float" office:value="151" calcext:value-type="float">
            <text:p>15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37-300/400/5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713]+10" office:value-type="float" office:value="145" calcext:value-type="float">
            <text:p>145</text:p>
          </table:table-cell>
          <table:table-cell office:value-type="string" calcext:value-type="string">
            <text:p>32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4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formula="of:=[.C714]+20" office:value-type="float" office:value="155" calcext:value-type="float">
            <text:p>155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85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715]" office:value-type="float" office:value="135" calcext:value-type="float">
            <text:p>1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70 (“Turb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716]" office:value-type="float" office:value="135" calcext:value-type="float">
            <text:p>1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21 (CIG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717]+16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30 (REP/TC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718]+16" office:value-type="float" office:value="152" calcext:value-type="float">
            <text:p>1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6-PAN motor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719]+16" office:value-type="float" office:value="152" calcext:value-type="float">
            <text:p>152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ullman 8 wheel vestibule cars (thir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5" calcext:value-type="float">
            <text:p>5</text:p>
          </table:table-cell>
          <table:table-cell table:formula="of:=[.C720]+25" office:value-type="float" office:value="161" calcext:value-type="float">
            <text:p>161</text:p>
          </table:table-cell>
          <table:table-cell office:value-type="string" calcext:value-type="string">
            <text:p>Assume 2+2 seating in the thirds. 8 Wheel bog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Maunsell saloo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721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Bulleid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722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3 ope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723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Sunshine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724]+20" office:value-type="float" office:value="157" calcext:value-type="float">
            <text:p>157</text:p>
          </table:table-cell>
          <table:table-cell office:value-type="string" calcext:value-type="string">
            <text:p>All vestibule</text:p>
          </table:table-cell>
          <table:table-cell office:value-type="string" calcext:value-type="string">
            <text:p>Harris pp. 97 – 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9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table:formula="of:=[.C725]" office:value-type="float" office:value="137" calcext:value-type="float">
            <text:p>13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79#/media/File:379005_First_Class_Interior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700/800/900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726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 MAX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727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09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728]+16" office:value-type="float" office:value="153" calcext:value-type="float">
            <text:p>1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10 (4-CEP)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729]+16" office:value-type="float" office:value="153" calcext:value-type="float">
            <text:p>15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flickr.com/photos/74009/4791591488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L-188 Electra (first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730]+16" office:value-type="float" office:value="153" calcext:value-type="float">
            <text:p>1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1 TSO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731]+20" office:value-type="float" office:value="157" calcext:value-type="float">
            <text:p>157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1 ope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732]+20" office:value-type="float" office:value="159" calcext:value-type="float">
            <text:p>159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08 “Southern Belle” Pullman cars (third class)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5" calcext:value-type="float">
            <text:p>5</text:p>
          </table:table-cell>
          <table:table-cell table:formula="of:=[.C733]+25" office:value-type="float" office:value="164" calcext:value-type="float">
            <text:p>164</text:p>
          </table:table-cell>
          <table:table-cell office:value-type="string" calcext:value-type="string">
            <text:p>Assume 2+2 seating in the thirds. 12 wheel bogies</text:p>
          </table:table-cell>
          <table:table-cell office:value-type="string" calcext:value-type="string">
            <text:p>Jenkinson p. p. 212</text:p>
          </table:table-cell>
          <table:table-cell office:value-type="string" calcext:value-type="string">
            <text:p>Hamilton-Ellis p. 24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NWR dining twin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734]+20" office:value-type="float" office:value="159" calcext:value-type="float">
            <text:p>1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oing 747-100/200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735]+20" office:value-type="float" office:value="159" calcext:value-type="float">
            <text:p>159</text:p>
          </table:table-cell>
          <table:table-cell office:value-type="string" calcext:value-type="string">
            <text:p>34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27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736]+16" office:value-type="float" office:value="155" calcext:value-type="float">
            <text:p>155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www.airlinereporter.com/wp-content/uploads/2012/01/MOFrc4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S Trident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737]+16" office:value-type="float" office:value="155" calcext:value-type="float">
            <text:p>1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07 (economy)</text:p>
          </table:table-cell>
          <table:table-cell office:value-type="string" calcext:value-type="string">
            <text:p>Air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738]+20" office:value-type="float" office:value="160" calcext:value-type="float">
            <text:p>160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images-00.delcampe-static.net/img_large/auction/000/066/103/331_00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2A (second class)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739]+20" office:value-type="float" office:value="160" calcext:value-type="float">
            <text:p>16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60ft 6 diner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740]+20" office:value-type="float" office:value="160" calcext:value-type="float">
            <text:p>1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vair 88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741]+20" office:value-type="float" office:value="161" calcext:value-type="float">
            <text:p>1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vair 99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742]+20" office:value-type="float" office:value="161" calcext:value-type="float">
            <text:p>1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54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table:formula="of:=[.C743]" office:value-type="float" office:value="141" calcext:value-type="float">
            <text:p>141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 (LNWR) p. 10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SS King Edward</text:p>
          </table:table-cell>
          <table:table-cell office:value-type="string" calcext:value-type="string">
            <text:p>Water</text:p>
          </table:table-cell>
          <table:table-cell office:value-type="float" office:value="142" calcext:value-type="float">
            <text:p>142</text:p>
          </table:table-cell>
          <table:table-cell office:value-type="float" office:value="3" calcext:value-type="float">
            <text:p>3</text:p>
          </table:table-cell>
          <table:table-cell table:formula="of:=[.C744]+16" office:value-type="float" office:value="158" calcext:value-type="float">
            <text:p>158</text:p>
          </table:table-cell>
          <table:table-cell office:value-type="string" calcext:value-type="string">
            <text:p>Turbine gives a smoother rid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60ft 6 diner non-clerestory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745]+20" office:value-type="float" office:value="162" calcext:value-type="float">
            <text:p>1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60 (Gatwick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table:formula="of:=[.C746]" office:value-type="float" office:value="142" calcext:value-type="float">
            <text:p>142</text:p>
          </table:table-cell>
          <table:table-cell office:value-type="string" calcext:value-type="string">
            <text:p>2+1, commuter doors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800/801 (“Super Express”)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table:formula="of:=[.C747]+5" office:value-type="float" office:value="147" calcext:value-type="float">
            <text:p>147</text:p>
          </table:table-cell>
          <table:table-cell office:value-type="string" calcext:value-type="string">
            <text:p>2+1; hard seats, good spacing, ride and ambiance</text:p>
          </table:table-cell>
          <table:table-cell office:value-type="string" calcext:value-type="string">
            <text:p>https://en.wikipedia.org/wiki/British_Rail_Class_800#/media/File:Inside_GWR_800008_(814008_first_class_seats).JPG</text:p>
          </table:table-cell>
          <table:table-cell office:value-type="string" calcext:value-type="string">
            <text:p>http://www.hitachi.com/rev/pdf/2014/r2014_10_105.pdf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SR Bulleid expres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748]+20" office:value-type="float" office:value="162" calcext:value-type="float">
            <text:p>162</text:p>
          </table:table-cell>
          <table:table-cell office:value-type="string" calcext:value-type="string">
            <text:p>Vestibu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Ultra 520DD (first class)</text:p>
          </table:table-cell>
          <table:table-cell office:value-type="string" calcext:value-type="string">
            <text:p>Maglev</text:p>
          </table:table-cell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table:formula="of:=[.C749]+10" office:value-type="float" office:value="153" calcext:value-type="float">
            <text:p>153</text:p>
          </table:table-cell>
          <table:table-cell office:value-type="string" calcext:value-type="string">
            <text:p>Imaginary uni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table:formula="of:=[.C750]" office:value-type="float" office:value="143" calcext:value-type="float">
            <text:p>143</text:p>
          </table:table-cell>
          <table:table-cell office:value-type="string" calcext:value-type="string">
            <text:p>Clipper sided (slightly more lateral room) (full lavatory acces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Ironclad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5" calcext:value-type="float">
            <text:p>5</text:p>
          </table:table-cell>
          <table:table-cell table:formula="of:=[.C751]+20" office:value-type="float" office:value="163" calcext:value-type="float">
            <text:p>163</text:p>
          </table:table-cell>
          <table:table-cell office:value-type="string" calcext:value-type="string">
            <text:p>6ft 10 between partitions</text:p>
          </table:table-cell>
          <table:table-cell office:value-type="string" calcext:value-type="string">
            <text:p>Gould p. 2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table:formula="of:=[.C752]" office:value-type="float" office:value="143" calcext:value-type="float">
            <text:p>1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<text:s/>Mk. 1 corridor (secon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753]+20" office:value-type="float" office:value="164" calcext:value-type="float">
            <text:p>164</text:p>
          </table:table-cell>
          <table:table-cell office:value-type="string" calcext:value-type="string">
            <text:p>Corridor compartments, 3 aside (Eastern/Midland region version), 6ft 3 between compartments</text:p>
          </table:table-cell>
          <table:table-cell office:value-type="string" calcext:value-type="string">
            <text:p>Jenkinson p. 3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vestibule corridor carriages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754]+20" office:value-type="float" office:value="164" calcext:value-type="float">
            <text:p>1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hannel paddle steamer</text:p>
          </table:table-cell>
          <table:table-cell office:value-type="string" calcext:value-type="string">
            <text:p>Water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755]+20" office:value-type="float" office:value="164" calcext:value-type="float">
            <text:p>1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74 (“Eurostar” (new)) (standar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756]+20" office:value-type="float" office:value="164" calcext:value-type="float">
            <text:p>16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14 (2-HAP) driving trailer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757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emus.co.uk/hap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23 (4-VEP)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758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2-BIL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759]" office:value-type="float" office:value="144" calcext:value-type="float">
            <text:p>144</text:p>
          </table:table-cell>
          <table:table-cell office:value-type="string" calcext:value-type="string">
            <text:p>7ft 1 ¾ between compartments. Full lavatory acces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928 and K-type Pullm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5" calcext:value-type="float">
            <text:p>5</text:p>
          </table:table-cell>
          <table:table-cell table:formula="of:=[.C760]+25" office:value-type="float" office:value="170" calcext:value-type="float">
            <text:p>170</text:p>
          </table:table-cell>
          <table:table-cell/>
          <table:table-cell office:value-type="string" calcext:value-type="string">
            <text:p>Jenkinson pp. 511-5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2A SO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761]+20" office:value-type="float" office:value="165" calcext:value-type="float">
            <text:p>165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ouglas DC-6/DC-7 (luxury)</text:p>
          </table:table-cell>
          <table:table-cell office:value-type="string" calcext:value-type="string">
            <text:p>Ai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762]+20" office:value-type="float" office:value="165" calcext:value-type="float">
            <text:p>165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23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763]+16" office:value-type="float" office:value="161" calcext:value-type="float">
            <text:p>1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9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table:formula="of:=[.C764]" office:value-type="float" office:value="145" calcext:value-type="float">
            <text:p>145</text:p>
          </table:table-cell>
          <table:table-cell/>
          <table:table-cell office:value-type="string" calcext:value-type="string">
            <text:p>https://en.wikipedia.org/wiki/British_Rail_Class_319#/media/File:319437_First_Class_Cabin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48ft clerestory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765]+20" office:value-type="float" office:value="165" calcext:value-type="float">
            <text:p>165</text:p>
          </table:table-cell>
          <table:table-cell office:value-type="string" calcext:value-type="string">
            <text:p>Not clear whether these existed at all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MR 54ft clerestory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766]+20" office:value-type="float" office:value="165" calcext:value-type="float">
            <text:p>165</text:p>
          </table:table-cell>
          <table:table-cell office:value-type="string" calcext:value-type="string">
            <text:p>7ft 3 between compartments. All doors</text:p>
          </table:table-cell>
          <table:table-cell office:value-type="string" calcext:value-type="string">
            <text:p>Lacy &amp; Dow pp. 21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42 (“Wessex Electric”) (standa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767]+16" office:value-type="float" office:value="161" calcext:value-type="float">
            <text:p>161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3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768]+20" office:value-type="float" office:value="165" calcext:value-type="float">
            <text:p>165</text:p>
          </table:table-cell>
          <table:table-cell office:value-type="string" calcext:value-type="string">
            <text:p>Vestibule. Three per side in the third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S Isle of Thanet </text:p>
          </table:table-cell>
          <table:table-cell office:value-type="string" calcext:value-type="string">
            <text:p>Wate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769]+20" office:value-type="float" office:value="165" calcext:value-type="float">
            <text:p>1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770]+20" office:value-type="float" office:value="166" calcext:value-type="float">
            <text:p>166</text:p>
          </table:table-cell>
          <table:table-cell office:value-type="string" calcext:value-type="string">
            <text:p>2 aside in first class 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4ft elliptical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771]+20" office:value-type="float" office:value="166" calcext:value-type="float">
            <text:p>166</text:p>
          </table:table-cell>
          <table:table-cell office:value-type="string" calcext:value-type="string">
            <text:p>7ft 3 between compartments. All doors</text:p>
          </table:table-cell>
          <table:table-cell office:value-type="string" calcext:value-type="string">
            <text:p>Lacy &amp; Dow pp. 23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Maunsell expres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772]+20" office:value-type="float" office:value="166" calcext:value-type="float">
            <text:p>166</text:p>
          </table:table-cell>
          <table:table-cell office:value-type="string" calcext:value-type="string">
            <text:p>7ft 3 between compartments. All doors</text:p>
          </table:table-cell>
          <table:table-cell office:value-type="string" calcext:value-type="string">
            <text:p>Gould p. 14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SS Queen Mary</text:p>
          </table:table-cell>
          <table:table-cell office:value-type="string" calcext:value-type="string">
            <text:p>Water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773]+16" office:value-type="float" office:value="162" calcext:value-type="float">
            <text:p>1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2D (second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774]+20" office:value-type="float" office:value="166" calcext:value-type="float">
            <text:p>166</text:p>
          </table:table-cell>
          <table:table-cell office:value-type="string" calcext:value-type="string">
            <text:p>2+2, air condition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202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775]+16" office:value-type="float" office:value="162" calcext:value-type="float">
            <text:p>1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Constellation (luxury)</text:p>
          </table:table-cell>
          <table:table-cell office:value-type="string" calcext:value-type="string">
            <text:p>Ai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776]+20" office:value-type="float" office:value="167" calcext:value-type="float">
            <text:p>16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youtube.com/watch?v=CvA3URbexPo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ECR “The Queen”</text:p>
          </table:table-cell>
          <table:table-cell office:value-type="string" calcext:value-type="string">
            <text:p>Wate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777]+20" office:value-type="float" office:value="167" calcext:value-type="float">
            <text:p>16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Period 1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778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“toplight”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779]+20" office:value-type="float" office:value="167" calcext:value-type="float">
            <text:p>167</text:p>
          </table:table-cell>
          <table:table-cell office:value-type="string" calcext:value-type="string">
            <text:p>All doors.</text:p>
          </table:table-cell>
          <table:table-cell office:value-type="string" calcext:value-type="string">
            <text:p>Harris p. 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Bulleid all doors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780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“bow ended”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781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210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782]" office:value-type="float" office:value="148" calcext:value-type="float">
            <text:p>148</text:p>
          </table:table-cell>
          <table:table-cell office:value-type="string" calcext:value-type="string">
            <text:p>Very much like the second class Mk. 3 interio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17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783]" office:value-type="float" office:value="148" calcext:value-type="float">
            <text:p>14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“Coronation Scot”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784]+25" office:value-type="float" office:value="173" calcext:value-type="float">
            <text:p>1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1 Pullman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785]+25" office:value-type="float" office:value="173" calcext:value-type="float">
            <text:p>173</text:p>
          </table:table-cell>
          <table:table-cell/>
          <table:table-cell office:value-type="string" calcext:value-type="string">
            <text:p>emgauge70s</text:p>
          </table:table-cell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1951 Pullm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786]+25" office:value-type="float" office:value="173" calcext:value-type="float">
            <text:p>173</text:p>
          </table:table-cell>
          <table:table-cell office:value-type="string" calcext:value-type="string">
            <text:p>Better riding than pre-war types</text:p>
          </table:table-cell>
          <table:table-cell office:value-type="string" calcext:value-type="string">
            <text:p>Jenkinson pp. 511-5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L-10-11 Tristar (economy)</text:p>
          </table:table-cell>
          <table:table-cell office:value-type="string" calcext:value-type="string">
            <text:p>Air</text:p>
          </table:table-cell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table:formula="of:=[.C787]+20" office:value-type="float" office:value="168" calcext:value-type="float">
            <text:p>168</text:p>
          </table:table-cell>
          <table:table-cell/>
          <table:table-cell office:value-type="string" calcext:value-type="string">
            <text:p>http://www.airliners.net/aircraft-data/lockheed-l-1011-tristar-150100150200250/27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corridor cleres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788]+20" office:value-type="float" office:value="167" calcext:value-type="float">
            <text:p>167</text:p>
          </table:table-cell>
          <table:table-cell office:value-type="string" calcext:value-type="string">
            <text:p>6ft 11 1/2” between partitions. Steam heat. Two per side</text:p>
          </table:table-cell>
          <table:table-cell office:value-type="string" calcext:value-type="string">
            <text:p>http://www.penrhos.me.uk/JSDCmed/A3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7ft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789]+20" office:value-type="float" office:value="169" calcext:value-type="float">
            <text:p>169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Starliner (first class)</text:p>
          </table:table-cell>
          <table:table-cell office:value-type="string" calcext:value-type="string">
            <text:p>Air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790]+20" office:value-type="float" office:value="169" calcext:value-type="float">
            <text:p>1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ltra 520 (standard class)</text:p>
          </table:table-cell>
          <table:table-cell office:value-type="string" calcext:value-type="string">
            <text:p>Maglev</text:p>
          </table:table-cell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formula="of:=[.C791]+16" office:value-type="float" office:value="165" calcext:value-type="float">
            <text:p>1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4 (standard class)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792]+20" office:value-type="float" office:value="169" calcext:value-type="float">
            <text:p>1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3 (second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793]+20" office:value-type="float" office:value="170" calcext:value-type="float">
            <text:p>170</text:p>
          </table:table-cell>
          <table:table-cell/>
          <table:table-cell office:value-type="string" calcext:value-type="string">
            <text:p>https://www.flickr.com/photos/54701885@N03/11842878626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ullman 12 wheel vestibule parlour car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794]+25" office:value-type="float" office:value="175" calcext:value-type="float">
            <text:p>175</text:p>
          </table:table-cell>
          <table:table-cell office:value-type="string" calcext:value-type="string">
            <text:p>Heating and a lavatory, sumptuous seats. First class only.</text:p>
          </table:table-cell>
          <table:table-cell office:value-type="string" calcext:value-type="string">
            <text:p>Hamilton Ellis p. 91 and thereabout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0ft clerestory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table:formula="of:=[.C795]" office:value-type="float" office:value="150" calcext:value-type="float">
            <text:p>150</text:p>
          </table:table-cell>
          <table:table-cell office:value-type="string" calcext:value-type="string">
            <text:p>7ft 9 between compartments,full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Coronation carriages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796]+25" office:value-type="float" office:value="175" calcext:value-type="float">
            <text:p>1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hannel screw steamship</text:p>
          </table:table-cell>
          <table:table-cell office:value-type="string" calcext:value-type="string">
            <text:p>Water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797]+20" office:value-type="float" office:value="170" calcext:value-type="float">
            <text:p>1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5ft elliptical roof dining carriage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798]+20" office:value-type="float" office:value="170" calcext:value-type="float">
            <text:p>170</text:p>
          </table:table-cell>
          <table:table-cell office:value-type="string" calcext:value-type="string">
            <text:p>Twelve wheeled carriage</text:p>
          </table:table-cell>
          <table:table-cell office:value-type="string" calcext:value-type="string">
            <text:p>Lacy &amp; Dow vol. 2 pp. 456-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Sunshine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799]+20" office:value-type="float" office:value="170" calcext:value-type="float">
            <text:p>170</text:p>
          </table:table-cell>
          <table:table-cell office:value-type="string" calcext:value-type="string">
            <text:p>All vestibule</text:p>
          </table:table-cell>
          <table:table-cell office:value-type="string" calcext:value-type="string">
            <text:p>Harris pp. 97 – 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58ft elliptical roof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800]+25" office:value-type="float" office:value="175" calcext:value-type="float">
            <text:p>175</text:p>
          </table:table-cell>
          <table:table-cell office:value-type="string" calcext:value-type="string">
            <text:p>1+2 seating in the first. 8 wheel bog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e Havilland Comet (first)</text:p>
          </table:table-cell>
          <table:table-cell office:value-type="string" calcext:value-type="string">
            <text:p>Air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801]+20" office:value-type="float" office:value="171" calcext:value-type="float">
            <text:p>171</text:p>
          </table:table-cell>
          <table:table-cell/>
          <table:table-cell table:style-name="Default" office:value-type="string" calcext:value-type="string">
            <text:p>http://s3-eu-west-1.amazonaws.com/cjp-rbi-communities-blogs/wp-content/uploads/mt/flightglobalweb/blogs/aircraft-pictures/assets_c/2009/06/DH%20Comet%201%20DPS%20cutaway-thumb-450x233-39208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Period 1 ope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802]+20" office:value-type="float" office:value="171" calcext:value-type="float">
            <text:p>171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3 ope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table:formula="of:=[.C803]+20" office:value-type="float" office:value="172" calcext:value-type="float">
            <text:p>172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-300/400/500 (business)</text:p>
          </table:table-cell>
          <table:table-cell office:value-type="string" calcext:value-type="string">
            <text:p>Air</text:p>
          </table:table-cell>
          <table:table-cell office:value-type="float" office:value="152" calcext:value-type="float">
            <text:p>152</text:p>
          </table:table-cell>
          <table:table-cell office:value-type="float" office:value="2" calcext:value-type="float">
            <text:p>2</text:p>
          </table:table-cell>
          <table:table-cell table:formula="of:=[.C804]+10" office:value-type="float" office:value="162" calcext:value-type="float">
            <text:p>162</text:p>
          </table:table-cell>
          <table:table-cell office:value-type="string" calcext:value-type="string">
            <text:p>36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4-COR traile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table:formula="of:=[.C805]+20" office:value-type="float" office:value="172" calcext:value-type="float">
            <text:p>172</text:p>
          </table:table-cell>
          <table:table-cell/>
          <table:table-cell office:value-type="string" calcext:value-type="string">
            <text:p>Jenkinson, p. 4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6-PAN traile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3" calcext:value-type="float">
            <text:p>3</text:p>
          </table:table-cell>
          <table:table-cell table:formula="of:=[.C806]+16" office:value-type="float" office:value="169" calcext:value-type="float">
            <text:p>169</text:p>
          </table:table-cell>
          <table:table-cell office:value-type="string" calcext:value-type="string">
            <text:p>3 aside compartments, 7ft 1 ¾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80 (“Adelante”)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2" calcext:value-type="float">
            <text:p>2</text:p>
          </table:table-cell>
          <table:table-cell table:formula="of:=[.C807]+10" office:value-type="float" office:value="163" calcext:value-type="float">
            <text:p>1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73 (“Eu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808]+20" office:value-type="float" office:value="173" calcext:value-type="float">
            <text:p>17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travelandleisure.com/trip-ideas/bus-train/eurostar-photos-of-fleet-transformation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Hawksworth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809]+20" office:value-type="float" office:value="173" calcext:value-type="float">
            <text:p>173</text:p>
          </table:table-cell>
          <table:table-cell office:value-type="string" calcext:value-type="string">
            <text:p>7ft 3 between compartments – but early fluorescent ligh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Bulleid expres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810]+20" office:value-type="float" office:value="173" calcext:value-type="float">
            <text:p>173</text:p>
          </table:table-cell>
          <table:table-cell office:value-type="string" calcext:value-type="string">
            <text:p>Vestibu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08 “Southern Belle” Pullman car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5" calcext:value-type="float">
            <text:p>5</text:p>
          </table:table-cell>
          <table:table-cell table:formula="of:=[.C811]+25" office:value-type="float" office:value="178" calcext:value-type="float">
            <text:p>178</text:p>
          </table:table-cell>
          <table:table-cell office:value-type="string" calcext:value-type="string">
            <text:p>1+2 seating in the first. 12 wheel bogies</text:p>
          </table:table-cell>
          <table:table-cell office:value-type="string" calcext:value-type="string">
            <text:p>Jenkinson p. p. 212</text:p>
          </table:table-cell>
          <table:table-cell office:value-type="string" calcext:value-type="string">
            <text:p>Hamilton-Ellis p. 24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Class 332 (Heathrow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table:formula="of:=[.C812]" office:value-type="float" office:value="154" calcext:value-type="float">
            <text:p>154</text:p>
          </table:table-cell>
          <table:table-cell/>
          <table:table-cell office:value-type="string" calcext:value-type="string">
            <text:p>https://en.wikipedia.org/wiki/British_Rail_Class_33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700/800/900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813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 MAX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814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21 (CIG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815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30 (REP/TC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816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09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817]+16" office:value-type="float" office:value="170" calcext:value-type="float">
            <text:p>1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10 (4-CEP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818]+16" office:value-type="float" office:value="170" calcext:value-type="float">
            <text:p>170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1 corridor (first class) (FO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819]+20" office:value-type="float" office:value="174" calcext:value-type="float">
            <text:p>174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Invicta</text:p>
          </table:table-cell>
          <table:table-cell office:value-type="string" calcext:value-type="string">
            <text:p>Water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820]+20" office:value-type="float" office:value="174" calcext:value-type="float">
            <text:p>174</text:p>
          </table:table-cell>
          <table:table-cell/>
          <table:table-cell office:value-type="string" calcext:value-type="string">
            <text:p>http://www.semgonline.com/coach/brmk1_int.html</text:p>
          </table:table-cell>
          <table:table-cell office:value-type="string" calcext:value-type="string">
            <text:p>https://upload.wikimedia.org/wikipedia/commons/0/0a/British_Railways_Mark_1_FO_3064_1.JPG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Vickers Vanguard (first class)</text:p>
          </table:table-cell>
          <table:table-cell office:value-type="string" calcext:value-type="string">
            <text:p>Air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821]+16" office:value-type="float" office:value="171" calcext:value-type="float">
            <text:p>171</text:p>
          </table:table-cell>
          <table:table-cell table:number-columns-repeated="59"/>
        </table:table-row>
        <table:table-row table:style-name="ro4">
          <table:table-cell office:value-type="string" calcext:value-type="string">
            <text:p>Ultra 450 (standard class)</text:p>
          </table:table-cell>
          <table:table-cell office:value-type="string" calcext:value-type="string">
            <text:p>Maglev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822]+16" office:value-type="float" office:value="171" calcext:value-type="float">
            <text:p>17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HR Pullman saloon (first class)</text:p>
          </table:table-cell>
          <table:table-cell office:value-type="string" calcext:value-type="string">
            <text:p>Narrow</text:p>
          </table:table-cell>
          <table:table-cell office:value-type="float" office:value="155" calcext:value-type="float">
            <text:p>155</text:p>
          </table:table-cell>
          <table:table-cell office:value-type="float" office:value="2" calcext:value-type="float">
            <text:p>2</text:p>
          </table:table-cell>
          <table:table-cell table:formula="of:=[.C823]+10" office:value-type="float" office:value="165" calcext:value-type="float">
            <text:p>165</text:p>
          </table:table-cell>
          <table:table-cell office:value-type="string" calcext:value-type="string">
            <text:p>Assume lavatory access. Really rather comfortable.</text:p>
          </table:table-cell>
          <table:table-cell office:value-type="string" calcext:value-type="string">
            <text:p>https://www.flickr.com/photos/14730981@N08/8015159745/in/album-72157633497295466/</text:p>
          </table:table-cell>
          <table:table-cell table:number-columns-repeated="57"/>
        </table:table-row>
        <table:table-row table:style-name="ro4">
          <table:table-cell office:value-type="string" calcext:value-type="string">
            <text:p>Vickers VC-10 (and Super VC-10) (economy)</text:p>
          </table:table-cell>
          <table:table-cell office:value-type="string" calcext:value-type="string">
            <text:p>Air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824]+20" office:value-type="float" office:value="175" calcext:value-type="float">
            <text:p>175</text:p>
          </table:table-cell>
          <table:table-cell office:value-type="string" calcext:value-type="string">
            <text:p>These were renowned for being comfortable</text:p>
          </table:table-cell>
          <table:table-cell table:number-columns-repeated="58"/>
        </table:table-row>
        <table:table-row table:style-name="ro4">
          <table:table-cell office:value-type="string" calcext:value-type="string">
            <text:p>BR Class 374 (“Eurostar” (new)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825]+20" office:value-type="float" office:value="175" calcext:value-type="float">
            <text:p>175</text:p>
          </table:table-cell>
          <table:table-cell office:value-type="string" calcext:value-type="string">
            <text:p>2+1 – hard seats but lots of legroom</text:p>
          </table:table-cell>
          <table:table-cell office:value-type="string" calcext:value-type="string">
            <text:p>http://avax.news/pictures/112928</text:p>
          </table:table-cell>
          <table:table-cell table:number-columns-repeated="57"/>
        </table:table-row>
        <table:table-row table:style-name="ro4">
          <table:table-cell office:value-type="string" calcext:value-type="string">
            <text:p>BR Class 370 (“APT”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826]+20" office:value-type="float" office:value="175" calcext:value-type="float">
            <text:p>175</text:p>
          </table:table-cell>
          <table:table-cell/>
          <table:table-cell office:value-type="string" calcext:value-type="string">
            <text:p>https://i1.wp.com/www.curbsideclassic.com/wp-content/uploads/2017/07/18-01-8033943281_d9413f6020_b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51 (“Blue Pullman”) (second class)</text:p>
          </table:table-cell>
          <table:table-cell office:value-type="string" calcext:value-type="string">
            <text:p>Rail</text:p>
          </table:table-cell>
          <table:table-cell office:value-type="float" office:value="156" calcext:value-type="float">
            <text:p>156</text:p>
          </table:table-cell>
          <table:table-cell office:value-type="float" office:value="5" calcext:value-type="float">
            <text:p>5</text:p>
          </table:table-cell>
          <table:table-cell table:formula="of:=[.C827]+25" office:value-type="float" office:value="181" calcext:value-type="float">
            <text:p>181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1 corridor (first class) (FK)</text:p>
          </table:table-cell>
          <table:table-cell office:value-type="string" calcext:value-type="string">
            <text:p>Rail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828]+20" office:value-type="float" office:value="177" calcext:value-type="float">
            <text:p>177</text:p>
          </table:table-cell>
          <table:table-cell office:value-type="string" calcext:value-type="string">
            <text:p>Three aside corridor compartments, 7ft 2 between compartments</text:p>
          </table:table-cell>
          <table:table-cell office:value-type="string" calcext:value-type="string">
            <text:p>http://www.bluebell-railway.co.uk/bluebell/pics/16210.HTML</text:p>
          </table:table-cell>
          <table:table-cell office:value-type="string" calcext:value-type="string">
            <text:p>http://citytransport.info/Album/P1320969a.jpg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ctra</text:p>
          </table:table-cell>
          <table:table-cell office:value-type="string" calcext:value-type="string">
            <text:p>Water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829]+20" office:value-type="float" office:value="177" calcext:value-type="float">
            <text:p>1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28 and K type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8" calcext:value-type="float">
            <text:p>158</text:p>
          </table:table-cell>
          <table:table-cell office:value-type="float" office:value="5" calcext:value-type="float">
            <text:p>5</text:p>
          </table:table-cell>
          <table:table-cell table:formula="of:=[.C830]+25" office:value-type="float" office:value="183" calcext:value-type="float">
            <text:p>183</text:p>
          </table:table-cell>
          <table:table-cell office:value-type="string" calcext:value-type="string">
            <text:p>1+1 seating in the firsts. </text:p>
          </table:table-cell>
          <table:table-cell/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Mk. 2A corridor (first class)</text:p>
          </table:table-cell>
          <table:table-cell office:value-type="string" calcext:value-type="string">
            <text:p>Rail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831]+20" office:value-type="float" office:value="178" calcext:value-type="float">
            <text:p>178</text:p>
          </table:table-cell>
          <table:table-cell office:value-type="string" calcext:value-type="string">
            <text:p>3 aside compartments</text:p>
          </table:table-cell>
          <table:table-cell office:value-type="string" calcext:value-type="string">
            <text:p>https://en.wikipedia.org/wiki/First_Corridor#/media/File:Interior_of_Mk2_FK_compartment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TC Lord Warden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832]+20" office:value-type="float" office:value="178" calcext:value-type="float">
            <text:p>1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SS 1500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833]+20" office:value-type="float" office:value="178" calcext:value-type="float">
            <text:p>178</text:p>
          </table:table-cell>
          <table:table-cell/>
          <table:table-cell office:value-type="string" calcext:value-type="string">
            <text:p>http://stenaexplorer.blogspot.co.uk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ig (cabins)</text:p>
          </table:table-cell>
          <table:table-cell office:value-type="string" calcext:value-type="string">
            <text:p>Water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834]+16" office:value-type="float" office:value="175" calcext:value-type="float">
            <text:p>1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Period 3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9" calcext:value-type="float">
            <text:p>159</text:p>
          </table:table-cell>
          <table:table-cell office:value-type="float" office:value="4" calcext:value-type="float">
            <text:p>4</text:p>
          </table:table-cell>
          <table:table-cell table:formula="of:=[.C835]+20" office:value-type="float" office:value="179" calcext:value-type="float">
            <text:p>179</text:p>
          </table:table-cell>
          <table:table-cell office:value-type="string" calcext:value-type="string">
            <text:p>Vestibule. Two per side in the firs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42 (“Wessex Electric”) (first class)</text:p>
          </table:table-cell>
          <table:table-cell office:value-type="string" calcext:value-type="string">
            <text:p>Rail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836]+16" office:value-type="float" office:value="175" calcext:value-type="float">
            <text:p>175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ast Indiama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0" calcext:value-type="float">
            <text:p>160</text:p>
          </table:table-cell>
          <table:table-cell office:value-type="float" office:value="4" calcext:value-type="float">
            <text:p>4</text:p>
          </table:table-cell>
          <table:table-cell table:formula="of:=[.C837]+20" office:value-type="float" office:value="180" calcext:value-type="float">
            <text:p>1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1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60" calcext:value-type="float">
            <text:p>160</text:p>
          </table:table-cell>
          <table:table-cell office:value-type="float" office:value="5" calcext:value-type="float">
            <text:p>5</text:p>
          </table:table-cell>
          <table:table-cell table:formula="of:=[.C838]+25" office:value-type="float" office:value="185" calcext:value-type="float">
            <text:p>185</text:p>
          </table:table-cell>
          <table:table-cell office:value-type="string" calcext:value-type="string">
            <text:p>1+1 seating in the firsts</text:p>
          </table:table-cell>
          <table:table-cell/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1951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61" calcext:value-type="float">
            <text:p>161</text:p>
          </table:table-cell>
          <table:table-cell office:value-type="float" office:value="5" calcext:value-type="float">
            <text:p>5</text:p>
          </table:table-cell>
          <table:table-cell table:formula="of:=[.C839]+25" office:value-type="float" office:value="186" calcext:value-type="float">
            <text:p>186</text:p>
          </table:table-cell>
          <table:table-cell office:value-type="string" calcext:value-type="string">
            <text:p>1+1 seating in the firsts. Better riding than earlier types</text:p>
          </table:table-cell>
          <table:table-cell/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P&amp;O Pride class</text:p>
          </table:table-cell>
          <table:table-cell office:value-type="string" calcext:value-type="string">
            <text:p>Water</text:p>
          </table:table-cell>
          <table:table-cell office:value-type="float" office:value="163" calcext:value-type="float">
            <text:p>163</text:p>
          </table:table-cell>
          <table:table-cell office:value-type="float" office:value="4" calcext:value-type="float">
            <text:p>4</text:p>
          </table:table-cell>
          <table:table-cell table:formula="of:=[.C840]+20" office:value-type="float" office:value="183" calcext:value-type="float">
            <text:p>1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251 (“Blue Pullman”) (first class)</text:p>
          </table:table-cell>
          <table:table-cell office:value-type="string" calcext:value-type="string">
            <text:p>Rail</text:p>
          </table:table-cell>
          <table:table-cell office:value-type="float" office:value="164" calcext:value-type="float">
            <text:p>164</text:p>
          </table:table-cell>
          <table:table-cell office:value-type="float" office:value="5" calcext:value-type="float">
            <text:p>5</text:p>
          </table:table-cell>
          <table:table-cell table:formula="of:=[.C841]+25" office:value-type="float" office:value="189" calcext:value-type="float">
            <text:p>189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://www.railcar.co.uk/type/blue-pullman/interior-0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2 Pullman (first class)</text:p>
          </table:table-cell>
          <table:table-cell office:value-type="string" calcext:value-type="string">
            <text:p>Rail</text:p>
          </table:table-cell>
          <table:table-cell office:value-type="float" office:value="165" calcext:value-type="float">
            <text:p>165</text:p>
          </table:table-cell>
          <table:table-cell office:value-type="float" office:value="5" calcext:value-type="float">
            <text:p>5</text:p>
          </table:table-cell>
          <table:table-cell table:formula="of:=[.C842]+25" office:value-type="float" office:value="190" calcext:value-type="float">
            <text:p>190</text:p>
          </table:table-cell>
          <table:table-cell office:value-type="string" calcext:value-type="string">
            <text:p>Earlier vehicles than the Mk. 2D – no air-con</text:p>
          </table:table-cell>
          <table:table-cell office:value-type="string" calcext:value-type="string">
            <text:p>https://sremg.org.uk/coach/coupe/coupe_se09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3 (“Eu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65" calcext:value-type="float">
            <text:p>165</text:p>
          </table:table-cell>
          <table:table-cell office:value-type="float" office:value="4" calcext:value-type="float">
            <text:p>4</text:p>
          </table:table-cell>
          <table:table-cell table:formula="of:=[.C843]+20" office:value-type="float" office:value="185" calcext:value-type="float">
            <text:p>18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ewadams/2753285292/sizes/o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onvair 88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844]+20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vair 99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845]+20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&amp;O Super European</text:p>
          </table:table-cell>
          <table:table-cell office:value-type="string" calcext:value-type="string">
            <text:p>Wate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846]+20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2D (first class open)</text:p>
          </table:table-cell>
          <table:table-cell office:value-type="string" calcext:value-type="string">
            <text:p>Rail</text:p>
          </table:table-cell>
          <table:table-cell office:value-type="float" office:value="167" calcext:value-type="float">
            <text:p>167</text:p>
          </table:table-cell>
          <table:table-cell office:value-type="float" office:value="4" calcext:value-type="float">
            <text:p>4</text:p>
          </table:table-cell>
          <table:table-cell table:formula="of:=[.C847]+20" office:value-type="float" office:value="187" calcext:value-type="float">
            <text:p>18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://paulbigland.zenfolio.com/p505598640/h2ED93A83#h2a5e0806</text:p>
          </table:table-cell>
          <table:table-cell office:value-type="string" calcext:value-type="string">
            <text:p>http://www.dartmoor-railway-sa.org/photos&amp;fid=10&amp;gallerypage=1&amp;imgid=39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Mk. 2D (first class corridor)</text:p>
          </table:table-cell>
          <table:table-cell office:value-type="string" calcext:value-type="string">
            <text:p>Rail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848]+20" office:value-type="float" office:value="188" calcext:value-type="float">
            <text:p>188</text:p>
          </table:table-cell>
          <table:table-cell office:value-type="string" calcext:value-type="string">
            <text:p>3 aside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&amp;O Spirit class</text:p>
          </table:table-cell>
          <table:table-cell office:value-type="string" calcext:value-type="string">
            <text:p>Water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849]+20" office:value-type="float" office:value="188" calcext:value-type="float">
            <text:p>1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wall Frigage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9" calcext:value-type="float">
            <text:p>169</text:p>
          </table:table-cell>
          <table:table-cell office:value-type="float" office:value="4" calcext:value-type="float">
            <text:p>4</text:p>
          </table:table-cell>
          <table:table-cell table:formula="of:=[.C850]+20" office:value-type="float" office:value="189" calcext:value-type="float">
            <text:p>18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ltra 520 (first class)</text:p>
          </table:table-cell>
          <table:table-cell office:value-type="string" calcext:value-type="string">
            <text:p>Maglev</text:p>
          </table:table-cell>
          <table:table-cell office:value-type="float" office:value="169" calcext:value-type="float">
            <text:p>169</text:p>
          </table:table-cell>
          <table:table-cell office:value-type="float" office:value="3" calcext:value-type="float">
            <text:p>3</text:p>
          </table:table-cell>
          <table:table-cell table:formula="of:=[.C851]+16" office:value-type="float" office:value="185" calcext:value-type="float">
            <text:p>185</text:p>
          </table:table-cell>
          <table:table-cell office:value-type="string" calcext:value-type="string">
            <text:p>Imaginary uni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“Coronation Scot”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69" calcext:value-type="float">
            <text:p>169</text:p>
          </table:table-cell>
          <table:table-cell office:value-type="float" office:value="5" calcext:value-type="float">
            <text:p>5</text:p>
          </table:table-cell>
          <table:table-cell table:formula="of:=[.C852]+25" office:value-type="float" office:value="194" calcext:value-type="float">
            <text:p>19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“Super Saloon” (first class with supplement)</text:p>
          </table:table-cell>
          <table:table-cell office:value-type="string" calcext:value-type="string">
            <text:p>Rail</text:p>
          </table:table-cell>
          <table:table-cell office:value-type="float" office:value="170" calcext:value-type="float">
            <text:p>170</text:p>
          </table:table-cell>
          <table:table-cell office:value-type="float" office:value="5" calcext:value-type="float">
            <text:p>5</text:p>
          </table:table-cell>
          <table:table-cell table:formula="of:=[.C853]+25" office:value-type="float" office:value="195" calcext:value-type="float">
            <text:p>195</text:p>
          </table:table-cell>
          <table:table-cell/>
          <table:table-cell office:value-type="string" calcext:value-type="string">
            <text:p>Harris pp. 84-8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ast Indiama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854]+20" office:value-type="float" office:value="190" calcext:value-type="float">
            <text:p>1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ipper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855]+20" office:value-type="float" office:value="190" calcext:value-type="float">
            <text:p>1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cat 74m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856]+16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ltra 450 (first class)</text:p>
          </table:table-cell>
          <table:table-cell office:value-type="string" calcext:value-type="string">
            <text:p>Maglev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857]+16" office:value-type="float" office:value="186" calcext:value-type="float">
            <text:p>186</text:p>
          </table:table-cell>
          <table:table-cell office:value-type="string" calcext:value-type="string">
            <text:p>Imaginary uni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8i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858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Lufthansa/Lufthansa_Boeing_747_8_V3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87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859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ud Aviation Caravelle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860]+16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37-100/200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2" calcext:value-type="float">
            <text:p>2</text:p>
          </table:table-cell>
          <table:table-cell table:formula="of:=[.C861]+10" office:value-type="float" office:value="180" calcext:value-type="float">
            <text:p>180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27 (first)</text:p>
          </table:table-cell>
          <table:table-cell office:value-type="string" calcext:value-type="string">
            <text:p>Air</text:p>
          </table:table-cell>
          <table:table-cell office:value-type="float" office:value="171" calcext:value-type="float">
            <text:p>171</text:p>
          </table:table-cell>
          <table:table-cell office:value-type="float" office:value="3" calcext:value-type="float">
            <text:p>3</text:p>
          </table:table-cell>
          <table:table-cell table:formula="of:=[.C862]+16" office:value-type="float" office:value="187" calcext:value-type="float">
            <text:p>187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We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1" calcext:value-type="float">
            <text:p>171</text:p>
          </table:table-cell>
          <table:table-cell office:value-type="float" office:value="4" calcext:value-type="float">
            <text:p>4</text:p>
          </table:table-cell>
          <table:table-cell table:formula="of:=[.C863]+20" office:value-type="float" office:value="191" calcext:value-type="float">
            <text:p>19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istol Britannia (first)</text:p>
          </table:table-cell>
          <table:table-cell office:value-type="string" calcext:value-type="string">
            <text:p>Air</text:p>
          </table:table-cell>
          <table:table-cell office:value-type="float" office:value="172" calcext:value-type="float">
            <text:p>172</text:p>
          </table:table-cell>
          <table:table-cell office:value-type="float" office:value="3" calcext:value-type="float">
            <text:p>3</text:p>
          </table:table-cell>
          <table:table-cell table:formula="of:=[.C864]+16" office:value-type="float" office:value="188" calcext:value-type="float">
            <text:p>188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www.flickriver.com/photos/sarge_schultz/tags/whisperinggiant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4 (first class)</text:p>
          </table:table-cell>
          <table:table-cell office:value-type="string" calcext:value-type="string">
            <text:p>Rail</text:p>
          </table:table-cell>
          <table:table-cell office:value-type="float" office:value="172" calcext:value-type="float">
            <text:p>172</text:p>
          </table:table-cell>
          <table:table-cell office:value-type="float" office:value="4" calcext:value-type="float">
            <text:p>4</text:p>
          </table:table-cell>
          <table:table-cell table:formula="of:=[.C865]+20" office:value-type="float" office:value="192" calcext:value-type="float">
            <text:p>192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3 (first class)</text:p>
          </table:table-cell>
          <table:table-cell office:value-type="string" calcext:value-type="string">
            <text:p>Rail</text:p>
          </table:table-cell>
          <table:table-cell office:value-type="float" office:value="173" calcext:value-type="float">
            <text:p>173</text:p>
          </table:table-cell>
          <table:table-cell office:value-type="float" office:value="4" calcext:value-type="float">
            <text:p>4</text:p>
          </table:table-cell>
          <table:table-cell table:formula="of:=[.C866]+20" office:value-type="float" office:value="193" calcext:value-type="float">
            <text:p>193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54701885@N03/1184251181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S Trident (first)</text:p>
          </table:table-cell>
          <table:table-cell office:value-type="string" calcext:value-type="string">
            <text:p>Air</text:p>
          </table:table-cell>
          <table:table-cell office:value-type="float" office:value="173" calcext:value-type="float">
            <text:p>173</text:p>
          </table:table-cell>
          <table:table-cell office:value-type="float" office:value="3" calcext:value-type="float">
            <text:p>3</text:p>
          </table:table-cell>
          <table:table-cell table:formula="of:=[.C867]+16" office:value-type="float" office:value="189" calcext:value-type="float">
            <text:p>18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Tristar (business)</text:p>
          </table:table-cell>
          <table:table-cell office:value-type="string" calcext:value-type="string">
            <text:p>Air</text:p>
          </table:table-cell>
          <table:table-cell office:value-type="float" office:value="174" calcext:value-type="float">
            <text:p>174</text:p>
          </table:table-cell>
          <table:table-cell office:value-type="float" office:value="4" calcext:value-type="float">
            <text:p>4</text:p>
          </table:table-cell>
          <table:table-cell table:formula="of:=[.C868]+20" office:value-type="float" office:value="194" calcext:value-type="float">
            <text:p>194</text:p>
          </table:table-cell>
          <table:table-cell/>
          <table:table-cell office:value-type="string" calcext:value-type="string">
            <text:p>https://s-media-cache-ak0.pinimg.com/736x/0c/d5/8e/0cd58e06243d79271f7ffe6cd1ecf676--airline-travel-vintage-airline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07 (first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869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200 (business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870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lipper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871]+20" office:value-type="float" office:value="195" calcext:value-type="float">
            <text:p>19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cat 96m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3" calcext:value-type="float">
            <text:p>3</text:p>
          </table:table-cell>
          <table:table-cell table:formula="of:=[.C872]+16" office:value-type="float" office:value="191" calcext:value-type="float">
            <text:p>19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cat 112m</text:p>
          </table:table-cell>
          <table:table-cell office:value-type="string" calcext:value-type="string">
            <text:p>Water</text:p>
          </table:table-cell>
          <table:table-cell office:value-type="float" office:value="176" calcext:value-type="float">
            <text:p>176</text:p>
          </table:table-cell>
          <table:table-cell office:value-type="float" office:value="4" calcext:value-type="float">
            <text:p>4</text:p>
          </table:table-cell>
          <table:table-cell table:formula="of:=[.C873]+20" office:value-type="float" office:value="196" calcext:value-type="float">
            <text:p>1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400 (business)</text:p>
          </table:table-cell>
          <table:table-cell office:value-type="string" calcext:value-type="string">
            <text:p>Air</text:p>
          </table:table-cell>
          <table:table-cell office:value-type="float" office:value="177" calcext:value-type="float">
            <text:p>177</text:p>
          </table:table-cell>
          <table:table-cell office:value-type="float" office:value="4" calcext:value-type="float">
            <text:p>4</text:p>
          </table:table-cell>
          <table:table-cell table:formula="of:=[.C874]+20" office:value-type="float" office:value="197" calcext:value-type="float">
            <text:p>197</text:p>
          </table:table-cell>
          <table:table-cell office:value-type="string" calcext:value-type="string">
            <text:p>39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lackwall Frigagte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8" calcext:value-type="float">
            <text:p>178</text:p>
          </table:table-cell>
          <table:table-cell office:value-type="float" office:value="4" calcext:value-type="float">
            <text:p>4</text:p>
          </table:table-cell>
          <table:table-cell table:formula="of:=[.C875]+20" office:value-type="float" office:value="198" calcext:value-type="float">
            <text:p>1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MS Columba</text:p>
          </table:table-cell>
          <table:table-cell office:value-type="string" calcext:value-type="string">
            <text:p>Water</text:p>
          </table:table-cell>
          <table:table-cell office:value-type="float" office:value="179" calcext:value-type="float">
            <text:p>179</text:p>
          </table:table-cell>
          <table:table-cell office:value-type="float" office:value="5" calcext:value-type="float">
            <text:p>5</text:p>
          </table:table-cell>
          <table:table-cell table:formula="of:=[.C876]+25" office:value-type="float" office:value="204" calcext:value-type="float">
            <text:p>2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100 (business)</text:p>
          </table:table-cell>
          <table:table-cell office:value-type="string" calcext:value-type="string">
            <text:p>Air</text:p>
          </table:table-cell>
          <table:table-cell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  <table:table-cell table:formula="of:=[.C877]+20" office:value-type="float" office:value="200" calcext:value-type="float">
            <text:p>200</text:p>
          </table:table-cell>
          <table:table-cell office:value-type="string" calcext:value-type="string">
            <text:p>Upstairs area as lounge, not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irbus A318/319/320/321 (business)</text:p>
          </table:table-cell>
          <table:table-cell office:value-type="string" calcext:value-type="string">
            <text:p>Air</text:p>
          </table:table-cell>
          <table:table-cell office:value-type="float" office:value="181" calcext:value-type="float">
            <text:p>181</text:p>
          </table:table-cell>
          <table:table-cell office:value-type="float" office:value="3" calcext:value-type="float">
            <text:p>3</text:p>
          </table:table-cell>
          <table:table-cell table:formula="of:=[.C878]+16" office:value-type="float" office:value="197" calcext:value-type="float">
            <text:p>197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We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93" calcext:value-type="float">
            <text:p>193</text:p>
          </table:table-cell>
          <table:table-cell office:value-type="float" office:value="4" calcext:value-type="float">
            <text:p>4</text:p>
          </table:table-cell>
          <table:table-cell table:formula="of:=[.C879]+20" office:value-type="float" office:value="213" calcext:value-type="float">
            <text:p>21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400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880]+20" office:value-type="float" office:value="214" calcext:value-type="float">
            <text:p>214</text:p>
          </table:table-cell>
          <table:table-cell office:value-type="string" calcext:value-type="string">
            <text:p>61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Tristar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881]+20" office:value-type="float" office:value="214" calcext:value-type="float">
            <text:p>2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200 (first)</text:p>
          </table:table-cell>
          <table:table-cell office:value-type="string" calcext:value-type="string">
            <text:p>Ai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882]+20" office:value-type="float" office:value="215" calcext:value-type="float">
            <text:p>215</text:p>
          </table:table-cell>
          <table:table-cell office:value-type="string" calcext:value-type="string">
            <text:p>62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S Great Britai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883]+20" office:value-type="float" office:value="215" calcext:value-type="float">
            <text:p>21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S Great Ea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6" calcext:value-type="float">
            <text:p>196</text:p>
          </table:table-cell>
          <table:table-cell office:value-type="float" office:value="5" calcext:value-type="float">
            <text:p>5</text:p>
          </table:table-cell>
          <table:table-cell table:formula="of:=[.C884]+25" office:value-type="float" office:value="221" calcext:value-type="float">
            <text:p>2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ckers VC-10 (and Super VC-10) (first)</text:p>
          </table:table-cell>
          <table:table-cell office:value-type="string" calcext:value-type="string">
            <text:p>Air</text:p>
          </table:table-cell>
          <table:table-cell office:value-type="float" office:value="197" calcext:value-type="float">
            <text:p>197</text:p>
          </table:table-cell>
          <table:table-cell office:value-type="float" office:value="4" calcext:value-type="float">
            <text:p>4</text:p>
          </table:table-cell>
          <table:table-cell table:formula="of:=[.C885]+20" office:value-type="float" office:value="217" calcext:value-type="float">
            <text:p>21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100 (first)</text:p>
          </table:table-cell>
          <table:table-cell office:value-type="string" calcext:value-type="string">
            <text:p>Air</text:p>
          </table:table-cell>
          <table:table-cell office:value-type="float" office:value="198" calcext:value-type="float">
            <text:p>198</text:p>
          </table:table-cell>
          <table:table-cell office:value-type="float" office:value="4" calcext:value-type="float">
            <text:p>4</text:p>
          </table:table-cell>
          <table:table-cell table:formula="of:=[.C886]+20" office:value-type="float" office:value="218" calcext:value-type="float">
            <text:p>218</text:p>
          </table:table-cell>
          <table:table-cell office:value-type="string" calcext:value-type="string">
            <text:p>Upstairs area as lounge, not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8i (business)</text:p>
          </table:table-cell>
          <table:table-cell office:value-type="string" calcext:value-type="string">
            <text:p>Air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C887]+16" office:value-type="float" office:value="216" calcext:value-type="float">
            <text:p>216</text:p>
          </table:table-cell>
          <table:table-cell office:value-type="string" calcext:value-type="string">
            <text:p>64” seat pitch, b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Britai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02" calcext:value-type="float">
            <text:p>202</text:p>
          </table:table-cell>
          <table:table-cell office:value-type="float" office:value="4" calcext:value-type="float">
            <text:p>4</text:p>
          </table:table-cell>
          <table:table-cell table:formula="of:=[.C888]+20" office:value-type="float" office:value="222" calcext:value-type="float">
            <text:p>2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87 (business)</text:p>
          </table:table-cell>
          <table:table-cell office:value-type="string" calcext:value-type="string">
            <text:p>Air</text:p>
          </table:table-cell>
          <table:table-cell office:value-type="float" office:value="205" calcext:value-type="float">
            <text:p>205</text:p>
          </table:table-cell>
          <table:table-cell office:value-type="float" office:value="3" calcext:value-type="float">
            <text:p>3</text:p>
          </table:table-cell>
          <table:table-cell table:formula="of:=[.C889]+16" office:value-type="float" office:value="221" calcext:value-type="float">
            <text:p>221</text:p>
          </table:table-cell>
          <table:table-cell office:value-type="string" calcext:value-type="string">
            <text:p>72” seat pitch, bed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Zeppelin LZ-127</text:p>
          </table:table-cell>
          <table:table-cell office:value-type="string" calcext:value-type="string">
            <text:p>Air</text:p>
          </table:table-cell>
          <table:table-cell office:value-type="float" office:value="206" calcext:value-type="float">
            <text:p>206</text:p>
          </table:table-cell>
          <table:table-cell office:value-type="float" office:value="5" calcext:value-type="float">
            <text:p>5</text:p>
          </table:table-cell>
          <table:table-cell table:formula="of:=[.C890]+25" office:value-type="float" office:value="231" calcext:value-type="float">
            <text:p>231</text:p>
          </table:table-cell>
          <table:table-cell office:value-type="string" calcext:value-type="string">
            <text:p>Individual cabins with beds, restaurant</text:p>
          </table:table-cell>
          <table:table-cell office:value-type="string" calcext:value-type="string">
            <text:p>http://www.airships.net/lz127-graf-zeppelin/interior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87 (first)</text:p>
          </table:table-cell>
          <table:table-cell office:value-type="string" calcext:value-type="string">
            <text:p>Air</text:p>
          </table:table-cell>
          <table:table-cell office:value-type="float" office:value="207" calcext:value-type="float">
            <text:p>207</text:p>
          </table:table-cell>
          <table:table-cell office:value-type="float" office:value="3" calcext:value-type="float">
            <text:p>3</text:p>
          </table:table-cell>
          <table:table-cell table:formula="of:=[.C891]+16" office:value-type="float" office:value="223" calcext:value-type="float">
            <text:p>223</text:p>
          </table:table-cell>
          <table:table-cell office:value-type="string" calcext:value-type="string">
            <text:p>73” pitch, open suite</text:p>
          </table:table-cell>
          <table:table-cell office:value-type="string" calcext:value-type="string">
            <text:p>https://www.seatguru.com/airlines/British_Airways/British_Airways_Boeing_787-9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Zeppelin LZ-129</text:p>
          </table:table-cell>
          <table:table-cell office:value-type="string" calcext:value-type="string">
            <text:p>Air</text:p>
          </table:table-cell>
          <table:table-cell office:value-type="float" office:value="211" calcext:value-type="float">
            <text:p>211</text:p>
          </table:table-cell>
          <table:table-cell office:value-type="float" office:value="5" calcext:value-type="float">
            <text:p>5</text:p>
          </table:table-cell>
          <table:table-cell table:formula="of:=[.C892]+25" office:value-type="float" office:value="236" calcext:value-type="float">
            <text:p>236</text:p>
          </table:table-cell>
          <table:table-cell/>
          <table:table-cell office:value-type="string" calcext:value-type="string">
            <text:p>http://www.airships.net/hindenburg/interior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eoing 747-8i (first)</text:p>
          </table:table-cell>
          <table:table-cell office:value-type="string" calcext:value-type="string">
            <text:p>Air</text:p>
          </table:table-cell>
          <table:table-cell office:value-type="float" office:value="212" calcext:value-type="float">
            <text:p>212</text:p>
          </table:table-cell>
          <table:table-cell office:value-type="float" office:value="3" calcext:value-type="float">
            <text:p>3</text:p>
          </table:table-cell>
          <table:table-cell table:formula="of:=[.C893]+16" office:value-type="float" office:value="228" calcext:value-type="float">
            <text:p>228</text:p>
          </table:table-cell>
          <table:table-cell office:value-type="string" calcext:value-type="string">
            <text:p>83” seat pitch, open suit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Ea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20" calcext:value-type="float">
            <text:p>220</text:p>
          </table:table-cell>
          <table:table-cell office:value-type="float" office:value="5" calcext:value-type="float">
            <text:p>5</text:p>
          </table:table-cell>
          <table:table-cell table:formula="of:=[.C894]+25" office:value-type="float" office:value="245" calcext:value-type="float">
            <text:p>245</text:p>
          </table:table-cell>
          <table:table-cell table:number-columns-repeated="59"/>
        </table:table-row>
        <table:table-row table:style-name="ro1" table:number-rows-repeated="1047681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  <table:database-ranges>
        <table:database-range table:name="__Anonymous_Sheet_DB__0" table:target-range-address="Overview.A1:Overview.K44">
          <table:sort>
            <table:sort-by table:field-number="1" table:data-type="automatic"/>
          </table:sort>
        </table:database-range>
        <table:database-range table:name="__Anonymous_Sheet_DB__2" table:target-range-address="'All vehicles'.A1:'All vehicles'.F894">
          <table:sort>
            <table:sort-by table:field-number="2" table:data-type="automatic"/>
            <table:sort-by table:field-number="4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04">00/00/0000</text:date>, <text:time style:data-style-name="N2" text:time-value="00:02:47.12413846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ames Petts</meta:initial-creator>
    <meta:creation-date>2013-04-21T15:01:22.73</meta:creation-date>
    <dc:date>2021-08-04T23:20:02.181890197</dc:date>
    <meta:editing-duration>P94DT7H16M22S</meta:editing-duration>
    <meta:editing-cycles>1790</meta:editing-cycles>
    <meta:generator>LibreOffice/6.4.7.2$Linux_X86_64 LibreOffice_project/40$Build-2</meta:generator>
    <dc:creator>James Petts</dc:creator>
    <meta:document-statistic meta:table-count="3" meta:cell-count="5613" meta:object-count="0"/>
  </office:meta>
</office:document-meta>
</file>